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F000001CC3530458C.png"/>
  <manifest:file-entry manifest:media-type="image/png" manifest:full-path="Pictures/10000000000004270000013C071A2B08.png"/>
  <manifest:file-entry manifest:media-type="image/png" manifest:full-path="Pictures/10000000000001F60000013FAF3187F1.png"/>
  <manifest:file-entry manifest:media-type="image/png" manifest:full-path="Pictures/10000000000002BE000000B5351746FC.png"/>
  <manifest:file-entry manifest:media-type="image/png" manifest:full-path="Pictures/100000000000033C00000187227FBDA2.png"/>
  <manifest:file-entry manifest:media-type="image/png" manifest:full-path="Pictures/100002010000092100000BE1805CA761.png"/>
  <manifest:file-entry manifest:media-type="image/png" manifest:full-path="Pictures/1000020100000D5800000BFA7A9ACB18.png"/>
  <manifest:file-entry manifest:media-type="image/png" manifest:full-path="Pictures/100000000000039E00000134AFA9A4C7.png"/>
  <manifest:file-entry manifest:media-type="image/jpeg" manifest:full-path="Pictures/100000000000025800000083DAD07D18.jpg"/>
  <manifest:file-entry manifest:media-type="image/png" manifest:full-path="Pictures/100000000000027B00000165480B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fo:margin-left="3.039cm" fo:margin-right="0.011cm" table:align="margins"/>
    </style:style>
    <style:style style:name="Table1.A" style:family="table-column">
      <style:table-column-properties style:rel-column-width="18285*"/>
    </style:style>
    <style:style style:name="Table1.B" style:family="table-column">
      <style:table-column-properties style:rel-column-width="47250*"/>
    </style:style>
    <style:style style:name="Table1.A1" style:family="table-cell">
      <style:table-cell-properties fo:padding="0.097cm" fo:border-left="none" fo:border-right="none" fo:border-top="0.002cm solid #000000" fo:border-bottom="none"/>
    </style:style>
    <style:style style:name="Table1.A3" style:family="table-cell">
      <style:table-cell-properties fo:background-color="transparent" fo:padding="0.097cm" fo:border-left="none" fo:border-right="none" fo:border-top="0.018cm solid #000000" fo:border-bottom="0.018cm solid #000000">
        <style:background-image/>
      </style:table-cell-properties>
    </style:style>
    <style:style style:name="Table1.A4" style:family="table-cell">
      <style:table-cell-properties fo:background-color="transparent" fo:padding="0.097cm" fo:border-left="none" fo:border-right="none" fo:border-top="none" fo:border-bottom="0.018cm solid #000000">
        <style:background-image/>
      </style:table-cell-properties>
    </style:style>
    <style:style style:name="Table2" style:family="table">
      <style:table-properties fo:margin-left="2.99cm" fo:margin-right="0.011cm" table:align="margins" table:border-model="collapsing"/>
    </style:style>
    <style:style style:name="Table2.A" style:family="table-column">
      <style:table-column-properties style:rel-column-width="14602*"/>
    </style:style>
    <style:style style:name="Table2.B" style:family="table-column">
      <style:table-column-properties style:rel-column-width="50933*"/>
    </style:style>
    <style:style style:name="Table2.A1" style:family="table-cell">
      <style:table-cell-properties fo:padding="0.097cm" fo:border-left="none" fo:border-right="none" fo:border-top="0.002cm solid #000000" fo:border-bottom="0.002cm solid #000000"/>
    </style:style>
    <style:style style:name="Table3" style:family="table">
      <style:table-properties fo:margin-left="2.99cm" fo:margin-right="0.011cm" table:align="margins"/>
    </style:style>
    <style:style style:name="Table3.A" style:family="table-column">
      <style:table-column-properties style:rel-column-width="9056*"/>
    </style:style>
    <style:style style:name="Table3.B" style:family="table-column">
      <style:table-column-properties style:rel-column-width="13580*"/>
    </style:style>
    <style:style style:name="Table3.C" style:family="table-column">
      <style:table-column-properties style:rel-column-width="14571*"/>
    </style:style>
    <style:style style:name="Table3.D" style:family="table-column">
      <style:table-column-properties style:rel-column-width="12669*"/>
    </style:style>
    <style:style style:name="Table3.E" style:family="table-column">
      <style:table-column-properties style:rel-column-width="15659*"/>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none"/>
    </style:style>
    <style:style style:name="Table3.A6" style:family="table-cell" style:data-style-name="N0">
      <style:table-cell-properties fo:padding="0.097cm" fo:border-left="none" fo:border-right="none" fo:border-top="none" fo:border-bottom="0.002cm solid #000000"/>
    </style:style>
    <style:style style:name="Table3.B6"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Text_20_body">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start" style:justify-single-word="false"/>
    </style:style>
    <style:style style:name="P5" style:family="paragraph" style:parent-style-name="Standard">
      <style:paragraph-properties fo:text-align="justify" style:justify-single-word="false"/>
      <style:text-properties style:use-window-font-color="true" style:font-name="Optima1" fo:font-size="10pt" style:font-name-asian="LucidaGrande" style:font-size-asian="10pt" style:font-name-complex="LucidaGrande" style:font-size-complex="10pt"/>
    </style:style>
    <style:style style:name="P6" style:family="paragraph" style:parent-style-name="Standard">
      <style:paragraph-properties fo:text-align="justify" style:justify-single-word="false"/>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justify" style:justify-single-word="false"/>
      <style:text-properties fo:language="en" fo:country="US" style:language-asian="zxx" style:country-asian="none" style:language-complex="ar" style:country-complex="SA"/>
    </style:style>
    <style:style style:name="P9" style:family="paragraph" style:parent-style-name="Standard">
      <style:text-properties style:text-underline-style="solid" style:text-underline-width="auto" style:text-underline-color="font-color"/>
    </style:style>
    <style:style style:name="P10" style:family="paragraph" style:parent-style-name="Standard">
      <style:paragraph-properties fo:text-align="end" style:justify-single-word="false"/>
    </style:style>
    <style:style style:name="P11"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2" style:family="paragraph" style:parent-style-name="Subtitle">
      <style:paragraph-properties fo:padding="0.074cm" fo:border-left="none" fo:border-right="none" fo:border-top="none" fo:border-bottom="0.035cm solid #000000" style:join-border="false"/>
      <style:text-properties style:font-name="Optima1"/>
    </style:style>
    <style:style style:name="P13"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4" style:family="paragraph" style:parent-style-name="Table_20_Contents">
      <style:text-properties style:font-name="Optima1" fo:font-size="10pt" style:font-size-asian="10pt" style:font-size-complex="10pt"/>
    </style:style>
    <style:style style:name="P15" style:family="paragraph" style:parent-style-name="Heading_20_3">
      <style:paragraph-properties fo:break-before="page"/>
    </style:style>
    <style:style style:name="P16"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7" style:family="paragraph" style:parent-style-name="Standard">
      <style:paragraph-properties fo:margin-left="3.752cm" fo:margin-right="0cm" fo:text-indent="0cm" style:auto-text-indent="false"/>
    </style:style>
    <style:style style:name="P18" style:family="paragraph" style:parent-style-name="List">
      <style:paragraph-properties fo:margin-left="3.752cm" fo:margin-right="0cm" fo:text-indent="0cm" style:auto-text-indent="false"/>
    </style:style>
    <style:style style:name="P19" style:family="paragraph" style:parent-style-name="List">
      <style:paragraph-properties fo:margin-left="3.752cm" fo:margin-right="0cm" fo:text-indent="0cm" style:auto-text-indent="false"/>
      <style:text-properties style:use-window-font-color="true" style:font-name="Optima1" fo:font-size="10pt" style:font-name-asian="LucidaGrande" style:font-size-asian="10pt" style:font-name-complex="LucidaGrande" style:font-size-complex="10pt"/>
    </style:style>
    <style:style style:name="P20" style:family="paragraph" style:parent-style-name="List">
      <style:paragraph-properties fo:margin-left="3.752cm" fo:margin-right="0cm" fo:text-indent="0cm" style:auto-text-indent="false"/>
      <style:text-properties style:use-window-font-color="true" style:font-name-asian="Helvetica" style:font-name-complex="Helvetica"/>
    </style:style>
    <style:style style:name="P21" style:family="paragraph" style:parent-style-name="List">
      <style:paragraph-properties fo:margin-left="3.752cm" fo:margin-right="0cm" fo:text-indent="0cm" style:auto-text-indent="false"/>
      <style:text-properties fo:color="#000000" style:font-name="Optima1" fo:font-size="10pt" style:font-name-asian="Tahoma4" style:font-size-asian="10pt" style:font-name-complex="Tahoma4" style:font-size-complex="10pt"/>
    </style:style>
    <style:style style:name="P22" style:family="paragraph" style:parent-style-name="List">
      <style:paragraph-properties fo:margin-left="3.752cm" fo:margin-right="0cm" fo:text-indent="0cm" style:auto-text-indent="false">
        <style:tab-stops>
          <style:tab-stop style:position="0.665cm"/>
        </style:tab-stops>
      </style:paragraph-properties>
    </style:style>
    <style:style style:name="P23" style:family="paragraph" style:parent-style-name="Text_20_body">
      <style:paragraph-properties fo:margin-left="3.752cm" fo:margin-right="0cm" fo:text-indent="0cm" style:auto-text-indent="false"/>
    </style:style>
    <style:style style:name="P24" style:family="paragraph" style:parent-style-name="Text_20_body">
      <style:paragraph-properties fo:margin-left="3.752cm" fo:margin-right="0cm" fo:text-indent="0cm" style:auto-text-indent="false">
        <style:tab-stops>
          <style:tab-stop style:position="0.69cm"/>
        </style:tab-stops>
      </style:paragraph-properties>
    </style:style>
    <style:style style:name="P25" style:family="paragraph" style:parent-style-name="Text_20_body">
      <style:paragraph-properties fo:margin-left="3.752cm" fo:margin-right="0cm" fo:text-align="start" style:justify-single-word="false" fo:text-indent="0cm" style:auto-text-indent="false">
        <style:tab-stops>
          <style:tab-stop style:position="0.651cm"/>
        </style:tab-stops>
      </style:paragraph-properties>
    </style:style>
    <style:style style:name="P26" style:family="paragraph" style:parent-style-name="Text_20_body">
      <style:paragraph-properties fo:margin-left="3.752cm" fo:margin-right="0cm" fo:text-align="start" style:justify-single-word="false" fo:text-indent="0cm" style:auto-text-indent="false">
        <style:tab-stops>
          <style:tab-stop style:position="0.683cm"/>
        </style:tab-stops>
      </style:paragraph-properties>
    </style:style>
    <style:style style:name="P27" style:family="paragraph" style:parent-style-name="Text_20_body">
      <style:paragraph-properties fo:margin-left="3.752cm" fo:margin-right="0cm" fo:text-align="start" style:justify-single-word="false" fo:text-indent="0cm" style:auto-text-indent="false">
        <style:tab-stops>
          <style:tab-stop style:position="0.713cm"/>
        </style:tab-stops>
      </style:paragraph-properties>
    </style:style>
    <style:style style:name="P28" style:family="paragraph" style:parent-style-name="Text_20_body">
      <style:paragraph-properties fo:margin-left="3.752cm" fo:margin-right="0cm" fo:text-indent="0cm" style:auto-text-indent="false">
        <style:tab-stops>
          <style:tab-stop style:position="0.69cm"/>
        </style:tab-stops>
      </style:paragraph-properties>
      <style:text-properties fo:color="#000000" style:font-name="Optima1" fo:font-size="10pt" style:font-name-asian="Tahoma4" style:font-size-asian="10pt" style:font-name-complex="Tahoma4" style:font-size-complex="10pt"/>
    </style:style>
    <style:style style:name="P29" style:family="paragraph" style:parent-style-name="Standard">
      <style:paragraph-properties fo:margin-left="3.009cm" fo:margin-right="0cm" fo:text-indent="0cm" style:auto-text-indent="false"/>
    </style:style>
    <style:style style:name="P30" style:family="paragraph" style:parent-style-name="Code">
      <style:paragraph-properties fo:margin-left="3.009cm" fo:margin-right="0cm" fo:text-indent="0cm" style:auto-text-indent="false"/>
    </style:style>
    <style:style style:name="P31" style:family="paragraph" style:parent-style-name="Heading_20_3">
      <style:paragraph-properties fo:text-align="start" style:justify-single-word="false"/>
    </style:style>
    <style:style style:name="P32" style:family="paragraph" style:parent-style-name="Heading_20_3">
      <style:text-properties style:text-underline-style="solid" style:text-underline-width="auto" style:text-underline-color="font-color"/>
    </style:style>
    <style:style style:name="P33" style:family="paragraph" style:parent-style-name="Heading_20_3">
      <style:paragraph-properties fo:margin-top="0.3cm" fo:margin-bottom="0.42cm"/>
    </style:style>
    <style:style style:name="P34" style:family="paragraph" style:parent-style-name="Code">
      <style:text-properties style:use-window-font-color="true" style:font-name="Monaco1" fo:font-size="9pt" style:font-name-asian="Helvetica" style:font-size-asian="9pt" style:font-name-complex="Helvetica" style:font-size-complex="9pt"/>
    </style:style>
    <style:style style:name="P35" style:family="paragraph" style:parent-style-name="Code">
      <style:paragraph-properties fo:line-height="100%"/>
    </style:style>
    <style:style style:name="P36" style:family="paragraph" style:parent-style-name="Code">
      <style:text-properties fo:background-color="transparent"/>
    </style:style>
    <style:style style:name="P37" style:family="paragraph" style:parent-style-name="Code">
      <style:text-properties fo:font-size="8pt" style:font-size-asian="8pt" style:font-size-complex="8pt"/>
    </style:style>
    <style:style style:name="P38" style:family="paragraph" style:parent-style-name="Code">
      <style:paragraph-properties fo:margin-top="0cm" fo:margin-bottom="0.4cm"/>
    </style:style>
    <style:style style:name="P39" style:family="paragraph" style:parent-style-name="Code">
      <style:paragraph-properties fo:margin-top="0cm" fo:margin-bottom="0cm"/>
    </style:style>
    <style:style style:name="P40" style:family="paragraph" style:parent-style-name="Code">
      <style:paragraph-properties fo:margin-top="0cm" fo:margin-bottom="0cm">
        <style:tab-stops/>
      </style:paragraph-properties>
      <style:text-properties style:use-window-font-color="true" style:font-name="Optima1" fo:font-size="10pt" style:font-name-asian="LucidaGrande" style:font-size-asian="10pt" style:font-name-complex="LucidaGrande" style:font-size-complex="10pt"/>
    </style:style>
    <style:style style:name="P41" style:family="paragraph" style:parent-style-name="Code" style:master-page-name="">
      <style:paragraph-properties fo:margin-top="0cm" fo:margin-bottom="0cm" style:page-number="auto">
        <style:tab-stops/>
      </style:paragraph-properties>
    </style:style>
    <style:style style:name="P42" style:family="paragraph" style:parent-style-name="List">
      <style:text-properties fo:color="#000000" style:font-name="Optima1" fo:font-size="10pt" style:font-name-asian="Tahoma4" style:font-size-asian="10pt" style:font-name-complex="Tahoma4" style:font-size-complex="10pt"/>
    </style:style>
    <style:style style:name="P43" style:family="paragraph" style:parent-style-name="List">
      <style:paragraph-properties fo:margin-left="2.341cm" fo:margin-right="0cm" fo:text-indent="0cm" style:auto-text-indent="false"/>
    </style:style>
    <style:style style:name="P44" style:family="paragraph" style:parent-style-name="List">
      <style:paragraph-properties fo:margin-left="2.501cm" fo:margin-right="0cm" fo:text-indent="0cm" style:auto-text-indent="false"/>
    </style:style>
    <style:style style:name="P45" style:family="paragraph" style:parent-style-name="List">
      <style:paragraph-properties fo:margin-left="2.501cm" fo:margin-right="0cm" fo:text-indent="0cm" style:auto-text-indent="false">
        <style:tab-stops>
          <style:tab-stop style:position="0.665cm"/>
        </style:tab-stops>
      </style:paragraph-properties>
    </style:style>
    <style:style style:name="P46" style:family="paragraph" style:parent-style-name="List">
      <style:paragraph-properties fo:margin-left="3.752cm" fo:margin-right="0cm" fo:text-indent="-0.032cm" style:auto-text-indent="false">
        <style:tab-stops>
          <style:tab-stop style:position="0.665cm"/>
        </style:tab-stops>
      </style:paragraph-properties>
    </style:style>
    <style:style style:name="P47" style:family="paragraph" style:parent-style-name="List">
      <style:paragraph-properties fo:margin-left="3.752cm" fo:margin-right="0cm" fo:text-indent="-0.032cm" style:auto-text-indent="false">
        <style:tab-stops>
          <style:tab-stop style:position="0.665cm"/>
        </style:tab-stops>
      </style:paragraph-properties>
      <style:text-properties style:font-name="Optima1" fo:font-size="10pt" style:font-size-asian="10pt" style:font-size-complex="10pt"/>
    </style:style>
    <style:style style:name="P48" style:family="paragraph" style:parent-style-name="List">
      <style:paragraph-properties fo:margin-left="3.752cm" fo:margin-right="0cm" fo:text-indent="-0.032cm" style:auto-text-indent="false">
        <style:tab-stops>
          <style:tab-stop style:position="0.665cm"/>
        </style:tab-stops>
      </style:paragraph-properties>
      <style:text-properties fo:color="#000000" style:font-name="Optima1" fo:font-size="10pt" style:font-name-asian="Tahoma4" style:font-size-asian="10pt" style:font-name-complex="Tahoma4" style:font-size-complex="10pt"/>
    </style:style>
    <style:style style:name="P49" style:family="paragraph" style:parent-style-name="Text_20_body">
      <style:text-properties style:text-underline-style="solid" style:text-underline-width="auto" style:text-underline-color="font-color"/>
    </style:style>
    <style:style style:name="P50" style:family="paragraph" style:parent-style-name="Text_20_body">
      <style:text-properties style:text-underline-style="solid" style:text-underline-width="auto" style:text-underline-color="font-color" fo:font-weight="bold" style:font-weight-asian="bold" style:font-weight-complex="bold"/>
    </style:style>
    <style:style style:name="P51" style:family="paragraph" style:parent-style-name="Text_20_body">
      <style:paragraph-properties fo:text-align="start" style:justify-single-word="false"/>
    </style:style>
    <style:style style:name="P52" style:family="paragraph" style:parent-style-name="Text_20_body">
      <style:paragraph-properties fo:text-align="justify" style:justify-single-word="false"/>
    </style:style>
    <style:style style:name="P53" style:family="paragraph" style:parent-style-name="Text_20_body">
      <style:text-properties fo:font-weight="bold" style:font-weight-asian="bold" style:font-weight-complex="bold"/>
    </style:style>
    <style:style style:name="P54" style:family="paragraph" style:parent-style-name="Text_20_body">
      <style:text-properties style:font-name="Monaco1" fo:font-size="9pt" style:font-size-asian="9pt" style:font-size-complex="9pt"/>
    </style:style>
    <style:style style:name="P55" style:family="paragraph" style:parent-style-name="Text_20_body">
      <style:text-properties fo:font-weight="normal" style:font-weight-asian="normal" style:font-weight-complex="normal"/>
    </style:style>
    <style:style style:name="P56" style:family="paragraph" style:parent-style-name="Text_20_body">
      <style:paragraph-properties fo:margin-left="5.002cm" fo:margin-right="0cm" fo:text-indent="0cm" style:auto-text-indent="false"/>
    </style:style>
    <style:style style:name="P57" style:family="paragraph" style:parent-style-name="Text_20_body">
      <style:paragraph-properties fo:margin-left="3.013cm" fo:margin-right="0cm" fo:text-indent="0cm" style:auto-text-indent="false"/>
    </style:style>
    <style:style style:name="P58" style:family="paragraph" style:parent-style-name="Text_20_body">
      <style:paragraph-properties fo:margin-left="3cm" fo:margin-right="0cm" fo:text-indent="0cm" style:auto-text-indent="false"/>
    </style:style>
    <style:style style:name="P59" style:family="paragraph" style:parent-style-name="Text_20_body">
      <style:paragraph-properties fo:margin-left="3cm" fo:margin-right="0cm" fo:text-indent="0cm" style:auto-text-indent="false" fo:background-color="transparent">
        <style:background-image/>
      </style:paragraph-properties>
    </style:style>
    <style:style style:name="P60" style:family="paragraph" style:parent-style-name="Text_20_body">
      <style:paragraph-properties fo:margin-left="3.752cm" fo:margin-right="0cm" fo:text-indent="0.032cm" style:auto-text-indent="false">
        <style:tab-stops/>
      </style:paragraph-properties>
    </style:style>
    <style:style style:name="P61" style:family="paragraph" style:parent-style-name="Text_20_body">
      <style:paragraph-properties fo:margin-left="4.979cm" fo:margin-right="0cm" fo:text-indent="-1.207cm" style:auto-text-indent="false">
        <style:tab-stops/>
      </style:paragraph-properties>
    </style:style>
    <style:style style:name="P62" style:family="paragraph" style:parent-style-name="Text_20_body">
      <style:paragraph-properties fo:margin-left="3.043cm" fo:margin-right="0cm" fo:text-align="start" style:justify-single-word="false" fo:text-indent="0cm" style:auto-text-indent="false"/>
    </style:style>
    <style:style style:name="P63" style:family="paragraph" style:parent-style-name="List">
      <style:paragraph-properties fo:margin-left="3.752cm" fo:margin-right="0cm" fo:text-align="start" style:justify-single-word="false" fo:text-indent="-0.66cm" style:auto-text-indent="false"/>
    </style:style>
    <style:style style:name="P64" style:family="paragraph" style:parent-style-name="List">
      <style:paragraph-properties fo:margin-left="3.752cm" fo:margin-right="0cm" fo:text-indent="-0.66cm" style:auto-text-indent="false"/>
      <style:text-properties fo:color="#000000" style:font-name="Optima1" fo:font-size="10pt" style:font-name-asian="Tahoma4" style:font-size-asian="10pt" style:font-name-complex="Tahoma4" style:font-size-complex="10pt"/>
    </style:style>
    <style:style style:name="P65" style:family="paragraph" style:parent-style-name="List">
      <style:paragraph-properties fo:margin-left="3.752cm" fo:margin-right="0cm" fo:text-align="start" style:justify-single-word="false" fo:text-indent="-0.66cm" style:auto-text-indent="false"/>
      <style:text-properties fo:color="#000000" style:font-name="Optima1" fo:font-size="10pt" style:font-name-asian="Tahoma4" style:font-size-asian="10pt" style:font-name-complex="Tahoma4" style:font-size-complex="10pt"/>
    </style:style>
    <style:style style:name="P66"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67" style:family="paragraph" style:parent-style-name="Contents_20_2">
      <style:paragraph-properties>
        <style:tab-stops>
          <style:tab-stop style:position="14.589cm" style:type="right" style:leader-style="dotted" style:leader-text="."/>
        </style:tab-stops>
      </style:paragraph-properties>
    </style:style>
    <style:style style:name="P68" style:family="paragraph" style:parent-style-name="Standard" style:master-page-name="Index">
      <style:paragraph-properties style:page-number="auto"/>
    </style:style>
    <style:style style:name="P69" style:family="paragraph" style:parent-style-name="Standard" style:list-style-name="L5"/>
    <style:style style:name="P70" style:family="paragraph" style:parent-style-name="Standard" style:list-style-name="L10">
      <style:paragraph-properties fo:margin-left="5.002cm" fo:margin-right="0cm" fo:text-indent="-0.635cm" style:auto-text-indent="false"/>
    </style:style>
    <style:style style:name="P71" style:family="paragraph" style:parent-style-name="Standard" style:list-style-name="L10">
      <style:paragraph-properties fo:margin-left="5.002cm" fo:margin-right="0cm" fo:text-align="start" style:justify-single-word="false" fo:text-indent="-0.635cm" style:auto-text-indent="false"/>
    </style:style>
    <style:style style:name="P72" style:family="paragraph" style:parent-style-name="Text_20_body" style:list-style-name="L9">
      <style:paragraph-properties fo:margin-left="3.752cm" fo:margin-right="0cm" fo:text-indent="-0.032cm" style:auto-text-indent="false">
        <style:tab-stops/>
      </style:paragraph-properties>
    </style:style>
    <style:style style:name="P73" style:family="paragraph" style:parent-style-name="Text_20_body" style:list-style-name="L11">
      <style:paragraph-properties fo:margin-left="5.002cm" fo:margin-right="0cm" fo:text-indent="-0.635cm" style:auto-text-indent="false"/>
    </style:style>
    <style:style style:name="P74" style:family="paragraph" style:parent-style-name="Text_20_body" style:list-style-name="L11">
      <style:paragraph-properties fo:margin-left="3.752cm" fo:margin-right="0cm" fo:text-indent="0cm" style:auto-text-indent="false">
        <style:tab-stops>
          <style:tab-stop style:position="0.663cm"/>
        </style:tab-stops>
      </style:paragraph-properties>
    </style:style>
    <style:style style:name="P75" style:family="paragraph" style:parent-style-name="Text_20_body" style:list-style-name="L11">
      <style:paragraph-properties fo:margin-left="3.752cm" fo:margin-right="0cm" fo:text-indent="0cm" style:auto-text-indent="false">
        <style:tab-stops>
          <style:tab-stop style:position="0.69cm"/>
        </style:tab-stops>
      </style:paragraph-properties>
    </style:style>
    <style:style style:name="P76" style:family="paragraph" style:parent-style-name="Text_20_body" style:list-style-name="L12">
      <style:paragraph-properties fo:margin-left="3.752cm" fo:margin-right="0cm" fo:text-indent="0cm" style:auto-text-indent="false">
        <style:tab-stops>
          <style:tab-stop style:position="0.69cm"/>
        </style:tab-stops>
      </style:paragraph-properties>
    </style:style>
    <style:style style:name="P77" style:family="paragraph" style:parent-style-name="Text_20_body" style:list-style-name="L13">
      <style:paragraph-properties fo:margin-left="3.752cm" fo:margin-right="0cm" fo:text-indent="0cm" style:auto-text-indent="false">
        <style:tab-stops>
          <style:tab-stop style:position="0.69cm"/>
        </style:tab-stops>
      </style:paragraph-properties>
    </style:style>
    <style:style style:name="P78" style:family="paragraph" style:parent-style-name="Text_20_body" style:list-style-name="L14">
      <style:paragraph-properties fo:margin-left="3.752cm" fo:margin-right="0cm" fo:text-indent="0cm" style:auto-text-indent="false">
        <style:tab-stops>
          <style:tab-stop style:position="0.69cm"/>
        </style:tab-stops>
      </style:paragraph-properties>
    </style:style>
    <style:style style:name="P79" style:family="paragraph" style:parent-style-name="Text_20_body" style:list-style-name="L11">
      <style:paragraph-properties fo:margin-left="3.117cm" fo:margin-right="0cm" fo:text-indent="0cm" style:auto-text-indent="false"/>
    </style:style>
    <style:style style:name="P80" style:family="paragraph" style:parent-style-name="Text_20_body" style:list-style-name="L11">
      <style:paragraph-properties fo:margin-left="3.013cm" fo:margin-right="0cm" fo:text-indent="0cm" style:auto-text-indent="false"/>
    </style:style>
    <style:style style:name="P81" style:family="paragraph" style:parent-style-name="List" style:list-style-name="L1">
      <style:paragraph-properties fo:margin-left="3.752cm" fo:margin-right="0cm" fo:text-indent="0cm" style:auto-text-indent="false"/>
    </style:style>
    <style:style style:name="P82" style:family="paragraph" style:parent-style-name="List" style:list-style-name="L4">
      <style:paragraph-properties fo:margin-left="3.752cm" fo:margin-right="0cm" fo:text-indent="0cm" style:auto-text-indent="false"/>
    </style:style>
    <style:style style:name="P83" style:family="paragraph" style:parent-style-name="List" style:list-style-name="L5">
      <style:paragraph-properties fo:margin-left="3.752cm" fo:margin-right="0cm" fo:text-indent="0cm" style:auto-text-indent="false"/>
    </style:style>
    <style:style style:name="P84" style:family="paragraph" style:parent-style-name="List" style:list-style-name="L6">
      <style:paragraph-properties fo:margin-left="3.752cm" fo:margin-right="0cm" fo:text-indent="0cm" style:auto-text-indent="false"/>
    </style:style>
    <style:style style:name="P85" style:family="paragraph" style:parent-style-name="List" style:list-style-name="L7">
      <style:paragraph-properties fo:margin-left="3.752cm" fo:margin-right="0cm" fo:text-indent="0cm" style:auto-text-indent="false"/>
    </style:style>
    <style:style style:name="P86" style:family="paragraph" style:parent-style-name="List" style:list-style-name="L8">
      <style:paragraph-properties fo:margin-left="3.752cm" fo:margin-right="0cm" fo:text-indent="0cm" style:auto-text-indent="false"/>
    </style:style>
    <style:style style:name="P87" style:family="paragraph" style:parent-style-name="Table_20_Contents" style:list-style-name="L2"/>
    <style:style style:name="P88" style:family="paragraph" style:parent-style-name="Table_20_Contents" style:list-style-name="L3"/>
    <style:style style:name="P89" style:family="paragraph" style:parent-style-name="Table_20_Contents" style:list-style-name="L2">
      <style:paragraph-properties fo:margin-left="1.251cm" fo:margin-right="0cm" fo:text-indent="0cm" style:auto-text-indent="false"/>
    </style:style>
    <style:style style:name="P90" style:family="paragraph" style:parent-style-name="Heading_20_1" style:master-page-name="Standard">
      <style:paragraph-properties style:page-number="auto"/>
    </style:style>
    <style:style style:name="P91" style:family="paragraph" style:parent-style-name="Heading_20_1">
      <style:paragraph-properties fo:break-before="page"/>
    </style:style>
    <style:style style:name="P92" style:family="paragraph" style:parent-style-name="Heading_20_2">
      <style:paragraph-properties fo:break-before="page"/>
    </style:style>
    <style:style style:name="P93" style:family="paragraph" style:parent-style-name="Footer" style:list-style-name="L1"/>
    <style:style style:name="P94" style:family="paragraph" style:parent-style-name="Heading_20_TOC" style:master-page-name="Index">
      <style:paragraph-properties style:page-number="auto"/>
    </style:style>
    <style:style style:name="P95" style:family="paragraph" style:parent-style-name="Heading_20_4">
      <style:paragraph-properties fo:margin-left="2.358cm" fo:margin-right="0cm" fo:text-indent="0cm" style:auto-text-indent="false"/>
    </style:style>
    <style:style style:name="P96" style:family="paragraph" style:parent-style-name="Heading_20_4">
      <style:paragraph-properties fo:margin-left="2.327cm" fo:margin-right="0cm" fo:text-indent="0cm" style:auto-text-indent="false"/>
    </style:style>
    <style:style style:name="P97" style:family="paragraph" style:parent-style-name="Heading_20_4">
      <style:paragraph-properties fo:margin-left="2.45cm" fo:margin-right="0cm" fo:text-indent="0cm" style:auto-text-indent="false"/>
    </style:style>
    <style:style style:name="P98" style:family="paragraph" style:parent-style-name="Heading_20_4">
      <style:paragraph-properties fo:margin-left="2.42cm" fo:margin-right="0cm" fo:text-indent="0cm" style:auto-text-indent="false"/>
    </style:style>
    <style:style style:name="P99" style:family="paragraph" style:parent-style-name="Heading_20_4">
      <style:paragraph-properties fo:margin-left="2.388cm" fo:margin-right="0cm" fo:text-indent="0cm" style:auto-text-indent="false"/>
    </style:style>
    <style:style style:name="P10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style:font-name-asian="Helvetica" style:font-size-asian="10pt" style:font-name-complex="Helvetica" style:font-size-complex="10pt"/>
    </style:style>
    <style:style style:name="T5" style:family="text">
      <style:text-properties style:font-name="Optima1"/>
    </style:style>
    <style:style style:name="T6" style:family="text">
      <style:text-properties style:font-name="Optima1" fo:font-size="10pt" style:font-size-asian="10pt" style:font-size-complex="10pt"/>
    </style:style>
    <style:style style:name="T7" style:family="text">
      <style:text-properties style:font-name="Optima1" fo:font-size="10pt" fo:font-weight="normal" style:font-size-asian="10pt" style:font-weight-asian="normal" style:font-size-complex="10pt" style:font-weight-complex="normal"/>
    </style:style>
    <style:style style:name="T8" style:family="text">
      <style:text-properties style:font-name="Optima1" fo:font-size="9pt" style:font-size-asian="9pt" style:font-size-complex="9pt"/>
    </style:style>
    <style:style style:name="T9" style:family="text">
      <style:text-properties fo:color="#000000" style:font-name="Optima1" fo:font-size="10pt" style:font-name-asian="Tahoma4" style:font-size-asian="10pt" style:font-name-complex="Tahoma4" style:font-size-complex="10pt"/>
    </style:style>
    <style:style style:name="T10" style:family="text">
      <style:text-properties fo:color="#000000" style:font-name="Optima1" fo:font-size="10pt" fo:font-style="italic" style:font-name-asian="Tahoma4" style:font-size-asian="10pt" style:font-style-asian="italic" style:font-name-complex="Tahoma4" style:font-size-complex="10pt" style:font-style-complex="italic"/>
    </style:style>
    <style:style style:name="T11" style:family="text">
      <style:text-properties fo:color="#000000" style:font-name="Monaco1" fo:font-size="9pt" style:font-name-asian="Tahoma4" style:font-size-asian="9pt" style:font-name-complex="Tahoma4" style:font-size-complex="9pt"/>
    </style:style>
    <style:style style:name="T12" style:family="text">
      <style:text-properties style:font-name="Monaco1"/>
    </style:style>
    <style:style style:name="T13" style:family="text">
      <style:text-properties style:font-name="Monaco1" fo:font-size="9pt" style:font-size-asian="9pt" style:font-size-complex="9pt"/>
    </style:style>
    <style:style style:name="T14" style:family="text">
      <style:text-properties style:font-name="Monaco1" fo:font-size="9pt" fo:font-weight="normal" style:font-size-asian="9pt" style:font-weight-asian="normal" style:font-size-complex="9pt" style:font-weight-complex="normal"/>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fo:background-color="transparent"/>
    </style:style>
    <style:style style:name="T18" style:family="text">
      <style:text-properties fo:font-weight="bold" style:font-weight-asian="bold" style:font-weight-complex="bold"/>
    </style:style>
    <style:style style:name="T19" style:family="text">
      <style:text-properties fo:font-style="italic" style:font-style-asian="italic" style:font-style-complex="italic"/>
    </style:style>
    <style:style style:name="T20" style:family="text">
      <style:text-properties fo:font-style="normal" style:text-underline-style="solid" style:text-underline-width="auto" style:text-underline-color="font-color" style:font-style-asian="normal" style:font-style-complex="normal"/>
    </style:style>
    <style:style style:name="T2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2" style:family="text">
      <style:text-properties style:font-name="Palatino2" fo:font-size="14pt" style:font-size-asian="14pt" style:font-size-complex="14pt"/>
    </style:style>
    <style:style style:name="T23" style:family="text">
      <style:text-properties style:text-underline-style="none"/>
    </style:style>
    <style:style style:name="T24" style:family="text">
      <style:text-properties fo:font-weight="normal" style:font-weight-asian="normal" style:font-weight-complex="normal"/>
    </style:style>
    <style:style style:name="T25"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draw:frame draw:style-name="fr1" draw:name="graphics1" text:anchor-type="paragraph" svg:width="8.41cm" svg:height="2.75cm" draw:z-index="0"><draw:image xlink:href="Pictures/10000000000002BE000000B5351746FC.png" xlink:type="simple" xlink:show="embed" xlink:actuate="onLoad"/></draw:frame></text:p>
      <text:p text:style-name="P3"/>
      <text:p text:style-name="P3"/>
      <text:p text:style-name="P3"/>
      <text:p text:style-name="P3"/>
      <text:p text:style-name="P11"/>
      <text:p text:style-name="P13">PacketFence<text:line-break/> – version 3.0.1</text:p>
      <text:p text:style-name="P12">Administration Guide</text:p>
      <text:p text:style-name="P3"/>
      <text:p text:style-name="P68">Copyright © <text:s/>2008-2011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3.0.1 – September 2011</text:p>
      <text:p text:style-name="P10"><draw:frame draw:style-name="fr2" draw:name="graphics2" text:anchor-type="as-char" svg:y="0cm" svg:width="9.631cm" svg:height="2.101cm" draw:z-index="8"><draw:image xlink:href="Pictures/100000000000025800000083DAD07D18.jpg" xlink:type="simple" xlink:show="embed" xlink:actuate="onLoad"/></draw:frame></text:p>
      <text:p text:style-name="P94">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6"><text:a xlink:type="simple" xlink:href="#__RefHeading__64237_1684072385" text:style-name="Index_20_Link" text:visited-style-name="Index_20_Link">Chapter 1<text:tab/>About this Guide <text:s text:c="2"/><text:tab/>6</text:a></text:p>
          <text:p text:style-name="P67"><text:a xlink:type="simple" xlink:href="#__RefHeading__4753_400627320" text:style-name="Index_20_Link" text:visited-style-name="Index_20_Link">Other sources of information <text:s text:c="2"/><text:tab/>6</text:a></text:p>
          <text:p text:style-name="P66"><text:a xlink:type="simple" xlink:href="#__RefHeading__4755_400627320" text:style-name="Index_20_Link" text:visited-style-name="Index_20_Link">Chapter 2<text:tab/>Introduction <text:s text:c="2"/><text:tab/>7</text:a></text:p>
          <text:p text:style-name="P67"><text:a xlink:type="simple" xlink:href="#__RefHeading__4887_676192730" text:style-name="Index_20_Link" text:visited-style-name="Index_20_Link">Features <text:s text:c="2"/><text:tab/>7</text:a></text:p>
          <text:p text:style-name="P67"><text:a xlink:type="simple" xlink:href="#__RefHeading__4908_1071192008" text:style-name="Index_20_Link" text:visited-style-name="Index_20_Link">Network Integration <text:s text:c="2"/><text:tab/>9</text:a></text:p>
          <text:p text:style-name="P67"><text:a xlink:type="simple" xlink:href="#__RefHeading__4889_676192730" text:style-name="Index_20_Link" text:visited-style-name="Index_20_Link">Components <text:s text:c="2"/><text:tab/>10</text:a></text:p>
          <text:p text:style-name="P66"><text:a xlink:type="simple" xlink:href="#__RefHeading__4757_400627320" text:style-name="Index_20_Link" text:visited-style-name="Index_20_Link">Chapter 3<text:tab/>System Requirements <text:s text:c="2"/><text:tab/>11</text:a></text:p>
          <text:p text:style-name="P67"><text:a xlink:type="simple" xlink:href="#__RefHeading__7255_1795821865" text:style-name="Index_20_Link" text:visited-style-name="Index_20_Link">Assumptions <text:s text:c="2"/><text:tab/>11</text:a></text:p>
          <text:p text:style-name="P67"><text:a xlink:type="simple" xlink:href="#__RefHeading__1805_664238303" text:style-name="Index_20_Link" text:visited-style-name="Index_20_Link">Minimum Hardware Requirements <text:s text:c="2"/><text:tab/>12</text:a></text:p>
          <text:p text:style-name="P67"><text:a xlink:type="simple" xlink:href="#__RefHeading__1807_664238303" text:style-name="Index_20_Link" text:visited-style-name="Index_20_Link">Operating System Requirements <text:s text:c="2"/><text:tab/>13</text:a></text:p>
          <text:p text:style-name="P66"><text:a xlink:type="simple" xlink:href="#__RefHeading__7257_1795821865" text:style-name="Index_20_Link" text:visited-style-name="Index_20_Link">Chapter 4<text:tab/>Installation <text:s text:c="2"/><text:tab/>14</text:a></text:p>
          <text:p text:style-name="P67"><text:a xlink:type="simple" xlink:href="#__RefHeading__1811_664238303" text:style-name="Index_20_Link" text:visited-style-name="Index_20_Link">OS Installation <text:s text:c="2"/><text:tab/>14</text:a></text:p>
          <text:p text:style-name="P67"><text:a xlink:type="simple" xlink:href="#__RefHeading__1813_664238303" text:style-name="Index_20_Link" text:visited-style-name="Index_20_Link">Software Download <text:s text:c="2"/><text:tab/>15</text:a></text:p>
          <text:p text:style-name="P67"><text:a xlink:type="simple" xlink:href="#__RefHeading__1815_664238303" text:style-name="Index_20_Link" text:visited-style-name="Index_20_Link">Software Installation <text:s text:c="2"/><text:tab/>16</text:a></text:p>
          <text:p text:style-name="P66"><text:a xlink:type="simple" xlink:href="#__RefHeading__1817_664238303" text:style-name="Index_20_Link" text:visited-style-name="Index_20_Link">Chapter 5<text:tab/>Configuration <text:s text:c="2"/><text:tab/>17</text:a></text:p>
          <text:p text:style-name="P67"><text:a xlink:type="simple" xlink:href="#__RefHeading__1819_664238303" text:style-name="Index_20_Link" text:visited-style-name="Index_20_Link">First Step <text:s text:c="2"/><text:tab/>17</text:a></text:p>
          <text:p text:style-name="P67"><text:a xlink:type="simple" xlink:href="#__RefHeading__4222_851406933" text:style-name="Index_20_Link" text:visited-style-name="Index_20_Link">Web-based Administration Interface <text:s text:c="2"/><text:tab/>17</text:a></text:p>
          <text:p text:style-name="P67"><text:a xlink:type="simple" xlink:href="#__RefHeading__4224_851406933" text:style-name="Index_20_Link" text:visited-style-name="Index_20_Link">Global configuration file (pf.conf) <text:s text:c="2"/><text:tab/>18</text:a></text:p>
          <text:p text:style-name="P67"><text:a xlink:type="simple" xlink:href="#__RefHeading__1821_664238303" text:style-name="Index_20_Link" text:visited-style-name="Index_20_Link">Apache Configuration <text:s text:c="2"/><text:tab/>18</text:a></text:p>
          <text:p text:style-name="P67"><text:a xlink:type="simple" xlink:href="#__RefHeading__10325_892139441" text:style-name="Index_20_Link" text:visited-style-name="Index_20_Link">SELinux <text:s text:c="2"/><text:tab/>19</text:a></text:p>
          <text:p text:style-name="P67"><text:a xlink:type="simple" xlink:href="#__RefHeading__1823_664238303" text:style-name="Index_20_Link" text:visited-style-name="Index_20_Link">Authentication (flat file, LDAP/AD, RADIUS) <text:s text:c="2"/><text:tab/>19</text:a></text:p>
          <text:p text:style-name="P67"><text:a xlink:type="simple" xlink:href="#__RefHeading__4226_851406933" text:style-name="Index_20_Link" text:visited-style-name="Index_20_Link">Network Device Definition (switches.conf) <text:s text:c="2"/><text:tab/>20</text:a></text:p>
          <text:p text:style-name="P67"><text:a xlink:type="simple" xlink:href="#__RefHeading__4228_851406933" text:style-name="Index_20_Link" text:visited-style-name="Index_20_Link">Default VLAN assignment <text:s text:c="2"/><text:tab/>23</text:a></text:p>
          <text:p text:style-name="P67"><text:a xlink:type="simple" xlink:href="#__RefHeading__4285_1877026166" text:style-name="Index_20_Link" text:visited-style-name="Index_20_Link">Inline enforcement configuration <text:s text:c="2"/><text:tab/>23</text:a></text:p>
          <text:p text:style-name="P67"><text:a xlink:type="simple" xlink:href="#__RefHeading__8290_1385082861" text:style-name="Index_20_Link" text:visited-style-name="Index_20_Link">DHCP and DNS Server Configuration (networks.conf) <text:s text:c="2"/><text:tab/>24</text:a></text:p>
          <text:p text:style-name="P67"><text:a xlink:type="simple" xlink:href="#__RefHeading__10918_1231235898" text:style-name="Index_20_Link" text:visited-style-name="Index_20_Link">Production DHCP access <text:s text:c="2"/><text:tab/>25</text:a></text:p>
          <text:p text:style-name="P67"><text:a xlink:type="simple" xlink:href="#__RefHeading__8292_1385082861" text:style-name="Index_20_Link" text:visited-style-name="Index_20_Link">Routed Networks <text:s text:c="2"/><text:tab/>28</text:a></text:p>
          <text:p text:style-name="P67"><text:soft-page-break/><text:a xlink:type="simple" xlink:href="#__RefHeading__24248_1038895957" text:style-name="Index_20_Link" text:visited-style-name="Index_20_Link">FreeRADIUS Configuration <text:s text:c="2"/><text:tab/>30</text:a></text:p>
          <text:p text:style-name="P67"><text:a xlink:type="simple" xlink:href="#__RefHeading__10089_2111357785" text:style-name="Index_20_Link" text:visited-style-name="Index_20_Link">Starting PacketFence Services <text:s text:c="2"/><text:tab/>34</text:a></text:p>
          <text:p text:style-name="P67"><text:a xlink:type="simple" xlink:href="#__RefHeading__4230_851406933" text:style-name="Index_20_Link" text:visited-style-name="Index_20_Link">Log files <text:s text:c="2"/><text:tab/>34</text:a></text:p>
          <text:p text:style-name="P66"><text:a xlink:type="simple" xlink:href="#__RefHeading__4232_851406933" text:style-name="Index_20_Link" text:visited-style-name="Index_20_Link">Chapter 6<text:tab/>Configuration by example <text:s text:c="2"/><text:tab/>35</text:a></text:p>
          <text:p text:style-name="P67"><text:a xlink:type="simple" xlink:href="#__RefHeading__4234_851406933" text:style-name="Index_20_Link" text:visited-style-name="Index_20_Link">Assumptions <text:s text:c="2"/><text:tab/>35</text:a></text:p>
          <text:p text:style-name="P67"><text:a xlink:type="simple" xlink:href="#__RefHeading__4236_851406933" text:style-name="Index_20_Link" text:visited-style-name="Index_20_Link">Network Interfaces <text:s text:c="2"/><text:tab/>36</text:a></text:p>
          <text:p text:style-name="P67"><text:a xlink:type="simple" xlink:href="#__RefHeading__4238_851406933" text:style-name="Index_20_Link" text:visited-style-name="Index_20_Link">Switch Setup <text:s text:c="2"/><text:tab/>37</text:a></text:p>
          <text:p text:style-name="P67"><text:a xlink:type="simple" xlink:href="#__RefHeading__4240_851406933" text:style-name="Index_20_Link" text:visited-style-name="Index_20_Link">switches.conf <text:s text:c="2"/><text:tab/>38</text:a></text:p>
          <text:p text:style-name="P67"><text:a xlink:type="simple" xlink:href="#__RefHeading__4242_851406933" text:style-name="Index_20_Link" text:visited-style-name="Index_20_Link">pf.conf <text:s text:c="2"/><text:tab/>39</text:a></text:p>
          <text:p text:style-name="P67"><text:a xlink:type="simple" xlink:href="#__RefHeading__4244_851406933" text:style-name="Index_20_Link" text:visited-style-name="Index_20_Link">networks.conf <text:s text:c="2"/><text:tab/>40</text:a></text:p>
          <text:p text:style-name="P67"><text:a xlink:type="simple" xlink:href="#__RefHeading__9527_1417655456" text:style-name="Index_20_Link" text:visited-style-name="Index_20_Link">Inline enforcement specifics <text:s text:c="2"/><text:tab/>41</text:a></text:p>
          <text:p text:style-name="P67"><text:a xlink:type="simple" xlink:href="#__RefHeading__4248_851406933" text:style-name="Index_20_Link" text:visited-style-name="Index_20_Link">FreeRADIUS <text:s text:c="2"/><text:tab/>42</text:a></text:p>
          <text:p text:style-name="P66"><text:a xlink:type="simple" xlink:href="#__RefHeading__4785_400627320" text:style-name="Index_20_Link" text:visited-style-name="Index_20_Link">Chapter 7<text:tab/>Optional components <text:s text:c="2"/><text:tab/>43</text:a></text:p>
          <text:p text:style-name="P67"><text:a xlink:type="simple" xlink:href="#__RefHeading__10091_2111357785" text:style-name="Index_20_Link" text:visited-style-name="Index_20_Link">Blocking malicious activities with violations <text:s text:c="2"/><text:tab/>43</text:a></text:p>
          <text:p text:style-name="P67"><text:a xlink:type="simple" xlink:href="#__RefHeading__10139_2111357785" text:style-name="Index_20_Link" text:visited-style-name="Index_20_Link">Conformity Scan (Nessus) <text:s text:c="2"/><text:tab/>47</text:a></text:p>
          <text:p text:style-name="P67"><text:a xlink:type="simple" xlink:href="#__RefHeading__4823_400627320" text:style-name="Index_20_Link" text:visited-style-name="Index_20_Link">Oinkmaster <text:s text:c="2"/><text:tab/>49</text:a></text:p>
          <text:p text:style-name="P67"><text:a xlink:type="simple" xlink:href="#__RefHeading__10920_1231235898" text:style-name="Index_20_Link" text:visited-style-name="Index_20_Link">Floating Network Devices <text:s text:c="2"/><text:tab/>50</text:a></text:p>
          <text:p text:style-name="P66"><text:a xlink:type="simple" xlink:href="#__RefHeading__10792_892139441" text:style-name="Index_20_Link" text:visited-style-name="Index_20_Link">Chapter 8<text:tab/>Operating System Best Practices <text:s text:c="2"/><text:tab/>52</text:a></text:p>
          <text:p text:style-name="P67"><text:a xlink:type="simple" xlink:href="#__RefHeading__10794_892139441" text:style-name="Index_20_Link" text:visited-style-name="Index_20_Link">Iptables <text:s text:c="2"/><text:tab/>52</text:a></text:p>
          <text:p text:style-name="P67"><text:a xlink:type="simple" xlink:href="#__RefHeading__10796_892139441" text:style-name="Index_20_Link" text:visited-style-name="Index_20_Link">Log Rotations <text:s text:c="2"/><text:tab/>52</text:a></text:p>
          <text:p text:style-name="P67"><text:a xlink:type="simple" xlink:href="#__RefHeading__24252_1038895957" text:style-name="Index_20_Link" text:visited-style-name="Index_20_Link">High availability <text:s text:c="2"/><text:tab/>53</text:a></text:p>
          <text:p text:style-name="P66"><text:a xlink:type="simple" xlink:href="#__RefHeading__4791_400627320" text:style-name="Index_20_Link" text:visited-style-name="Index_20_Link">Chapter 9<text:tab/>Performance optimization <text:s text:c="2"/><text:tab/>62</text:a></text:p>
          <text:p text:style-name="P67"><text:a xlink:type="simple" xlink:href="#__RefHeading__4795_400627320" text:style-name="Index_20_Link" text:visited-style-name="Index_20_Link">MySQL optimizations <text:s text:c="2"/><text:tab/>62</text:a></text:p>
          <text:p text:style-name="P67"><text:a xlink:type="simple" xlink:href="#__RefHeading__6431_1006122953" text:style-name="Index_20_Link" text:visited-style-name="Index_20_Link">Captive portal optimizations <text:s text:c="2"/><text:tab/>66</text:a></text:p>
          <text:p text:style-name="P66"><text:a xlink:type="simple" xlink:href="#__RefHeading__4809_400627320" text:style-name="Index_20_Link" text:visited-style-name="Index_20_Link">Chapter 10<text:tab/>Frequently Asked Questions <text:s text:c="2"/><text:tab/>67</text:a></text:p>
          <text:p text:style-name="P66"><text:a xlink:type="simple" xlink:href="#__RefHeading__24254_1038895957" text:style-name="Index_20_Link" text:visited-style-name="Index_20_Link">Chapter 11<text:tab/>Technical introduction to VLAN enforcement <text:s text:c="3"/><text:tab/>68</text:a></text:p>
          <text:p text:style-name="P67"><text:a xlink:type="simple" xlink:href="#__RefHeading__15227_2111357785" text:style-name="Index_20_Link" text:visited-style-name="Index_20_Link">Introduction <text:s text:c="2"/><text:tab/>68</text:a></text:p>
          <text:p text:style-name="P67"><text:a xlink:type="simple" xlink:href="#__RefHeading__4767_400627320" text:style-name="Index_20_Link" text:visited-style-name="Index_20_Link">More on SNMP traps VLAN isolation <text:s text:c="2"/><text:tab/>70</text:a></text:p>
          <text:p text:style-name="P66"><text:a xlink:type="simple" xlink:href="#__RefHeading__9529_1417655456" text:style-name="Index_20_Link" text:visited-style-name="Index_20_Link">Chapter 12<text:tab/>Technical introduction to Inline enforcement <text:s text:c="2"/><text:tab/>72</text:a></text:p>
          <text:p text:style-name="P67"><text:a xlink:type="simple" xlink:href="#__RefHeading__9614_1417655456" text:style-name="Index_20_Link" text:visited-style-name="Index_20_Link">Introduction <text:s text:c="2"/><text:tab/>72</text:a></text:p>
          <text:p text:style-name="P67"><text:a xlink:type="simple" xlink:href="#__RefHeading__9616_1417655456" text:style-name="Index_20_Link" text:visited-style-name="Index_20_Link">Device configuration <text:s text:c="2"/><text:tab/>72</text:a></text:p>
          <text:p text:style-name="P67"><text:a xlink:type="simple" xlink:href="#__RefHeading__9618_1417655456" text:style-name="Index_20_Link" text:visited-style-name="Index_20_Link">Access control <text:s text:c="2"/><text:tab/>72</text:a></text:p>
          <text:p text:style-name="P67"><text:soft-page-break/><text:a xlink:type="simple" xlink:href="#__RefHeading__4287_1877026166" text:style-name="Index_20_Link" text:visited-style-name="Index_20_Link">Limitations <text:s text:c="2"/><text:tab/>72</text:a></text:p>
          <text:p text:style-name="P66"><text:a xlink:type="simple" xlink:href="#__RefHeading__24091_1038895957" text:style-name="Index_20_Link" text:visited-style-name="Index_20_Link">Chapter 13<text:tab/>Appendix A: Administration Tools <text:s text:c="2"/><text:tab/>74</text:a></text:p>
          <text:p text:style-name="P67"><text:a xlink:type="simple" xlink:href="#__RefHeading__4759_400627320" text:style-name="Index_20_Link" text:visited-style-name="Index_20_Link">pfcmd <text:s text:c="2"/><text:tab/>74</text:a></text:p>
          <text:p text:style-name="P67"><text:a xlink:type="simple" xlink:href="#__RefHeading__4761_400627320" text:style-name="Index_20_Link" text:visited-style-name="Index_20_Link">pfcmd_vlan <text:s text:c="2"/><text:tab/>75</text:a></text:p>
          <text:p text:style-name="P67"><text:a xlink:type="simple" xlink:href="#__RefHeading__4763_400627320" text:style-name="Index_20_Link" text:visited-style-name="Index_20_Link">Web Admin GUI <text:s text:c="2"/><text:tab/>77</text:a></text:p>
          <text:p text:style-name="P66"><text:a xlink:type="simple" xlink:href="#__RefHeading__5636_45833099" text:style-name="Index_20_Link" text:visited-style-name="Index_20_Link">Chapter 14<text:tab/>Appendix B : Manual FreeRADIUS 2 configuration <text:s text:c="2"/><text:tab/>78</text:a></text:p>
          <text:p text:style-name="P66"><text:a xlink:type="simple" xlink:href="#__RefHeading__24256_1038895957" text:style-name="Index_20_Link" text:visited-style-name="Index_20_Link">Chapter 15<text:tab/>Appendix C: Legacy FreeRADIUS 1.x configuration <text:s text:c="2"/><text:tab/>81</text:a></text:p>
          <text:p text:style-name="P66"><text:a xlink:type="simple" xlink:href="#__RefHeading__4829_400627320" text:style-name="Index_20_Link" text:visited-style-name="Index_20_Link">Chapter 16<text:tab/>Additional Information <text:s text:c="2"/><text:tab/>85</text:a></text:p>
          <text:p text:style-name="P66"><text:a xlink:type="simple" xlink:href="#__RefHeading__4831_400627320" text:style-name="Index_20_Link" text:visited-style-name="Index_20_Link">Chapter 17<text:tab/>Commercial Support and Contact Information <text:s text:c="2"/><text:tab/>86</text:a></text:p>
          <text:p text:style-name="P66"><text:a xlink:type="simple" xlink:href="#__RefHeading__4833_400627320" text:style-name="Index_20_Link" text:visited-style-name="Index_20_Link">Chapter 18<text:tab/>GNU Free Documentation License <text:s text:c="2"/><text:tab/>87</text:a></text:p>
        </text:index-body>
      </text:table-of-content>
      <text:p text:style-name="Standard"/>
      <text:list xml:id="list936005560" text:style-name="Outline">
        <text:list-item>
          <text:h text:style-name="P90" text:outline-level="1"><text:bookmark text:name="__RefHeading__64237_1684072385"/>About this Guide<text:bookmark-end text:name="__RefHeading__64237_1684072385"/></text:h>
        </text:list-item>
      </text:list>
      <text:p text:style-name="Text_20_body">This guide will walk you through the installation and the day to day administration of the PacketFence solution.</text:p>
      <text:p text:style-name="Text_20_body">The instructions are based on version 3.0.1 of PacketFence.</text:p>
      <text:p text:style-name="Standard">The latest version of this guide is available at <text:a xlink:type="simple" xlink:href="http://www.packetfence.org/documentation/">http://www.packetfence.org/documentation/</text:a></text:p>
      <text:list xml:id="list1297588167"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4">Network Devices Configuration Guide – Covers switch, controllers and access points configu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13">NEWS</text:span> file.</text:p>
      <text:p text:style-name="Standard">For a list of compatibility related changes and notes about upgrading see the <text:span text:style-name="T13">UPGRADE</text:span> file.</text:p>
      <text:p text:style-name="Standard">For more details and developer visible changes see the <text:span text:style-name="T13">ChangeLog</text:span> file.</text:p>
      <text:p text:style-name="Standard">These files are included in the package and release tarballs.</text:p>
      <text:p text:style-name="Standard"/>
      <text:list xml:id="list1115141859" text:continue-numbering="true" text:style-name="Outline">
        <text:list-item>
          <text:h text:style-name="Heading_20_1" text:outline-level="1"><text:bookmark text:name="__RefHeading__4755_400627320"/>Introduction<text:bookmark-end text:name="__RefHeading__4755_400627320"/></text:h>
        </text:list-item>
      </text:list>
      <text:p text:style-name="P5">PacketFence is a fully supported, trusted, Free and Open Source network access control (NAC) system. Boosting an impressive feature set including a captive-portal for registration and remediation, centralized wired and wireless management, 802.1X support, layer-2 isolation of problematic devices, integration with the Snort IDS and the Nessus vulnerability scanner; PacketFence can be used to effectively secure networks - from small to very large heterogeneous networks.</text:p>
      <text:list xml:id="list1346691219" text:continue-numbering="true" text:style-name="Outline">
        <text:list-item>
          <text:list>
            <text:list-item>
              <text:h text:style-name="Heading_20_2" text:outline-level="2"><text:bookmark text:name="__RefHeading__4887_676192730"/>Features<text:bookmark-end text:name="__RefHeading__4887_676192730"/></text:h>
            </text:list-item>
          </text:list>
        </text:list-item>
      </text:list>
      <text:p text:style-name="P18"><text:span text:style-name="T9">❏<text:tab/></text:span><text:span text:style-name="T3">Out of band (VLAN Enforcement)</text:span></text:p>
      <text:p text:style-name="P19"><text:tab/>PacketFence's operation is completely out of band when using VLAN enforcement which allows the solution to scale geographically and to be more resilient to failures.</text:p>
      <text:p text:style-name="P21"/>
      <text:p text:style-name="P18"><text:span text:style-name="T9">❏<text:tab/>In Band (</text:span><text:span text:style-name="T3">Inline Enforcement)</text:span></text:p>
      <text:p text:style-name="P19"><text:tab/>PacketFence can also be configured to be in-band, especially when you have non-manageable network switches or access points. PacketFence can also work with both VLAN and Inline enforcement activated for maximum scalability and security while allowing older hardware to still be secured using Inline enforcement. <text:s/></text:p>
      <text:p text:style-name="P19"/>
      <text:p text:style-name="P18"><text:span text:style-name="T9">❏<text:tab/></text:span><text:span text:style-name="T3">Voice over IP (VoIP) support.</text:span></text:p>
      <text:p text:style-name="P19"><text:tab/>Also called IP Telephony (IPT), VoIP is fully supported (even in heterogeneous environments) for multiple switch vendors (Cisco, Edge-Core, HP, LinkSys, Nortel Networks and many more).</text:p>
      <text:p text:style-name="P19"/>
      <text:p text:style-name="P21">❏<text:tab/>802.1X</text:p>
      <text:p text:style-name="P18"><text:span text:style-name="T9"><text:tab/></text:span><text:span text:style-name="T3">802.1X wireless and wired is supported through a </text:span><text:a xlink:type="simple" xlink:href="http://freeradius.org/">FreeRADIUS</text:a><text:span text:style-name="T3"> module.</text:span></text:p>
      <text:p text:style-name="P19"/>
      <text:p text:style-name="P18"><text:span text:style-name="T9">❏<text:tab/></text:span><text:span text:style-name="T3">Wireless integration</text:span></text:p>
      <text:p text:style-name="P18"><text:span text:style-name="T3"><text:tab/>PacketFence integrates perfectly with wireless networks through a </text:span><text:a xlink:type="simple" xlink:href="http://freeradius.org/">FreeRADIUS</text:a><text:span text:style-name="T3"> module. This allows you to secure your wired and wireless networks the same way using the same user database and using the same captive portal, providing a consistent user </text:span><text:span text:style-name="T3">experience. Mixing Access Points (AP) vendors and Wireless Controllers is supported.</text:span></text:p>
      <text:p text:style-name="P19"><text:soft-page-break/></text:p>
      <text:p text:style-name="P18"><text:span text:style-name="T9">❏<text:tab/></text:span><text:span text:style-name="T3">Registration</text:span></text:p>
      <text:p text:style-name="P19"><text:tab/>PacketFence supports an optional registration mechanism similar to "captive portal" solutions. Contrary to most captive portal solutions, PacketFence remembers users who previously registered and will automatically give them access without another authentication. Of course, this is configurable. An Acceptable Use Policy can be specified such that users cannot enable network access without first accepting it.</text:p>
      <text:p text:style-name="P19"/>
      <text:p text:style-name="P18"><text:span text:style-name="T9">❏<text:tab/></text:span><text:span text:style-name="T3">Detection of abnormal network activities</text:span></text:p>
      <text:p text:style-name="P18"><text:span text:style-name="T3"><text:tab/>Abnormal network activities (computer virus, worms, spyware, traffic denied by establishment policy, etc.) can be detected using local and remote </text:span><text:a xlink:type="simple" xlink:href="http://www.snort.org/">Snort</text:a><text:span text:style-name="T3"> sensors. Beyond simple detection, PacketFence layers its own alerting and suppression mechanism on each alert type. A set of configurable actions for each violation is available to administrators.</text:span></text:p>
      <text:p text:style-name="P19"/>
      <text:p text:style-name="P18"><text:span text:style-name="T9">❏<text:tab/></text:span><text:span text:style-name="T3">Proactive vulnerability scans</text:span></text:p>
      <text:p text:style-name="P18"><text:span text:style-name="T3"><text:tab/></text:span><text:a xlink:type="simple" xlink:href="http://www.nessus.org/nessus/">Nessus</text:a><text:span text:style-name="T3"> vulnerability scans can be performed upon registration, scheduled or on an ad-hoc basis. PacketFence correlates the Nessus vulnerability ID's of each scan to the violation configuration, returning content specific web pages about which vulnerability the host may have.</text:span></text:p>
      <text:p text:style-name="P19"/>
      <text:p text:style-name="P18"><text:span text:style-name="T9">❏<text:tab/></text:span><text:span text:style-name="T3">Isolation of problematic devices</text:span></text:p>
      <text:p text:style-name="P19"><text:tab/>PacketFence supports several isolation techniques, including VLAN isolation with VoIP support (even in heterogeneous environments) for multiple switch vendors.</text:p>
      <text:p text:style-name="P19"/>
      <text:p text:style-name="P18">❏<text:tab/>Remediation through a captive portal</text:p>
      <text:p text:style-name="P18"><text:tab/>Once trapped, all network traffic is terminated by the PacketFence system. Based on the node's current status (unregistered, open violation, etc), the user is redirected to the appropriate URL. In the case of a violation, the user will be presented with instructions for the particular situation he/she is in reducing costly help desk intervention.</text:p>
      <text:p text:style-name="P18"/>
      <text:p text:style-name="P18">❏<text:tab/>Command-line and Web-based management</text:p>
      <text:p text:style-name="P18"><text:tab/>Web-based and command-line interfaces for all management tasks.</text:p>
      <text:p text:style-name="P43"/>
      <text:p text:style-name="P16"><text:span text:style-name="T2">PacketFence is developed by a community of developers located mainly in North America. More information can be found on </text:span><text:a xlink:type="simple" xlink:href="http://www.packetfence.org/">http://www.packetfence.org</text:a></text:p>
      <text:p text:style-name="Standard"/>
      <text:list xml:id="list1756416375" text:continue-numbering="true" text:style-name="Outline">
        <text:list-item>
          <text:list>
            <text:list-item>
              <text:h text:style-name="P92" text:outline-level="2"><text:bookmark text:name="__RefHeading__4908_1071192008"/>Network Integration<text:bookmark-end text:name="__RefHeading__4908_1071192008"/></text:h>
            </text:list-item>
          </text:list>
        </text:list-item>
      </text:list>
      <text:p text:style-name="Text_20_body"><draw:frame draw:style-name="fr3" draw:name="graphics10" text:anchor-type="paragraph" svg:x="0.575cm" svg:y="-0.358cm" svg:width="18.882cm" svg:height="17.902cm" draw:z-index="3"><draw:image xlink:href="Pictures/1000020100000D5800000BFA7A9ACB18.png" xlink:type="simple" xlink:show="embed" xlink:actuate="onLoad"/><draw:contour-polygon svg:width="28.905cm" svg:height="25.941cm" svg:viewBox="0 0 28905 25941" draw:points="8,8 8,16 8,25 8,33 8,42 8,50 8,59 8,67 8,76 8,84 8,93 8,101 8,110 8,118 8,126 8,135 8,143 8,152 8,160 8,169 8,177 8,186 8,194 8,203 8,211 8,220 8,228 8,237 8,245 8,253 8,262 8,270 8,279 8,287 8,296 8,304 8,313 8,321 8,330 8,338 8,347 8,355 8,364 8,372 8,380 8,389 8,397 8,406 8,414 8,423 8,431 8,440 8,448 8,457 8,465 8,474 8,482 8,491 8,499 8,507 8,516 8,524 8,533 8,541 8,550 8,558 8,567 8,575 8,584 8,592 8,601 8,609 8,618 8,626 8,634 8,643 8,651 8,660 8,668 8,677 8,685 8,694 8,702 8,711 8,719 8,728 8,736 8,745 8,753 8,761 8,770 8,778 8,787 8,795 8,804 8,812 8,821 8,829 8,838 8,846 8,855 8,863 8,872 8,880 8,888 8,897 8,905 8,914 8,922 8,931 8,939 8,948 8,956 8,965 8,973 8,982 8,990 8,999 8,1007 8,1015 8,1024 8,1032 8,1041 8,1049 8,1058 8,1066 8,1075 8,1083 8,1092 8,1100 8,1109 8,1117 8,1126 8,1134 8,1142 8,1151 8,1159 8,1168 8,1176 8,1185 8,1193 8,1202 8,1210 8,1219 8,1227 8,1236 8,1244 8,1253 8,1261 8,1269 8,1278 8,1286 8,1295 8,1303 8,1312 8,1320 8,1329 8,1337 8,1346 8,1354 8,1363 8,1371 8,1380 8,1388 8,1396 8,1405 8,1413 8,1422 8,1430 8,1439 8,1447 8,1456 8,1464 8,1473 8,1481 8,1490 8,1498 8,1507 8,1515 8,1523 8,1532 8,1540 8,1549 8,1557 8,1566 8,1574 8,1583 8,1591 8,1600 8,1608 8,1617 8,1625 8,1634 8,1642 8,1650 8,1659 8,1667 8,1676 8,1684 8,1693 8,1701 8,1710 8,1718 8,1727 8,1735 8,1744 8,1752 8,1761 8,1769 8,1777 8,1786 8,1794 8,1803 8,1811 8,1820 8,1828 8,1837 8,1845 8,1854 8,1862 8,1871 8,1879 8,1888 8,1896 8,1904 8,1913 8,1921 8,1930 8,1938 8,1947 8,1955 8,1964 8,1972 8,1981 8,1989 8,1998 8,2006 8,2015 8,2023 8,2031 8,2040 8,2048 8,2057 8,2065 8,2074 8,2082 8,2091 8,2099 8,2108 8,2116 8,2125 8,2133 8,2142 8,2150 8,2158 8,2167 8,2175 8,2184 8,2192 8,2201 8,2209 8,2218 8,2226 8,2235 8,2243 8,2252 8,2260 8,2268 8,2277 8,2285 8,2294 8,2302 8,2311 8,2319 8,2328 8,2336 8,2345 8,2353 8,2362 8,2370 8,2379 8,2387 8,2395 8,2404 8,2412 8,2421 8,2429 8,2438 8,2446 8,2455 8,2463 8,2472 8,2480 8,2489 8,2497 8,2506 8,2514 8,2522 8,2531 8,2539 8,2548 8,2556 8,2565 8,2573 8,2582 8,2590 8,2599 8,2607 8,2616 8,2624 8,2633 8,2641 8,2649 8,2658 8,2666 8,2675 8,2683 8,2692 8,2700 8,2709 8,2717 8,2726 8,2734 8,2743 8,2751 8,2760 8,2768 8,2776 8,2785 8,2793 8,2802 8,2810 8,2819 8,2827 8,2836 8,2844 8,2853 8,2861 8,2870 8,2878 8,2887 8,2895 8,2903 8,2912 8,2920 8,2929 8,2937 8,2946 8,2954 8,2963 8,2971 8,2980 8,2988 8,2997 8,3005 8,3014 8,3022 8,3030 8,3039 8,3047 8,3056 8,3064 8,3073 8,3081 8,3090 8,3098 8,3107 8,3115 8,3124 8,3132 8,3141 8,3149 8,3157 8,3166 8,3174 8,3183 8,3191 8,3200 8,3208 8,3217 8,3225 8,3234 8,3242 8,3251 8,3259 8,3268 8,3276 8,3284 8,3293 8,3301 8,3310 8,3318 8,3327 8,3335 8,3344 8,3352 8,3361 8,3369 8,3378 8,3386 8,3395 8,3403 8,3411 8,3420 8,3428 8,3437 8,3445 8,3454 8,3462 8,3471 8,3479 8,3488 8,3496 8,3505 8,3513 8,3522 8,3530 8,3538 8,3547 8,3555 8,3564 8,3572 8,3581 8,3589 8,3598 8,3606 8,3615 8,3623 8,3632 8,3640 8,3649 8,3657 8,3665 8,3674 8,3682 8,3691 8,3699 8,3708 8,3716 8,3725 8,3733 8,3742 8,3750 8,3759 8,3767 8,3776 8,3784 8,3792 8,3801 8,3809 8,3818 8,3826 8,3835 8,3843 8,3852 8,3860 8,3869 8,3877 8,3886 8,3894 8,3903 8,3911 8,3919 8,3928 8,3936 8,3945 8,3953 8,3962 8,3970 8,3979 8,3987 8,3996 8,4004 8,4013 8,4021 8,4030 8,4038 8,4046 8,4055 8,4063 8,4072 8,4080 8,4089 8,4097 8,4106 8,4114 8,4123 8,4131 8,4140 8,4148 8,4157 8,4165 8,4173 8,4182 8,4190 8,4199 8,4207 8,4216 8,4224 8,4233 8,4241 8,4250 8,4258 8,4267 8,4275 8,4284 8,4292 8,4300 8,4309 8,4317 8,4326 8,4334 8,4343 8,4351 8,4360 8,4368 8,4377 8,4385 8,4394 8,4402 8,4410 8,4419 8,4427 8,4436 8,4444 8,4453 8,4461 8,4470 8,4478 8,4487 8,4495 8,4504 8,4512 8,4521 8,4529 8,4537 8,4546 8,4554 8,4563 8,4571 8,4580 8,4588 8,4597 8,4605 8,4614 8,4622 8,4631 8,4639 8,4648 8,4656 8,4664 8,4673 8,4681 8,4690 8,4698 8,4707 8,4715 8,4724 8,4732 8,4741 8,4749 8,4758 8,4766 8,4775 8,4783 8,4791 8,4800 8,4808 8,4817 8,4825 8,4834 8,4842 8,4851 8,4859 8,4868 8,4876 8,4885 8,4893 8,4902 8,4910 8,4918 8,4927 8,4935 8,4944 8,4952 8,4961 8,4969 8,4978 8,4986 8,4995 8,5003 8,5012 8,5020 8,5029 8,5037 8,5045 8,5054 8,5062 8,5071 8,5079 8,5088 8,5096 8,5105 8,5113 8,5122 8,5130 8,5139 8,5147 8,5156 8,5164 8,5172 8,5181 8,5189 8,5198 8,5206 8,5215 8,5223 8,5232 8,5240 8,5249 8,5257 8,5266 8,5274 8,5283 8,5291 8,5299 8,5308 8,5316 8,5325 8,5333 8,5342 8,5350 8,5359 8,5367 8,5376 8,5384 8,5393 8,5401 8,5410 8,5418 8,5426 8,5435 8,5443 8,5452 8,5460 8,5469 8,5477 8,5486 8,5494 8,5503 8,5511 8,5520 8,5528 8,5537 8,5545 8,5553 8,5562 8,5570 8,5579 8,5587 8,5596 8,5604 8,5613 8,5621 8,5630 8,5638 8,5647 8,5655 8,5664 8,5672 8,5680 8,5689 8,5697 8,5706 8,5714 8,5723 8,5731 8,5740 8,5748 8,5757 8,5765 8,5774 8,5782 8,5791 8,5799 8,5807 8,5816 8,5824 8,5833 8,5841 8,5850 8,5858 8,5867 8,5875 8,5884 8,5892 8,5901 8,5909 8,5918 8,5926 8,5934 8,5943 8,5951 8,5960 8,5968 8,5977 8,5985 8,5994 8,6002 8,6011 8,6019 8,6028 8,6036 8,6045 8,6053 8,6061 8,6070 8,6078 8,6087 8,6095 8,6104 8,6112 8,6121 8,6129 8,6138 8,6146 8,6155 8,6163 8,6172 8,6180 8,6188 8,6197 8,6205 8,6214 8,6222 8,6231 8,6239 8,6248 8,6256 8,6265 8,6273 8,6282 8,6290 8,6299 8,6307 8,6315 8,6324 8,6332 8,6341 8,6349 8,6358 8,6366 8,6375 8,6383 8,6392 8,6400 8,6409 8,6417 8,6426 8,6434 8,6442 8,6451 8,6459 8,6468 8,6476 8,6485 8,6493 8,6502 8,6510 8,6519 8,6527 8,6536 8,6544 8,6552 8,6561 8,6569 8,6578 8,6586 8,6595 8,6603 8,6612 8,6620 8,6629 8,6637 8,6646 8,6654 8,6663 8,6671 8,6679 8,6688 8,6696 8,6705 8,6713 8,6722 8,6730 8,6739 8,6747 8,6756 8,6764 8,6773 8,6781 8,6790 8,6798 8,6806 8,6815 8,6823 8,6832 8,6840 8,6849 8,6857 8,6866 8,6874 8,6883 8,6891 8,6900 8,6908 8,6917 8,6925 8,6933 8,6942 8,6950 8,6959 8,6967 8,6976 8,6984 8,6993 8,7001 8,7010 8,7018 8,7027 8,7035 8,7044 8,7052 8,7060 8,7069 8,7077 8,7086 8,7094 8,7103 8,7111 8,7120 8,7128 8,7137 8,7145 8,7154 8,7162 8,7171 8,7179 8,7187 8,7196 8,7204 8,7213 8,7221 8,7230 8,7238 8,7247 8,7255 8,7264 8,7272 8,7281 8,7289 8,7298 8,7306 8,7314 8,7323 8,7331 8,7340 8,7348 8,7357 8,7365 8,7374 8,7382 8,7391 8,7399 8,7408 8,7416 8,7425 8,7433 8,7441 8,7450 8,7458 8,7467 8,7475 8,7484 8,7492 8,7501 8,7509 8,7518 8,7526 8,7535 8,7543 8,7552 8,7560 8,7568 8,7577 8,7585 8,7594 8,7602 8,7611 8,7619 8,7628 8,7636 8,7645 8,7653 8,7662 8,7670 8,7679 8,7687 8,7695 8,7704 8,7712 8,7721 8,7729 8,7738 8,7746 8,7755 8,7763 8,7772 8,7780 8,7789 8,7797 8,7806 8,7814 8,7822 8,7831 8,7839 8,7848 8,7856 8,7865 8,7873 8,7882 8,7890 8,7899 8,7907 8,7916 8,7924 8,7933 8,7941 8,7949 8,7958 8,7966 8,7975 8,7983 8,7992 8,8000 8,8009 8,8017 8,8026 8,8034 8,8043 8,8051 8,8060 8,8068 8,8076 8,8085 8,8093 8,8102 8,8110 8,8119 8,8127 8,8136 8,8144 8,8153 8,8161 8,8170 8,8178 8,8187 8,8195 8,8203 8,8212 8,8220 8,8229 8,8237 8,8246 8,8254 8,8263 8,8271 8,8280 8,8288 8,8297 8,8305 8,8314 8,8322 8,8330 8,8339 8,8347 8,8356 8,8364 8,8373 8,8381 8,8390 8,8398 8,8407 8,8415 8,8424 8,8432 8,8441 8,8449 8,8457 8,8466 8,8474 8,8483 8,8491 8,8500 8,8508 8,8517 8,8525 8,8534 8,8542 8,8551 8,8559 8,8568 8,8576 8,8584 8,8593 8,8601 8,8610 8,8618 8,8627 8,8635 8,8644 8,8652 8,8661 8,8669 8,8678 8,8686 8,8694 8,8703 8,8711 8,8720 8,8728 8,8737 8,8745 8,8754 8,8762 8,8771 8,8779 8,8788 8,8796 8,8805 8,8813 8,8821 8,8830 8,8838 8,8847 8,8855 8,8864 8,8872 8,8881 8,8889 8,8898 8,8906 8,8915 8,8923 8,8932 8,8940 8,8948 8,8957 8,8965 8,8974 8,8982 8,8991 8,8999 8,9008 8,9016 8,9025 8,9033 8,9042 8,9050 8,9059 8,9067 8,9075 8,9084 8,9092 8,9101 8,9109 8,9118 8,9126 8,9135 8,9143 8,9152 8,9160 8,9169 8,9177 8,9186 8,9194 8,9202 8,9211 8,9219 8,9228 8,9236 8,9245 8,9253 8,9262 8,9270 8,9279 8,9287 8,9296 8,9304 8,9313 8,9321 8,9329 8,9338 8,9346 8,9355 8,9363 8,9372 8,9380 8,9389 8,9397 8,9406 8,9414 8,9423 8,9431 8,9440 8,9448 8,9456 8,9465 8,9473 8,9482 8,9490 8,9499 8,9507 8,9516 8,9524 8,9533 8,9541 8,9550 8,9558 8,9567 8,9575 8,9583 8,9592 8,9600 8,9609 8,9617 8,9626 8,9634 8,9643 8,9651 8,9660 8,9668 8,9677 8,9685 8,9694 8,9702 8,9710 8,9719 8,9727 8,9736 8,9744 8,9753 8,9761 8,9770 8,9778 8,9787 8,9795 8,9804 8,9812 8,9821 8,9829 8,9837 8,9846 8,9854 8,9863 8,9871 8,9880 8,9888 8,9897 8,9905 8,9914 8,9922 8,9931 8,9939 8,9948 8,9956 8,9964 8,9973 8,9981 8,9990 8,9998 8,10007 8,10015 8,10024 8,10032 8,10041 8,10049 8,10058 8,10066 8,10075 8,10083 8,10091 8,10100 8,10108 8,10117 8,10125 8,10134 8,10142 8,10151 8,10159 8,10168 8,10176 8,10185 8,10193 8,10202 8,10210 8,10218 8,10227 8,10235 8,10244 8,10252 8,10261 8,10269 8,10278 8,10286 8,10295 8,10303 8,10312 8,10320 8,10329 8,10337 8,10345 8,10354 8,10362 8,10371 8,10379 8,10388 8,10396 8,10405 8,10413 8,10422 8,10430 8,10439 8,10447 8,10456 8,10464 8,10472 8,10481 8,10489 8,10498 8,10506 8,10515 8,10523 8,10532 8,10540 8,10549 8,10557 8,10566 8,10574 8,10583 8,10591 8,10599 8,10608 8,10616 8,10625 8,10633 8,10642 8,10650 8,10659 8,10667 8,10676 8,10684 8,10693 8,10701 8,10710 8,10718 8,10726 8,10735 8,10743 8,10752 8,10760 8,10769 8,10777 8,10786 8,10794 8,10803 8,10811 8,10820 8,10828 8,10836 8,10845 8,10853 8,10862 8,10870 8,10879 8,10887 8,10896 8,10904 8,10913 8,10921 8,10930 8,10938 8,10947 8,10955 8,10963 8,10972 8,10980 8,10989 8,10997 8,11006 8,11014 8,11023 8,11031 8,11040 8,11048 8,11057 8,11065 8,11074 8,11082 8,11090 8,11099 8,11107 8,11116 8,11124 8,11133 8,11141 8,11150 8,11158 8,11167 8,11175 8,11184 8,11192 8,11201 8,11209 8,11217 8,11226 8,11234 8,11243 8,11251 8,11260 8,11268 8,11277 8,11285 8,11294 8,11302 8,11311 8,11319 8,11328 8,11336 8,11344 8,11353 8,11361 8,11370 8,11378 8,11387 8,11395 8,11404 8,11412 8,11421 8,11429 8,11438 8,11446 8,11455 8,11463 8,11471 8,11480 8,11488 8,11497 8,11505 8,11514 8,11522 8,11531 8,11539 8,11548 8,11556 8,11565 8,11573 8,11582 8,11590 8,11598 8,11607 8,11615 8,11624 8,11632 8,11641 8,11649 8,11658 8,11666 8,11675 8,11683 8,11692 8,11700 8,11709 8,11717 8,11725 8,11734 8,11742 8,11751 8,11759 8,11768 8,11776 8,11785 8,11793 8,11802 8,11810 8,11819 8,11827 8,11836 8,11844 8,11852 8,11861 8,11869 8,11878 8,11886 8,11895 8,11903 8,11912 8,11920 8,11929 8,11937 8,11946 8,11954 8,11963 8,11971 8,11979 8,11988 8,11996 8,12005 8,12013 8,12022 8,12030 8,12039 8,12047 8,12056 8,12064 8,12073 8,12081 8,12090 8,12098 8,12106 8,12115 8,12123 8,12132 8,12140 8,12149 8,12157 8,12166 8,12174 8,12183 8,12191 8,12200 8,12208 8,12217 8,12225 8,12233 8,12242 8,12250 8,12259 8,12267 8,12276 8,12284 8,12293 8,12301 8,12310 8,12318 8,12327 8,12335 8,12344 8,12352 8,12360 8,12369 8,12377 8,12386 8,12394 8,12403 8,12411 8,12420 8,12428 8,12437 8,12445 8,12454 8,12462 8,12471 8,12479 8,12487 8,12496 8,12504 8,12513 8,12521 8,12530 8,12538 8,12547 8,12555 8,12564 8,12572 8,12581 8,12589 8,12598 8,12606 8,12614 8,12623 8,12631 8,12640 8,12648 8,12657 8,12665 8,12674 8,12682 8,12691 8,12699 8,12708 8,12716 8,12725 8,12733 8,12741 8,12750 8,12758 8,12767 8,12775 8,12784 8,12792 8,12801 8,12809 8,12818 8,12826 8,12835 8,12843 8,12852 8,12860 8,12868 8,12877 8,12885 8,12894 8,12902 8,12911 8,12919 8,12928 8,12936 8,12945 8,12953 8,12962 8,12970 8,12979 8,12987 8,12995 8,13004 8,13012 8,13021 8,13029 8,13038 8,13046 8,13055 8,13063 8,13072 8,13080 8,13089 8,13097 8,13105 8,13114 8,13122 8,13131 8,13139 8,13148 8,13156 8,13165 8,13173 8,13182 8,13190 8,13199 8,13207 8,13216 8,13224 8,13232 8,13241 8,13249 8,13258 8,13266 8,13275 8,13283 8,13292 8,13300 8,13309 8,13317 8,13326 8,13334 8,13343 8,13351 8,13359 8,13368 8,13376 8,13385 8,13393 8,13402 8,13410 8,13419 8,13427 8,13436 8,13444 8,13453 8,13461 8,13470 8,13478 8,13486 8,13495 8,13503 8,13512 8,13520 8,13529 8,13537 8,13546 8,13554 8,13563 8,13571 8,13580 8,13588 8,13597 8,13605 8,13613 8,13622 8,13630 8,13639 8,13647 8,13656 8,13664 8,13673 8,13681 8,13690 8,13698 8,13707 8,13715 8,13724 8,13732 8,13740 8,13749 8,13757 8,13766 8,13774 8,13783 8,13791 8,13800 8,13808 8,13817 8,13825 8,13834 8,13842 8,13851 8,13859 8,13867 8,13876 8,13884 8,13893 8,13901 8,13910 8,13918 8,13927 8,13935 8,13944 8,13952 8,13961 8,13969 8,13978 8,13986 8,13994 8,14003 8,14011 8,14020 8,14028 8,14037 8,14045 8,14054 8,14062 8,14071 8,14079 8,14088 8,14096 8,14105 8,14113 8,14121 8,14130 8,14138 8,14147 8,14155 8,14164 8,14172 8,14181 8,14189 8,14198 8,14206 8,14215 8,14223 8,14232 8,14240 8,14248 8,14257 8,14265 8,14274 8,14282 8,14291 8,14299 8,14308 8,14316 8,14325 8,14333 8,14342 8,14350 8,14359 8,14367 8,14375 8,14384 8,14392 8,14401 8,14409 8,14418 8,14426 8,14435 8,14443 8,14452 8,14460 8,14469 8,14477 8,14486 8,14494 8,14502 8,14511 8,14519 8,14528 8,14536 8,14545 8,14553 8,14562 8,14570 8,14579 8,14587 8,14596 8,14604 8,14613 8,14621 8,14629 8,14638 8,14646 8,14655 8,14663 8,14672 8,14680 8,14689 8,14697 8,14706 8,14714 8,14723 8,14731 8,14740 8,14748 8,14756 8,14765 8,14773 8,14782 8,14790 8,14799 8,14807 8,14816 8,14824 8,14833 8,14841 8,14850 8,14858 8,14867 8,14875 8,14883 8,14892 8,14900 8,14909 8,14917 8,14926 8,14934 8,14943 8,14951 8,14960 8,14968 8,14977 8,14985 8,14994 8,15002 8,15010 8,15019 8,15027 8,15036 8,15044 8,15053 8,15061 8,15070 8,15078 8,15087 8,15095 8,15104 8,15112 8,15121 8,15129 8,15137 8,15146 8,15154 8,15163 8,15171 8,15180 8,15188 8,15197 8,15205 8,15214 8,15222 8,15231 8,15239 8,15247 8,15256 8,15264 8,15273 8,15281 8,15290 8,15298 8,15307 8,15315 8,15324 8,15332 8,15341 8,15349 8,15358 8,15366 8,15374 8,15383 8,15391 8,15400 8,15408 8,15417 8,15425 8,15434 8,15442 8,15451 8,15459 8,15468 8,15476 8,15485 8,15493 8,15501 8,15510 8,15518 8,15527 8,15535 8,15544 8,15552 8,15561 8,15569 8,15578 8,15586 8,15595 8,15603 8,15612 8,15620 8,15628 8,15637 8,15645 8,15654 8,15662 8,15671 8,15679 8,15688 8,15696 8,15705 8,15713 8,15722 8,15730 8,15739 8,15747 8,15755 8,15764 8,15772 8,15781 8,15789 8,15798 8,15806 8,15815 8,15823 8,15832 8,15840 8,15849 8,15857 8,15866 8,15874 8,15882 8,15891 8,15899 8,15908 8,15916 8,15925 8,15933 8,15942 8,15950 8,15959 8,15967 8,15976 8,15984 8,15993 8,16001 8,16009 8,16018 8,16026 8,16035 8,16043 8,16052 8,16060 8,16069 8,16077 8,16086 8,16094 8,16103 8,16111 8,16120 8,16128 8,16136 8,16145 8,16153 8,16162 8,16170 8,16179 8,16187 8,16196 8,16204 8,16213 8,16221 8,16230 8,16238 8,16247 8,16255 8,16263 8,16272 8,16280 8,16289 8,16297 8,16306 8,16314 8,16323 8,16331 8,16340 8,16348 8,16357 8,16365 8,16374 8,16382 8,16390 8,16399 8,16407 8,16416 8,16424 8,16433 8,16441 8,16450 8,16458 8,16467 8,16475 8,16484 8,16492 8,16501 8,16509 8,16517 8,16526 8,16534 8,16543 8,16551 8,16560 8,16568 8,16577 8,16585 8,16594 8,16602 8,16611 8,16619 8,16628 8,16636 8,16644 8,16653 8,16661 8,16670 8,16678 8,16687 8,16695 8,16704 8,16712 8,16721 8,16729 8,16738 8,16746 8,16755 8,16763 8,16771 8,16780 8,16788 8,16797 8,16805 8,16814 8,16822 8,16831 8,16839 8,16848 8,16856 8,16865 8,16873 8,16882 8,16890 8,16898 8,16907 8,16915 8,16924 8,16932 8,16941 8,16949 8,16958 8,16966 8,16975 8,16983 8,16992 8,17000 8,17009 8,17017 8,17025 8,17034 8,17042 8,17051 8,17059 8,17068 8,17076 8,17085 8,17093 8,17102 8,17110 8,17119 8,17127 8,17136 8,17144 8,17152 8,17161 8,17169 8,17178 8,17186 8,17195 8,17203 8,17212 8,17220 8,17229 8,17237 8,17246 8,17254 8,17263 8,17271 8,17279 8,17288 8,17296 8,17305 8,17313 8,17322 8,17330 8,17339 8,17347 8,17356 8,17364 8,17373 8,17381 8,17389 8,17398 8,17406 8,17415 8,17423 8,17432 8,17440 8,17449 8,17457 8,17466 8,17474 8,17483 8,17491 8,17500 8,17508 8,17516 8,17525 8,17533 8,17542 8,17550 8,17559 8,17567 8,17576 8,17584 8,17593 8,17601 8,17610 8,17618 8,17627 8,17635 8,17643 8,17652 8,17660 8,17669 8,17677 8,17686 8,17694 8,17703 8,17711 8,17720 8,17728 8,17737 8,17745 8,17754 8,17762 8,17770 8,17779 8,17787 8,17796 8,17804 8,17813 8,17821 8,17830 8,17838 8,17847 8,17855 8,17864 8,17872 8,17881 8,17889 8,17897 8,17906 8,17914 8,17923 8,17931 8,17940 8,17948 8,17957 8,17965 8,17974 8,17982 8,17991 8,17999 8,18008 8,18016 8,18024 8,18033 8,18041 8,18050 8,18058 8,18067 8,18075 8,18084 8,18092 8,18101 8,18109 8,18118 8,18126 8,18135 8,18143 8,18151 8,18160 8,18168 8,18177 8,18185 8,18194 8,18202 8,18211 8,18219 8,18228 8,18236 8,18245 8,18253 8,18262 8,18270 8,18278 8,18287 8,18295 8,18304 8,18312 8,18321 8,18329 8,18338 8,18346 8,18355 8,18363 8,18372 8,18380 8,18389 8,18397 8,18405 8,18414 8,18422 8,18431 8,18439 8,18448 8,18456 8,18465 8,18473 8,18482 8,18490 8,18499 8,18507 8,18516 8,18524 8,18532 8,18541 8,18549 8,18558 8,18566 8,18575 8,18583 8,18592 8,18600 8,18609 8,18617 8,18626 8,18634 8,18643 8,18651 8,18659 8,18668 8,18676 8,18685 8,18693 8,18702 8,18710 8,18719 8,18727 8,18736 8,18744 8,18753 8,18761 8,18770 8,18778 8,18786 8,18795 8,18803 8,18812 8,18820 8,18829 8,18837 8,18846 8,18854 8,18863 8,18871 8,18880 8,18888 8,18897 8,18905 8,18913 8,18922 8,18930 8,18939 8,18947 8,18956 8,18964 8,18973 8,18981 8,18990 8,18998 8,19007 8,19015 8,19024 8,19032 8,19040 8,19049 8,19057 8,19066 8,19074 8,19083 8,19091 8,19100 8,19108 8,19117 8,19125 8,19134 8,19142 8,19151 8,19159 8,19167 8,19176 8,19184 8,19193 8,19201 8,19210 8,19218 8,19227 8,19235 8,19244 8,19252 8,19261 8,19269 8,19278 8,19286 8,19294 8,19303 8,19311 8,19320 8,19328 8,19337 8,19345 8,19354 8,19362 8,19371 8,19379 8,19388 8,19396 8,19405 8,19413 8,19421 8,19430 8,19438 8,19447 8,19455 8,19464 8,19472 8,19481 8,19489 8,19498 8,19506 8,19515 8,19523 8,19531 8,19540 8,19548 8,19557 8,19565 8,19574 8,19582 8,19591 8,19599 8,19608 8,19616 8,19625 8,19633 8,19642 8,19650 8,19658 8,19667 8,19675 8,19684 8,19692 8,19701 8,19709 8,19718 8,19726 8,19735 8,19743 8,19752 8,19760 8,19769 8,19777 8,19785 8,19794 8,19802 8,19811 8,19819 8,19828 8,19836 8,19845 8,19853 8,19862 8,19870 8,19879 8,19887 8,19896 8,19904 8,19912 8,19921 8,19929 8,19938 8,19946 8,19955 8,19963 8,19972 8,19980 8,19989 8,19997 8,20006 8,20014 8,20023 8,20031 8,20039 8,20048 8,20056 8,20065 8,20073 8,20082 8,20090 8,20099 8,20107 8,20116 8,20124 8,20133 8,20141 8,20150 8,20158 8,20166 8,20175 8,20183 8,20192 8,20200 8,20209 8,20217 8,20226 8,20234 8,20243 8,20251 8,20260 8,20268 8,20277 8,20285 8,20293 8,20302 8,20310 8,20319 8,20327 8,20336 8,20344 8,20353 8,20361 8,20370 8,20378 8,20387 8,20395 8,20404 8,20412 8,20420 8,20429 8,20437 8,20446 8,20454 8,20463 8,20471 8,20480 8,20488 8,20497 8,20505 8,20514 8,20522 8,20531 8,20539 8,20547 8,20556 8,20564 8,20573 8,20581 8,20590 8,20598 8,20607 8,20615 8,20624 8,20632 8,20641 8,20649 8,20658 8,20666 8,20674 8,20683 8,20691 8,20700 8,20708 8,20717 8,20725 8,20734 8,20742 8,20751 8,20759 8,20768 8,20776 8,20785 8,20793 8,20801 8,20810 8,20818 8,20827 8,20835 8,20844 8,20852 8,20861 8,20869 8,20878 8,20886 8,20895 8,20903 8,20912 8,20920 8,20928 8,20937 8,20945 8,20954 8,20962 8,20971 8,20979 8,20988 8,20996 8,21005 8,21013 8,21022 8,21030 8,21039 8,21047 8,21055 8,21064 8,21072 8,21081 8,21089 8,21098 8,21106 8,21115 8,21123 8,21132 8,21140 8,21149 8,21157 8,21166 8,21174 8,21182 8,21191 8,21199 8,21208 8,21216 8,21225 8,21233 8,21242 8,21250 8,21259 8,21267 8,21276 8,21284 8,21293 8,21301 8,21309 8,21318 8,21326 8,21335 8,21343 8,21352 8,21360 8,21369 8,21377 8,21386 8,21394 8,21403 8,21411 8,21420 8,21428 8,21436 8,21445 8,21453 8,21462 8,21470 8,21479 8,21487 8,21496 8,21504 8,21513 8,21521 8,21530 8,21538 8,21547 8,21555 8,21563 8,21572 8,21580 8,21589 8,21597 8,21606 8,21614 8,21623 8,21631 8,21640 8,21648 8,21657 8,21665 8,21673 8,21682 8,21690 8,21699 8,21707 8,21716 8,21724 8,21733 8,21741 8,21750 8,21758 8,21767 8,21775 8,21784 8,21792 8,21800 8,21809 8,21817 8,21826 8,21834 8,21843 8,21851 8,21860 8,21868 8,21877 8,21885 8,21894 8,21902 8,21911 8,21919 8,21927 8,21936 8,21944 8,21953 8,21961 8,21970 8,21978 8,21987 8,21995 8,22004 8,22012 8,22021 8,22029 8,22038 8,22046 8,22054 8,22063 8,22071 8,22080 8,22088 8,22097 8,22105 8,22114 8,22122 8,22131 8,22139 8,22148 8,22156 8,22165 8,22173 8,22181 8,22190 8,22198 8,22207 8,22215 8,22224 8,22232 8,22241 8,22249 8,22258 8,22266 8,22275 8,22283 8,22292 8,22300 8,22308 8,22317 8,22325 8,22334 8,22342 8,22351 8,22359 8,22368 8,22376 8,22385 8,22393 8,22402 8,22410 8,22419 8,22427 8,22435 8,22444 8,22452 8,22461 8,22469 8,22478 8,22486 8,22495 8,22503 8,22512 8,22520 8,22529 8,22537 8,22546 8,22554 8,22562 8,22571 8,22579 8,22588 8,22596 8,22605 8,22613 8,22622 8,22630 8,22639 8,22647 8,22656 8,22664 8,22673 8,22681 8,22689 8,22698 8,22706 8,22715 8,22723 8,22732 8,22740 8,22749 8,22757 8,22766 8,22774 8,22783 8,22791 8,22800 8,22808 8,22816 8,22825 8,22833 8,22842 8,22850 8,22859 8,22867 8,22876 8,22884 8,22893 8,22901 8,22910 8,22918 8,22927 8,22935 8,22943 8,22952 8,22960 8,22969 8,22977 8,22986 8,22994 8,23003 8,23011 8,23020 8,23028 8,23037 8,23045 8,23054 8,23062 8,23070 8,23079 8,23087 8,23096 8,23104 8,23113 8,23121 8,23130 8,23138 8,23147 8,23155 8,23164 8,23172 8,23181 8,23189 8,23197 8,23206 8,23214 8,23223 8,23231 8,23240 8,23248 8,23257 8,23265 8,23274 8,23282 8,23291 8,23299 8,23308 8,23316 8,23324 8,23333 8,23341 8,23350 8,23358 8,23367 8,23375 8,23384 8,23392 8,23401 8,23409 8,23418 8,23426 8,23435 8,23443 8,23451 8,23460 8,23468 8,23477 8,23485 8,23494 8,23502 8,23511 8,23519 8,23528 8,23536 8,23545 8,23553 8,23562 8,23570 8,23578 8,23587 8,23595 8,23604 8,23612 8,23621 8,23629 8,23638 8,23646 8,23655 8,23663 8,23672 8,23680 8,23689 8,23697 8,23705 8,23714 8,23722 8,23731 8,23739 8,23748 8,23756 8,23765 8,23773 8,23782 8,23790 8,23799 8,23807 8,23815 8,23824 8,23832 8,23841 8,23849 8,23858 8,23866 8,23875 8,23883 8,23892 8,23900 8,23909 8,23917 8,23926 8,23934 8,23942 8,23951 8,23959 8,23968 8,23976 8,23985 8,23993 8,24002 8,24010 8,24019 8,24027 8,24036 8,24044 8,24053 8,24061 8,24069 8,24078 8,24086 8,24095 8,24103 8,24112 8,24120 8,24129 8,24137 8,24146 8,24154 8,24163 8,24171 8,24180 8,24188 8,24196 8,24205 8,24213 8,24222 8,24230 8,24239 8,24247 8,24256 8,24264 8,24273 8,24281 8,24290 8,24298 8,24307 8,24315 8,24323 8,24332 8,24340 8,24349 8,24357 8,24366 8,24374 8,24383 8,24391 8,24400 8,24408 8,24417 8,24425 8,24434 8,24442 8,24450 8,24459 8,24467 8,24476 8,24484 8,24493 8,24501 8,24510 8,24518 8,24527 8,24535 8,24544 8,24552 8,24561 8,24569 8,24577 8,24586 8,24594 8,24603 8,24611 8,24620 8,24628 8,24637 8,24645 8,24654 8,24662 8,24671 8,24679 8,24688 8,24696 8,24704 8,24713 8,24721 8,24730 8,24738 8,24747 8,24755 8,24764 8,24772 8,24781 8,24789 8,24798 8,24806 8,24815 8,24823 8,24831 8,24840 8,24848 8,24857 8,24865 8,24874 8,24882 8,24891 8,24899 8,24908 8,24916 8,24925 8,24933 8,24942 8,24950 8,24958 8,24967 8,24975 8,24984 8,24992 8,25001 8,25009 8,25018 8,25026 8,25035 8,25043 8,25052 8,25060 8,25069 8,25077 8,25085 8,25094 8,25102 8,25111 8,25119 8,25128 8,25136 8,25145 8,25153 8,25162 8,25170 8,25179 8,25187 8,25196 8,25204 8,25212 8,25221 8,25229 8,25238 8,25246 8,25255 8,25263 8,25272 8,25280 8,25289 8,25297 8,25306 8,25314 8,25323 8,25331 8,25339 8,25348 8,25356 8,25365 8,25373 8,25382 8,25390 8,25399 8,25407 8,25416 8,25424 8,25433 8,25441 8,25450 8,25458 8,25466 8,25475 8,25483 8,25492 8,25500 8,25509 8,25517 8,25526 8,25534 8,25543 8,25551 8,25560 8,25568 8,25577 8,25585 8,25593 8,25602 8,25610 8,25619 8,25627 8,25636 8,25644 8,25653 8,25661 8,25670 8,25678 8,25687 8,25695 8,25704 8,25712 8,25720 8,25729 8,25737 8,25746 8,25754 8,25763 8,25771 8,25780 8,25788 8,25797 8,25805 8,25814 8,25822 8,25831 8,25839 8,25847 8,25856 8,25864 8,25873 8,25881 8,25890 8,25898 8,25907 8,25915 8,25924 8,25932 8,25941 28905,25941 28905,25932 28905,25924 28905,25915 28905,25907 28905,25898 28905,25890 28905,25881 28905,25873 28905,25864 28905,25856 28905,25847 28905,25839 28905,25831 28905,25822 28905,25814 28905,25805 28905,25797 28905,25788 28905,25780 28905,25771 28905,25763 28905,25754 28905,25746 28905,25737 28905,25729 28905,25720 28905,25712 28905,25704 28905,25695 28905,25687 28905,25678 28905,25670 28905,25661 28905,25653 28905,25644 28905,25636 28905,25627 28905,25619 28905,25610 28905,25602 28905,25593 28905,25585 28905,25577 28905,25568 28905,25560 28905,25551 28905,25543 28905,25534 28905,25526 28905,25517 28905,25509 28905,25500 28905,25492 28905,25483 28905,25475 28905,25466 28905,25458 28905,25450 28905,25441 28905,25433 28905,25424 28905,25416 28905,25407 28905,25399 28905,25390 28905,25382 28905,25373 28905,25365 28905,25356 28905,25348 28905,25339 28905,25331 28905,25323 28905,25314 28905,25306 28905,25297 28905,25289 28905,25280 28905,25272 28905,25263 28905,25255 28905,25246 28905,25238 28905,25229 28905,25221 28905,25212 28905,25204 28905,25196 28905,25187 28905,25179 28905,25170 28905,25162 28905,25153 28905,25145 28905,25136 28905,25128 28905,25119 28905,25111 28905,25102 28905,25094 28905,25085 28905,25077 28905,25069 28905,25060 28905,25052 28905,25043 28905,25035 28905,25026 28905,25018 28905,25009 28905,25001 28905,24992 28905,24984 28905,24975 28905,24967 28905,24958 28905,24950 28905,24942 28905,24933 28905,24925 28905,24916 28905,24908 28905,24899 28905,24891 28905,24882 28905,24874 28905,24865 28905,24857 28905,24848 28905,24840 28905,24831 28905,24823 28905,24815 28905,24806 28905,24798 28905,24789 28905,24781 28905,24772 28905,24764 28905,24755 28905,24747 28905,24738 28905,24730 28905,24721 28905,24713 28905,24704 28905,24696 28905,24688 28905,24679 28905,24671 28905,24662 28905,24654 28905,24645 28905,24637 28905,24628 28905,24620 28905,24611 28905,24603 28905,24594 28905,24586 28905,24577 28905,24569 28905,24561 28905,24552 28905,24544 28905,24535 28905,24527 28905,24518 28905,24510 28905,24501 28905,24493 28905,24484 28905,24476 28905,24467 28905,24459 28905,24450 28905,24442 28905,24434 28905,24425 28905,24417 28905,24408 28905,24400 28905,24391 28905,24383 28905,24374 28905,24366 28905,24357 28905,24349 28905,24340 28905,24332 28905,24323 28905,24315 28905,24307 28905,24298 28905,24290 28905,24281 28905,24273 28905,24264 28905,24256 28905,24247 28905,24239 28905,24230 28905,24222 28905,24213 28905,24205 28905,24196 28905,24188 28905,24180 28905,24171 28905,24163 28905,24154 28905,24146 28905,24137 28905,24129 28905,24120 28905,24112 28905,24103 28905,24095 28905,24086 28905,24078 28905,24069 28905,24061 28905,24053 28905,24044 28905,24036 28905,24027 28905,24019 28905,24010 28905,24002 28905,23993 28905,23985 28905,23976 28905,23968 28905,23959 28905,23951 28905,23942 28905,23934 28905,23926 28905,23917 28905,23909 28905,23900 28905,23892 28905,23883 28905,23875 28905,23866 28905,23858 28905,23849 28905,23841 28905,23832 28905,23824 28905,23815 28905,23807 28905,23799 28905,23790 28905,23782 28905,23773 28905,23765 28905,23756 28905,23748 28905,23739 28905,23731 28905,23722 28905,23714 28905,23705 28905,23697 28905,23689 28905,23680 28905,23672 28905,23663 28905,23655 28905,23646 28905,23638 28905,23629 28905,23621 28905,23612 28905,23604 28905,23595 28905,23587 28905,23578 28905,23570 28905,23562 28905,23553 28905,23545 28905,23536 28905,23528 28905,23519 28905,23511 28905,23502 28905,23494 28905,23485 28905,23477 28905,23468 28905,23460 28905,23451 28905,23443 28905,23435 28905,23426 28905,23418 28905,23409 28905,23401 28905,23392 28905,23384 28905,23375 28905,23367 28905,23358 28905,23350 28905,23341 28905,23333 28905,23324 28905,23316 28905,23308 28905,23299 28905,23291 28905,23282 28905,23274 28905,23265 28905,23257 28905,23248 28905,23240 28905,23231 28905,23223 28905,23214 28905,23206 28905,23197 28905,23189 28905,23181 28905,23172 28905,23164 28905,23155 28905,23147 28905,23138 28905,23130 28905,23121 28905,23113 28905,23104 28905,23096 28905,23087 28905,23079 28905,23070 28905,23062 28905,23054 28905,23045 28905,23037 28905,23028 28905,23020 28905,23011 28905,23003 28905,22994 28905,22986 28905,22977 28905,22969 28905,22960 28905,22952 28905,22943 28905,22935 28905,22927 28905,22918 28905,22910 28905,22901 28905,22893 28905,22884 28905,22876 28905,22867 28905,22859 28905,22850 28905,22842 28905,22833 28905,22825 28905,22816 28905,22808 28905,22800 28905,22791 28905,22783 28905,22774 28905,22766 28905,22757 28905,22749 28905,22740 28905,22732 28905,22723 28905,22715 28905,22706 28905,22698 28905,22689 28905,22681 28905,22673 28905,22664 28905,22656 28905,22647 28905,22639 28905,22630 28905,22622 28905,22613 28905,22605 28905,22596 28905,22588 28905,22579 28905,22571 28905,22562 28905,22554 28905,22546 28905,22537 28905,22529 28905,22520 28905,22512 28905,22503 28905,22495 28905,22486 28905,22478 28905,22469 28905,22461 28905,22452 28905,22444 28905,22435 28905,22427 28905,22419 28905,22410 28905,22402 28905,22393 28905,22385 28905,22376 28905,22368 28905,22359 28905,22351 28905,22342 28905,22334 28905,22325 28905,22317 28905,22308 28905,22300 28905,22292 28905,22283 28905,22275 28905,22266 28905,22258 28905,22249 28905,22241 28905,22232 28905,22224 28905,22215 28905,22207 28905,22198 28905,22190 28905,22181 28905,22173 28905,22165 28905,22156 28905,22148 28905,22139 28905,22131 28905,22122 28905,22114 28905,22105 28905,22097 28905,22088 28905,22080 28905,22071 28905,22063 28905,22054 28905,22046 28905,22038 28905,22029 28905,22021 28905,22012 28905,22004 28905,21995 28905,21987 28905,21978 28905,21970 28905,21961 28905,21953 28905,21944 28905,21936 28905,21927 28905,21919 28905,21911 28905,21902 28905,21894 28905,21885 28905,21877 28905,21868 28905,21860 28905,21851 28905,21843 28905,21834 28905,21826 28905,21817 28905,21809 28905,21800 28905,21792 28905,21784 28905,21775 28905,21767 28905,21758 28905,21750 28905,21741 28905,21733 28905,21724 28905,21716 28905,21707 28905,21699 28905,21690 28905,21682 28905,21673 28905,21665 28905,21657 28905,21648 28905,21640 28905,21631 28905,21623 28905,21614 28905,21606 28905,21597 28905,21589 28905,21580 28905,21572 28905,21563 28905,21555 28905,21547 28905,21538 28905,21530 28905,21521 28905,21513 28905,21504 28905,21496 28905,21487 28905,21479 28905,21470 28905,21462 28905,21453 28905,21445 28905,21436 28905,21428 28905,21420 28905,21411 28905,21403 28905,21394 28905,21386 28905,21377 28905,21369 28905,21360 28905,21352 28905,21343 28905,21335 28905,21326 28905,21318 28905,21309 28905,21301 28905,21293 28905,21284 28905,21276 28905,21267 28905,21259 28905,21250 28905,21242 28905,21233 28905,21225 28905,21216 28905,21208 28905,21199 28905,21191 28905,21182 28905,21174 28905,21166 28905,21157 28905,21149 28905,21140 28905,21132 28905,21123 28905,21115 28905,21106 28905,21098 28905,21089 28905,21081 28905,21072 28905,21064 28905,21055 28905,21047 28905,21039 28905,21030 28905,21022 28905,21013 28905,21005 28905,20996 28905,20988 28905,20979 28905,20971 28905,20962 28905,20954 28905,20945 28905,20937 28905,20928 28905,20920 28905,20912 28905,20903 28905,20895 28905,20886 28905,20878 28905,20869 28905,20861 28905,20852 28905,20844 28905,20835 28905,20827 28905,20818 28905,20810 28905,20801 28905,20793 28905,20785 28905,20776 28905,20768 28905,20759 28905,20751 28905,20742 28905,20734 28905,20725 28905,20717 28905,20708 28905,20700 28905,20691 28905,20683 28905,20674 28905,20666 28905,20658 28905,20649 28905,20641 28905,20632 28905,20624 28905,20615 28905,20607 28905,20598 28905,20590 28905,20581 28905,20573 28905,20564 28905,20556 28905,20547 28905,20539 28905,20531 28905,20522 28905,20514 28905,20505 28905,20497 28905,20488 28905,20480 28905,20471 28905,20463 28905,20454 28905,20446 28905,20437 28905,20429 28905,20420 28905,20412 28905,20404 28905,20395 28905,20387 28905,20378 28905,20370 28905,20361 28905,20353 28905,20344 28905,20336 28905,20327 28905,20319 28905,20310 28905,20302 28905,20293 28905,20285 28905,20277 28905,20268 28905,20260 28905,20251 28905,20243 28905,20234 28905,20226 28905,20217 28905,20209 28905,20200 28905,20192 28905,20183 28905,20175 28905,20166 28905,20158 28905,20150 28905,20141 28905,20133 28905,20124 28905,20116 28905,20107 28905,20099 28905,20090 28905,20082 28905,20073 28905,20065 28905,20056 28905,20048 28905,20039 28905,20031 28905,20023 28905,20014 28905,20006 28905,19997 28905,19989 28905,19980 28905,19972 28905,19963 28905,19955 28905,19946 28905,19938 28905,19929 28905,19921 28905,19912 28905,19904 28905,19896 28905,19887 28905,19879 28905,19870 28905,19862 28905,19853 28905,19845 28905,19836 28905,19828 28905,19819 28905,19811 28905,19802 28905,19794 28905,19785 28905,19777 28905,19769 28905,19760 28905,19752 28905,19743 28905,19735 28905,19726 28905,19718 28905,19709 28905,19701 28905,19692 28905,19684 28905,19675 28905,19667 28905,19658 28905,19650 28905,19642 28905,19633 28905,19625 28905,19616 28905,19608 28905,19599 28905,19591 28905,19582 28905,19574 28905,19565 28905,19557 28905,19548 28905,19540 28905,19531 28905,19523 28905,19515 28905,19506 28905,19498 28905,19489 28905,19481 28905,19472 28905,19464 28905,19455 28905,19447 28905,19438 28905,19430 28905,19421 28905,19413 28905,19405 28905,19396 28905,19388 28905,19379 28905,19371 28905,19362 28905,19354 28905,19345 28905,19337 28905,19328 28905,19320 28905,19311 28905,19303 28905,19294 28905,19286 28905,19278 28905,19269 28905,19261 28905,19252 28905,19244 28905,19235 28905,19227 28905,19218 28905,19210 28905,19201 28905,19193 28905,19184 28905,19176 28905,19167 28905,19159 28905,19151 28905,19142 28905,19134 28905,19125 28905,19117 28905,19108 28905,19100 28905,19091 28905,19083 28905,19074 28905,19066 28905,19057 28905,19049 28905,19040 28905,19032 28905,19024 28905,19015 28905,19007 28905,18998 28905,18990 28905,18981 28905,18973 28905,18964 28905,18956 28905,18947 28905,18939 28905,18930 28905,18922 28905,18913 28905,18905 28905,18897 28905,18888 28905,18880 28905,18871 28905,18863 28905,18854 28905,18846 28905,18837 28905,18829 28905,18820 28905,18812 28905,18803 28905,18795 28905,18786 28905,18778 28905,18770 28905,18761 28905,18753 28905,18744 28905,18736 28905,18727 28905,18719 28905,18710 28905,18702 28905,18693 28905,18685 28905,18676 28905,18668 28905,18659 28905,18651 28905,18643 28905,18634 28905,18626 28905,18617 28905,18609 28905,18600 28905,18592 28905,18583 28905,18575 28905,18566 28905,18558 28905,18549 28905,18541 28905,18532 28905,18524 28905,18516 28905,18507 28905,18499 28905,18490 28905,18482 28905,18473 28905,18465 28905,18456 28905,18448 28905,18439 28905,18431 28905,18422 28905,18414 28905,18405 28905,18397 28905,18389 28905,18380 28905,18372 28905,18363 28905,18355 28905,18346 28905,18338 28905,18329 28905,18321 28905,18312 28905,18304 28905,18295 28905,18287 28905,18278 28905,18270 28905,18262 28905,18253 28905,18245 28905,18236 28905,18228 28905,18219 28905,18211 28905,18202 28905,18194 28905,18185 28905,18177 28905,18168 28905,18160 28905,18151 28905,18143 28905,18135 28905,18126 28905,18118 28905,18109 28905,18101 28905,18092 28905,18084 28905,18075 28905,18067 28905,18058 28905,18050 28905,18041 28905,18033 28905,18024 28905,18016 28905,18008 28905,17999 28905,17991 28905,17982 28905,17974 28905,17965 28905,17957 28905,17948 28905,17940 28905,17931 28905,17923 28905,17914 28905,17906 28905,17897 28905,17889 28905,17881 28905,17872 28905,17864 28905,17855 28905,17847 28905,17838 28905,17830 28905,17821 28905,17813 28905,17804 28905,17796 28905,17787 28905,17779 28905,17770 28905,17762 28905,17754 28905,17745 28905,17737 28905,17728 28905,17720 28905,17711 28905,17703 28905,17694 28905,17686 28905,17677 28905,17669 28905,17660 28905,17652 28905,17643 28905,17635 28905,17627 28905,17618 28905,17610 28905,17601 28905,17593 28905,17584 28905,17576 28905,17567 28905,17559 28905,17550 28905,17542 28905,17533 28905,17525 28905,17516 28905,17508 28905,17500 28905,17491 28905,17483 28905,17474 28905,17466 28905,17457 28905,17449 28905,17440 28905,17432 28905,17423 28905,17415 28905,17406 28905,17398 28905,17389 28905,17381 28905,17373 28905,17364 28905,17356 28905,17347 28905,17339 28905,17330 28905,17322 28905,17313 28905,17305 28905,17296 28905,17288 28905,17279 28905,17271 28905,17263 28905,17254 28905,17246 28905,17237 28905,17229 28905,17220 28905,17212 28905,17203 28905,17195 28905,17186 28905,17178 28905,17169 28905,17161 28905,17152 28905,17144 28905,17136 28905,17127 28905,17119 28905,17110 28905,17102 28905,17093 28905,17085 28905,17076 28905,17068 28905,17059 28905,17051 28905,17042 28905,17034 28905,17025 28905,17017 28905,17009 28905,17000 28905,16992 28905,16983 28905,16975 28905,16966 28905,16958 28905,16949 28905,16941 28905,16932 28905,16924 28905,16915 28905,16907 28905,16898 28905,16890 28905,16882 28905,16873 28905,16865 28905,16856 28905,16848 28905,16839 28905,16831 28905,16822 28905,16814 28905,16805 28905,16797 28905,16788 28905,16780 28905,16771 28905,16763 28905,16755 28905,16746 28905,16738 28905,16729 28905,16721 28905,16712 28905,16704 28905,16695 28905,16687 28905,16678 28905,16670 28905,16661 28905,16653 28905,16644 28905,16636 28905,16628 28905,16619 28905,16611 28905,16602 28905,16594 28905,16585 28905,16577 28905,16568 28905,16560 28905,16551 28905,16543 28905,16534 28905,16526 28905,16517 28905,16509 28905,16501 28905,16492 28905,16484 28905,16475 28905,16467 28905,16458 28905,16450 28905,16441 28905,16433 28905,16424 28905,16416 28905,16407 28905,16399 28905,16390 28905,16382 28905,16374 28905,16365 28905,16357 28905,16348 28905,16340 28905,16331 28905,16323 28905,16314 28905,16306 28905,16297 28905,16289 28905,16280 28905,16272 28905,16263 28905,16255 28905,16247 28905,16238 28905,16230 28905,16221 28905,16213 28905,16204 28905,16196 28905,16187 28905,16179 28905,16170 28905,16162 28905,16153 28905,16145 28905,16136 28905,16128 28905,16120 28905,16111 28905,16103 28905,16094 28905,16086 28905,16077 28905,16069 28905,16060 28905,16052 28905,16043 28905,16035 28905,16026 28905,16018 28905,16009 28905,16001 28905,15993 28905,15984 28905,15976 28905,15967 28905,15959 28905,15950 28905,15942 28905,15933 28905,15925 28905,15916 28905,15908 28905,15899 28905,15891 28905,15882 28905,15874 28905,15866 28905,15857 28905,15849 28905,15840 28905,15832 28905,15823 28905,15815 28905,15806 28905,15798 28905,15789 28905,15781 28905,15772 28905,15764 28905,15755 28905,15747 28905,15739 28905,15730 28905,15722 28905,15713 28905,15705 28905,15696 28905,15688 28905,15679 28905,15671 28905,15662 28905,15654 28905,15645 28905,15637 28905,15628 28905,15620 28905,15612 28905,15603 28905,15595 28905,15586 28905,15578 28905,15569 28905,15561 28905,15552 28905,15544 28905,15535 28905,15527 28905,15518 28905,15510 28905,15501 28905,15493 28905,15485 28905,15476 28905,15468 28905,15459 28905,15451 28905,15442 28905,15434 28905,15425 28905,15417 28905,15408 28905,15400 28905,15391 28905,15383 28905,15374 28905,15366 28905,15358 28905,15349 28905,15341 28905,15332 28905,15324 28905,15315 28905,15307 28905,15298 28905,15290 28905,15281 28905,15273 28905,15264 28905,15256 28905,15247 28905,15239 28905,15231 28905,15222 28905,15214 28905,15205 28905,15197 28905,15188 28905,15180 28905,15171 28905,15163 28905,15154 28905,15146 28905,15137 28905,15129 28905,15121 28905,15112 28905,15104 28905,15095 28905,15087 28905,15078 28905,15070 28905,15061 28905,15053 28905,15044 28905,15036 28905,15027 28905,15019 28905,15010 28905,15002 28905,14994 28905,14985 28905,14977 28905,14968 28905,14960 28905,14951 28905,14943 28905,14934 28905,14926 28905,14917 28905,14909 28905,14900 28905,14892 28905,14883 28905,14875 28905,14867 28905,14858 28905,14850 28905,14841 28905,14833 28905,14824 28905,14816 28905,14807 28905,14799 28905,14790 28905,14782 28905,14773 28905,14765 28905,14756 28905,14748 28905,14740 28905,14731 28905,14723 28905,14714 28905,14706 28905,14697 28905,14689 28905,14680 28905,14672 28905,14663 28905,14655 28905,14646 28905,14638 28905,14629 28905,14621 28905,14613 28905,14604 28905,14596 28905,14587 28905,14579 28905,14570 28905,14562 28905,14553 28905,14545 28905,14536 28905,14528 28905,14519 28905,14511 28905,14502 28905,14494 28905,14486 28905,14477 28905,14469 28905,14460 28905,14452 28905,14443 28905,14435 28905,14426 28905,14418 28905,14409 28905,14401 28905,14392 28905,14384 28905,14375 28905,14367 28905,14359 28905,14350 28905,14342 28905,14333 28905,14325 28905,14316 28905,14308 28905,14299 28905,14291 28905,14282 28905,14274 28905,14265 28905,14257 28905,14248 28905,14240 28905,14232 28905,14223 28905,14215 28905,14206 28905,14198 28905,14189 28905,14181 28905,14172 28905,14164 28905,14155 28905,14147 28905,14138 28905,14130 28905,14121 28905,14113 28905,14105 28905,14096 28905,14088 28905,14079 28905,14071 28905,14062 28905,14054 28905,14045 28905,14037 28905,14028 28905,14020 28905,14011 28905,14003 28905,13994 28905,13986 28905,13978 28905,13969 28905,13961 28905,13952 28905,13944 28905,13935 28905,13927 28905,13918 28905,13910 28905,13901 28905,13893 28905,13884 28905,13876 28905,13867 28905,13859 28905,13851 28905,13842 28905,13834 28905,13825 28905,13817 28905,13808 28905,13800 28905,13791 28905,13783 28905,13774 28905,13766 28905,13757 28905,13749 28905,13740 28905,13732 28905,13724 28905,13715 28905,13707 28905,13698 28905,13690 28905,13681 28905,13673 28905,13664 28905,13656 28905,13647 28905,13639 28905,13630 28905,13622 28905,13613 28905,13605 28905,13597 28905,13588 28905,13580 28905,13571 28905,13563 28905,13554 28905,13546 28905,13537 28905,13529 28905,13520 28905,13512 28905,13503 28905,13495 28905,13486 28905,13478 28905,13470 28905,13461 28905,13453 28905,13444 28905,13436 28905,13427 28905,13419 28905,13410 28905,13402 28905,13393 28905,13385 28905,13376 28905,13368 28905,13359 28905,13351 28905,13343 28905,13334 28905,13326 28905,13317 28905,13309 28905,13300 28905,13292 28905,13283 28905,13275 28905,13266 28905,13258 28905,13249 28905,13241 28905,13232 28905,13224 28905,13216 28905,13207 28905,13199 28905,13190 28905,13182 28905,13173 28905,13165 28905,13156 28905,13148 28905,13139 28905,13131 28905,13122 28905,13114 28905,13105 28905,13097 28905,13089 28905,13080 28905,13072 28905,13063 28905,13055 28905,13046 28905,13038 28905,13029 28905,13021 28905,13012 28905,13004 28905,12995 28905,12987 28905,12979 28905,12970 28905,12962 28905,12953 28905,12945 28905,12936 28905,12928 28905,12919 28905,12911 28905,12902 28905,12894 28905,12885 28905,12877 28905,12868 28905,12860 28905,12852 28905,12843 28905,12835 28905,12826 28905,12818 28905,12809 28905,12801 28905,12792 28905,12784 28905,12775 28905,12767 28905,12758 28905,12750 28905,12741 28905,12733 28905,12725 28905,12716 28905,12708 28905,12699 28905,12691 28905,12682 28905,12674 28905,12665 28905,12657 28905,12648 28905,12640 28905,12631 28905,12623 28905,12614 28905,12606 28905,12598 28905,12589 28905,12581 28905,12572 28905,12564 28905,12555 28905,12547 28905,12538 28905,12530 28905,12521 28905,12513 28905,12504 28905,12496 28905,12487 28905,12479 28905,12471 28905,12462 28905,12454 28905,12445 28905,12437 28905,12428 28905,12420 28905,12411 28905,12403 28905,12394 28905,12386 28905,12377 28905,12369 28905,12360 28905,12352 28905,12344 28905,12335 28905,12327 28905,12318 28905,12310 28905,12301 28905,12293 28905,12284 28905,12276 28905,12267 28905,12259 28905,12250 28905,12242 28905,12233 28905,12225 28905,12217 28905,12208 28905,12200 28905,12191 28905,12183 28905,12174 28905,12166 28905,12157 28905,12149 28905,12140 28905,12132 28905,12123 28905,12115 28905,12106 28905,12098 28905,12090 28905,12081 28905,12073 28905,12064 28905,12056 28905,12047 28905,12039 28905,12030 28905,12022 28905,12013 28905,12005 28905,11996 28905,11988 28905,11979 28905,11971 28905,11963 28905,11954 28905,11946 28905,11937 28905,11929 28905,11920 28905,11912 28905,11903 28905,11895 28905,11886 28905,11878 28905,11869 28905,11861 28905,11852 28905,11844 28905,11836 28905,11827 28905,11819 28905,11810 28905,11802 28905,11793 28905,11785 28905,11776 28905,11768 28905,11759 28905,11751 28905,11742 28905,11734 28905,11725 28905,11717 28905,11709 28905,11700 28905,11692 28905,11683 28905,11675 28905,11666 28905,11658 28905,11649 28905,11641 28905,11632 28905,11624 28905,11615 28905,11607 28905,11598 28905,11590 28905,11582 28905,11573 28905,11565 28905,11556 28905,11548 28905,11539 28905,11531 28905,11522 28905,11514 28905,11505 28905,11497 28905,11488 28905,11480 28905,11471 28905,11463 28905,11455 28905,11446 28905,11438 28905,11429 28905,11421 28905,11412 28905,11404 28905,11395 28905,11387 28905,11378 28905,11370 28905,11361 28905,11353 28905,11344 28905,11336 28905,11328 28905,11319 28905,11311 28905,11302 28905,11294 28905,11285 28905,11277 28905,11268 28905,11260 28905,11251 28905,11243 28905,11234 28905,11226 28905,11217 28905,11209 28905,11201 28905,11192 28905,11184 28905,11175 28905,11167 28905,11158 28905,11150 28905,11141 28905,11133 28905,11124 28905,11116 28905,11107 28905,11099 28905,11090 28905,11082 28905,11074 28905,11065 28905,11057 28905,11048 28905,11040 28905,11031 28905,11023 28905,11014 28905,11006 28905,10997 28905,10989 28905,10980 28905,10972 28905,10963 28905,10955 28905,10947 28905,10938 28905,10930 28905,10921 28905,10913 28905,10904 28905,10896 28905,10887 28905,10879 28905,10870 28905,10862 28905,10853 28905,10845 28905,10836 28905,10828 28905,10820 28905,10811 28905,10803 28905,10794 28905,10786 28905,10777 28905,10769 28905,10760 28905,10752 28905,10743 28905,10735 28905,10726 28905,10718 28905,10710 28905,10701 28905,10693 28905,10684 28905,10676 28905,10667 28905,10659 28905,10650 28905,10642 28905,10633 28905,10625 28905,10616 28905,10608 28905,10599 28905,10591 28905,10583 28905,10574 28905,10566 28905,10557 28905,10549 28905,10540 28905,10532 28905,10523 28905,10515 28905,10506 28905,10498 28905,10489 28905,10481 28905,10472 28905,10464 28905,10456 28905,10447 28905,10439 28905,10430 28905,10422 28905,10413 28905,10405 28905,10396 28905,10388 28905,10379 28905,10371 28905,10362 28905,10354 28905,10345 28905,10337 28905,10329 28905,10320 28905,10312 28905,10303 28905,10295 28905,10286 28905,10278 28905,10269 28905,10261 28905,10252 28905,10244 28905,10235 28905,10227 28905,10218 28905,10210 28905,10202 28905,10193 28905,10185 28905,10176 28905,10168 28905,10159 28905,10151 28905,10142 28905,10134 28905,10125 28905,10117 28905,10108 28905,10100 28905,10091 28905,10083 28905,10075 28905,10066 28905,10058 28905,10049 28905,10041 28905,10032 28905,10024 28905,10015 28905,10007 28905,9998 28905,9990 28905,9981 28905,9973 28905,9964 28905,9956 28905,9948 28905,9939 28905,9931 28905,9922 28905,9914 28905,9905 28905,9897 28905,9888 28905,9880 28905,9871 28905,9863 28905,9854 28905,9846 28905,9837 28905,9829 28905,9821 28905,9812 28905,9804 28905,9795 28905,9787 28905,9778 28905,9770 28905,9761 28905,9753 28905,9744 28905,9736 28905,9727 28905,9719 28905,9710 28905,9702 28905,9694 28905,9685 28905,9677 28905,9668 28905,9660 28905,9651 28905,9643 28905,9634 28905,9626 28905,9617 28905,9609 28905,9600 28905,9592 28905,9583 28905,9575 28905,9567 28905,9558 28905,9550 28905,9541 28905,9533 28905,9524 28905,9516 28905,9507 28905,9499 28905,9490 28905,9482 28905,9473 28905,9465 28905,9456 28905,9448 28905,9440 28905,9431 28905,9423 28905,9414 28905,9406 28905,9397 28905,9389 28905,9380 28905,9372 28905,9363 28905,9355 28905,9346 28905,9338 28905,9329 28905,9321 28905,9313 28905,9304 28905,9296 28905,9287 28905,9279 28905,9270 28905,9262 28905,9253 28905,9245 28905,9236 28905,9228 28905,9219 28905,9211 28905,9202 28905,9194 28905,9186 28905,9177 28905,9169 28905,9160 28905,9152 28905,9143 28905,9135 28905,9126 28905,9118 28905,9109 28905,9101 28905,9092 28905,9084 28905,9075 28905,9067 28905,9059 28905,9050 28905,9042 28905,9033 28905,9025 28905,9016 28905,9008 28905,8999 28905,8991 28905,8982 28905,8974 28905,8965 28905,8957 28905,8948 28905,8940 28905,8932 28905,8923 28905,8915 28905,8906 28905,8898 28905,8889 28905,8881 28905,8872 28905,8864 28905,8855 28905,8847 28905,8838 28905,8830 28905,8821 28905,8813 28905,8805 28905,8796 28905,8788 28905,8779 28905,8771 28905,8762 28905,8754 28905,8745 28905,8737 28905,8728 28905,8720 28905,8711 28905,8703 28905,8694 28905,8686 28905,8678 28905,8669 28905,8661 28905,8652 28905,8644 28905,8635 28905,8627 28905,8618 28905,8610 28905,8601 28905,8593 28905,8584 28905,8576 28905,8568 28905,8559 28905,8551 28905,8542 28905,8534 28905,8525 28905,8517 28905,8508 28905,8500 28905,8491 28905,8483 28905,8474 28905,8466 28905,8457 28905,8449 28905,8441 28905,8432 28905,8424 28905,8415 28905,8407 28905,8398 28905,8390 28905,8381 28905,8373 28905,8364 28905,8356 28905,8347 28905,8339 28905,8330 28905,8322 28905,8314 28905,8305 28905,8297 28905,8288 28905,8280 28905,8271 28905,8263 28905,8254 28905,8246 28905,8237 28905,8229 28905,8220 28905,8212 28905,8203 28905,8195 28905,8187 28905,8178 28905,8170 28905,8161 28905,8153 28905,8144 28905,8136 28905,8127 28905,8119 28905,8110 28905,8102 28905,8093 28905,8085 28905,8076 28905,8068 28905,8060 28905,8051 28905,8043 28905,8034 28905,8026 28905,8017 28905,8009 28905,8000 28905,7992 28905,7983 28905,7975 28905,7966 28905,7958 28905,7949 28905,7941 28905,7933 28905,7924 28905,7916 28905,7907 28905,7899 28905,7890 28905,7882 28905,7873 28905,7865 28905,7856 28905,7848 28905,7839 28905,7831 28905,7822 28905,7814 28905,7806 28905,7797 28905,7789 28905,7780 28905,7772 28905,7763 28905,7755 28905,7746 28905,7738 28905,7729 28905,7721 28905,7712 28905,7704 28905,7695 28905,7687 28905,7679 28905,7670 28905,7662 28905,7653 28905,7645 28905,7636 28905,7628 28905,7619 28905,7611 28905,7602 28905,7594 28905,7585 28905,7577 28905,7568 28905,7560 28905,7552 28905,7543 28905,7535 28905,7526 28905,7518 28905,7509 28905,7501 28905,7492 28905,7484 28905,7475 28905,7467 28905,7458 28905,7450 28905,7441 28905,7433 28905,7425 28905,7416 28905,7408 28905,7399 28905,7391 28905,7382 28905,7374 28905,7365 28905,7357 28905,7348 28905,7340 28905,7331 28905,7323 28905,7314 28905,7306 28905,7298 28905,7289 28905,7281 28905,7272 28905,7264 28905,7255 28905,7247 28905,7238 28905,7230 28905,7221 28905,7213 28905,7204 28905,7196 28905,7187 28905,7179 28905,7171 28905,7162 28905,7154 28905,7145 28905,7137 28905,7128 28905,7120 28905,7111 28905,7103 28905,7094 28905,7086 28905,7077 28905,7069 28905,7060 28905,7052 28905,7044 28905,7035 28905,7027 28905,7018 28905,7010 28905,7001 28905,6993 28905,6984 28905,6976 28905,6967 28905,6959 28905,6950 28905,6942 28905,6933 28905,6925 28905,6917 28905,6908 28905,6900 28905,6891 28905,6883 28905,6874 28905,6866 28905,6857 28905,6849 28905,6840 28905,6832 28905,6823 28905,6815 28905,6806 28905,6798 28905,6790 28905,6781 28905,6773 28905,6764 28905,6756 28905,6747 28905,6739 28905,6730 28905,6722 28905,6713 28905,6705 28905,6696 28905,6688 28905,6679 28905,6671 28905,6663 28905,6654 28905,6646 28905,6637 28905,6629 28905,6620 28905,6612 28905,6603 28905,6595 28905,6586 28905,6578 28905,6569 28905,6561 28905,6552 28905,6544 28905,6536 28905,6527 28905,6519 28905,6510 28905,6502 28905,6493 28905,6485 28905,6476 28905,6468 28905,6459 28905,6451 28905,6442 28905,6434 28905,6426 28905,6417 28905,6409 28905,6400 28905,6392 28905,6383 28905,6375 28905,6366 28905,6358 28905,6349 28905,6341 28905,6332 28905,6324 28905,6315 28905,6307 28905,6299 28905,6290 28905,6282 28905,6273 28905,6265 28905,6256 28905,6248 28905,6239 28905,6231 28905,6222 28905,6214 28905,6205 28905,6197 28905,6188 28905,6180 28905,6172 28905,6163 28905,6155 28905,6146 28905,6138 28905,6129 28905,6121 28905,6112 28905,6104 28905,6095 28905,6087 28905,6078 28905,6070 28905,6061 28905,6053 28905,6045 28905,6036 28905,6028 28905,6019 28905,6011 28905,6002 28905,5994 28905,5985 28905,5977 28905,5968 28905,5960 28905,5951 28905,5943 28905,5934 28905,5926 28905,5918 28905,5909 28905,5901 28905,5892 28905,5884 28905,5875 28905,5867 28905,5858 28905,5850 28905,5841 28905,5833 28905,5824 28905,5816 28905,5807 28905,5799 28905,5791 28905,5782 28905,5774 28905,5765 28905,5757 28905,5748 28905,5740 28905,5731 28905,5723 28905,5714 28905,5706 28905,5697 28905,5689 28905,5680 28905,5672 28905,5664 28905,5655 28905,5647 28905,5638 28905,5630 28905,5621 28905,5613 28905,5604 28905,5596 28905,5587 28905,5579 28905,5570 28905,5562 28905,5553 28905,5545 28905,5537 28905,5528 28905,5520 28905,5511 28905,5503 28905,5494 28905,5486 28905,5477 28905,5469 28905,5460 28905,5452 28905,5443 28905,5435 28905,5426 28905,5418 28905,5410 28905,5401 28905,5393 28905,5384 28905,5376 28905,5367 28905,5359 28905,5350 28905,5342 28905,5333 28905,5325 28905,5316 28905,5308 28905,5299 28905,5291 28905,5283 28905,5274 28905,5266 28905,5257 28905,5249 28905,5240 28905,5232 28905,5223 28905,5215 28905,5206 28905,5198 28905,5189 28905,5181 28905,5172 28905,5164 28905,5156 28905,5147 28905,5139 28905,5130 28905,5122 28905,5113 28905,5105 28905,5096 28905,5088 28905,5079 28905,5071 28905,5062 28905,5054 28905,5045 28905,5037 28905,5029 28905,5020 28905,5012 28905,5003 28905,4995 28905,4986 28905,4978 28905,4969 28905,4961 28905,4952 28905,4944 28905,4935 28905,4927 28905,4918 28905,4910 28905,4902 28905,4893 28905,4885 28905,4876 28905,4868 28905,4859 28905,4851 28905,4842 28905,4834 28905,4825 28905,4817 28905,4808 28905,4800 28905,4791 28905,4783 28905,4775 28905,4766 28905,4758 28905,4749 28905,4741 28905,4732 28905,4724 28905,4715 28905,4707 28905,4698 28905,4690 28905,4681 28905,4673 28905,4664 28905,4656 28905,4648 28905,4639 28905,4631 28905,4622 28905,4614 28905,4605 28905,4597 28905,4588 28905,4580 28905,4571 28905,4563 28905,4554 28905,4546 28905,4537 28905,4529 28905,4521 28905,4512 28905,4504 28905,4495 28905,4487 28905,4478 28905,4470 28905,4461 28905,4453 28905,4444 28905,4436 28905,4427 28905,4419 28905,4410 28905,4402 28905,4394 28905,4385 28905,4377 28905,4368 28905,4360 28905,4351 28905,4343 28905,4334 28905,4326 28905,4317 28905,4309 28905,4300 28905,4292 28905,4284 28905,4275 28905,4267 28905,4258 28905,4250 28905,4241 28905,4233 28905,4224 28905,4216 28905,4207 28905,4199 28905,4190 28905,4182 28905,4173 28905,4165 28905,4157 28905,4148 28905,4140 28905,4131 28905,4123 28905,4114 28905,4106 28905,4097 28905,4089 28905,4080 28905,4072 28905,4063 28905,4055 28905,4046 28905,4038 28905,4030 28905,4021 28905,4013 28905,4004 28905,3996 28905,3987 28905,3979 28905,3970 28905,3962 28905,3953 28905,3945 28905,3936 28905,3928 28905,3919 28905,3911 28905,3903 28905,3894 28905,3886 28905,3877 28905,3869 28905,3860 28905,3852 28905,3843 28905,3835 28905,3826 28905,3818 28905,3809 28905,3801 28905,3792 28905,3784 28905,3776 28905,3767 28905,3759 28905,3750 28905,3742 28905,3733 28905,3725 28905,3716 28905,3708 28905,3699 28905,3691 28905,3682 28905,3674 28905,3665 28905,3657 28905,3649 28905,3640 28905,3632 28905,3623 28905,3615 28905,3606 28905,3598 28905,3589 28905,3581 28905,3572 28905,3564 28905,3555 28905,3547 28905,3538 28905,3530 28905,3522 28905,3513 28905,3505 28905,3496 28905,3488 28905,3479 28905,3471 28905,3462 28905,3454 28905,3445 28905,3437 28905,3428 28905,3420 28905,3411 28905,3403 28905,3395 28905,3386 28905,3378 28905,3369 28905,3361 28905,3352 28905,3344 28905,3335 28905,3327 28905,3318 28905,3310 28905,3301 28905,3293 28905,3284 28905,3276 28905,3268 28905,3259 28905,3251 28905,3242 28905,3234 28905,3225 28905,3217 28905,3208 28905,3200 28905,3191 28905,3183 28905,3174 28905,3166 28905,3157 28905,3149 28905,3141 28905,3132 28905,3124 28905,3115 28905,3107 28905,3098 28905,3090 28905,3081 28905,3073 28905,3064 28905,3056 28905,3047 28905,3039 28905,3030 28905,3022 28905,3014 28905,3005 28905,2997 28905,2988 28905,2980 28905,2971 28905,2963 28905,2954 28905,2946 28905,2937 28905,2929 28905,2920 28905,2912 28905,2903 28905,2895 28905,2887 28905,2878 28905,2870 28905,2861 28905,2853 28905,2844 28905,2836 28905,2827 28905,2819 28905,2810 28905,2802 28905,2793 28905,2785 28905,2776 28905,2768 28905,2760 28905,2751 28905,2743 28905,2734 28905,2726 28905,2717 28905,2709 28905,2700 28905,2692 28905,2683 28905,2675 28905,2666 28905,2658 28905,2649 28905,2641 28905,2633 28905,2624 28905,2616 28905,2607 28905,2599 28905,2590 28905,2582 28905,2573 28905,2565 28905,2556 28905,2548 28905,2539 28905,2531 28905,2522 28905,2514 28905,2506 28905,2497 28905,2489 28905,2480 28905,2472 28905,2463 28905,2455 28905,2446 28905,2438 28905,2429 28905,2421 28905,2412 28905,2404 28905,2395 28905,2387 28905,2379 28905,2370 28905,2362 28905,2353 28905,2345 28905,2336 28905,2328 28905,2319 28905,2311 28905,2302 28905,2294 28905,2285 28905,2277 28905,2268 28905,2260 28905,2252 28905,2243 28905,2235 28905,2226 28905,2218 28905,2209 28905,2201 28905,2192 28905,2184 28905,2175 28905,2167 28905,2158 28905,2150 28905,2142 28905,2133 28905,2125 28905,2116 28905,2108 28905,2099 28905,2091 28905,2082 28905,2074 28905,2065 28905,2057 28905,2048 28905,2040 28905,2031 28905,2023 28905,2015 28905,2006 28905,1998 28905,1989 28905,1981 28905,1972 28905,1964 28905,1955 28905,1947 28905,1938 28905,1930 28905,1921 28905,1913 28905,1904 28905,1896 28905,1888 28905,1879 28905,1871 28905,1862 28905,1854 28905,1845 28905,1837 28905,1828 28905,1820 28905,1811 28905,1803 28905,1794 28905,1786 28905,1777 28905,1769 28905,1761 28905,1752 28905,1744 28905,1735 28905,1727 28905,1718 28905,1710 28905,1701 28905,1693 28905,1684 28905,1676 28905,1667 28905,1659 28905,1650 28905,1642 28905,1634 28905,1625 28905,1617 28905,1608 28905,1600 28905,1591 28905,1583 28905,1574 28905,1566 28905,1557 28905,1549 28905,1540 28905,1532 28905,1523 28905,1515 28905,1507 28905,1498 28905,1490 28905,1481 28905,1473 28905,1464 28905,1456 28905,1447 28905,1439 28905,1430 28905,1422 28905,1413 28905,1405 28905,1396 28905,1388 28905,1380 28905,1371 28905,1363 28905,1354 28905,1346 28905,1337 28905,1329 28905,1320 28905,1312 28905,1303 28905,1295 28905,1286 28905,1278 28905,1269 28905,1261 28905,1253 28905,1244 28905,1236 28905,1227 28905,1219 28905,1210 28905,1202 28905,1193 28905,1185 28905,1176 28905,1168 28905,1159 28905,1151 28905,1142 28905,1134 28905,1126 28905,1117 28905,1109 28905,1100 28905,1092 28905,1083 28905,1075 28905,1066 28905,1058 28905,1049 28905,1041 28905,1032 28905,1024 28905,1015 28905,1007 28905,999 28905,990 28905,982 28905,973 28905,965 28905,956 28905,948 28905,939 28905,931 28905,922 28905,914 28905,905 28905,897 28905,888 28905,880 28905,872 28905,863 28905,855 28905,846 28905,838 28905,829 28905,821 28905,812 28905,804 28905,795 28905,787 28905,778 28905,770 28905,761 28905,753 28905,745 28905,736 28905,728 28905,719 28905,711 28905,702 28905,694 28905,685 28905,677 28905,668 28905,660 28905,651 28905,643 28905,634 28905,626 28905,618 28905,609 28905,601 28905,592 28905,584 28905,575 28905,567 28905,558 28905,550 28905,541 28905,533 28905,524 28905,516 28905,507 28905,499 28905,491 28905,482 28905,474 28905,465 28905,457 28905,448 28905,440 28905,431 28905,423 28905,414 28905,406 28905,397 28905,389 28905,380 28905,372 28905,364 28905,355 28905,347 28905,338 28905,330 28905,321 28905,313 28905,304 28905,296 28905,287 28905,279 28905,270 28905,262 28905,253 28905,245 28905,237 28905,228 28905,220 28905,211 28905,203 28905,194 28905,186 28905,177 28905,169 28905,160 28905,152 28905,143 28905,135 28905,126 28905,118 28905,110 28905,101 28905,93 28905,84 28905,76 28905,67 28905,59 28905,50 28905,42 28905,33 28905,25 28905,16 28905,8" draw:recreate-on-edit="true"/></draw:frame>VLAN enforcement is pictured in the above diagram. Inline enforcement should be seen as a simple flat network where PacketFence acts as a firewall / gateway.</text:p>
      <text:list xml:id="list1027057638" text:continue-numbering="true" text:style-name="Outline">
        <text:list-item>
          <text:list>
            <text:list-item>
              <text:h text:style-name="P92" text:outline-level="2"><text:bookmark text:name="__RefHeading__4889_676192730"/>Components<text:bookmark-end text:name="__RefHeading__4889_676192730"/></text:h>
            </text:list-item>
          </text:list>
        </text:list-item>
      </text:list>
      <text:p text:style-name="Text_20_body"><draw:frame draw:style-name="fr4" draw:name="graphics11" text:anchor-type="paragraph" svg:x="3.189cm" svg:y="0cm" svg:width="14.037cm" svg:height="18.824cm" draw:z-index="1"><draw:image xlink:href="Pictures/100002010000092100000BE1805CA761.png" xlink:type="simple" xlink:show="embed" xlink:actuate="onLoad"/></draw:frame></text:p>
      <text:list xml:id="list526379855" text:continue-numbering="true" text:style-name="Outline">
        <text:list-item>
          <text:h text:style-name="Heading_20_1" text:outline-level="1"><text:bookmark text:name="__RefHeading__4757_400627320"/>System Requirements<text:bookmark-end text:name="__RefHeading__4757_400627320"/></text:h>
          <text:list>
            <text:list-item>
              <text:h text:style-name="Heading_20_2" text:outline-level="2"><text:bookmark text:name="__RefHeading__7255_1795821865"/>Assumptions<text:bookmark-end text:name="__RefHeading__7255_1795821865"/></text:h>
            </text:list-item>
          </text:list>
        </text:list-item>
      </text:list>
      <text:p text:style-name="Standard">PacketFence reuses many components in an infrastructure. Thus, it requires the following ones:</text:p>
      <text:list xml:id="list2081221843" text:style-name="L1">
        <text:list-header>
          <text:p text:style-name="P81">❏<text:tab/>Database server (MySQL)</text:p>
          <text:p text:style-name="P81">❏<text:tab/>Web server (Apache)</text:p>
          <text:p text:style-name="P93"/>
          <text:p text:style-name="P93">Depending on your setup you may have to install additional components like:</text:p>
          <text:p text:style-name="P81">❏<text:tab/>DHCP server (ISC DHCP)</text:p>
          <text:p text:style-name="P81">❏<text:tab/>DNS server (BIND)</text:p>
          <text:p text:style-name="P81">❏<text:tab/>RADIUS server (FreeRADIUS)</text:p>
        </text:list-header>
      </text:list>
      <text:p text:style-name="P18">❏<text:tab/>NIDS (Snort)</text:p>
      <text:p text:style-name="P43"/>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of these requirements before continuing with this guide.</text:p>
      <text:p text:style-name="Text_20_body">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MySQL server</text:p>
          </table:table-cell>
          <table:table-cell table:style-name="Table1.A1" office:value-type="string">
            <text:p text:style-name="Table_20_Contents">MySQL 4.1 or 5.1</text:p>
          </table:table-cell>
        </table:table-row>
        <table:table-row>
          <table:table-cell table:style-name="Table1.A1" office:value-type="string">
            <text:p text:style-name="Table_20_Contents">Web server</text:p>
          </table:table-cell>
          <table:table-cell table:style-name="Table1.A1" office:value-type="string">
            <text:p text:style-name="Table_20_Contents">Apache 2.2</text:p>
          </table:table-cell>
        </table:table-row>
        <table:table-row>
          <table:table-cell table:style-name="Table1.A3" office:value-type="string">
            <text:p text:style-name="Table_20_Contents">DHCP server</text:p>
          </table:table-cell>
          <table:table-cell table:style-name="Table1.A3" office:value-type="string">
            <text:p text:style-name="Table_20_Contents">DHCP 3</text:p>
          </table:table-cell>
        </table:table-row>
        <table:table-row>
          <table:table-cell table:style-name="Table1.A4" office:value-type="string">
            <text:p text:style-name="Table_20_Contents">DNS server</text:p>
          </table:table-cell>
          <table:table-cell table:style-name="Table1.A4" office:value-type="string">
            <text:p text:style-name="Table_20_Contents">BIND 9</text:p>
          </table:table-cell>
        </table:table-row>
        <table:table-row>
          <table:table-cell table:style-name="Table1.A4" office:value-type="string">
            <text:p text:style-name="Table_20_Contents">RADIUS server</text:p>
          </table:table-cell>
          <table:table-cell table:style-name="Table1.A4" office:value-type="string">
            <text:p text:style-name="Table_20_Contents">FreeRADIUS 2</text:p>
          </table:table-cell>
        </table:table-row>
        <table:table-row>
          <table:table-cell table:style-name="Table1.A4" office:value-type="string">
            <text:p text:style-name="Table_20_Contents">Snort</text:p>
          </table:table-cell>
          <table:table-cell table:style-name="Table1.A4" office:value-type="string">
            <text:p text:style-name="Table_20_Contents">Snort 2.8 or 2.9</text:p>
          </table:table-cell>
        </table:table-row>
      </table:table>
      <text:p text:style-name="Standard">More recent versions of the software mentioned above can also be used.</text:p>
      <text:list xml:id="list1623293567" text:continue-list="list526379855" text:style-name="Outline">
        <text:list-item>
          <text:list>
            <text:list-item>
              <text:h text:style-name="P92" text:outline-level="2"><text:bookmark text:name="__RefHeading__1805_664238303"/>Minimum Hardware Requirements<text:bookmark-end text:name="__RefHeading__1805_664238303"/></text:h>
            </text:list-item>
          </text:list>
        </text:list-item>
      </text:list>
      <text:p text:style-name="Standard">The following table provides hardware recommendations for the server and desktop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list xml:id="list1179545340" text:style-name="L2">
              <text:list-header>
                <text:p text:style-name="P87">◾ Intel or AMD CPU 3 GHz</text:p>
              </text:list-header>
            </text:list>
            <text:list xml:id="list1494656298" text:style-name="L3">
              <text:list-header>
                <text:p text:style-name="P88">◾ 2048 MB of RAM</text:p>
              </text:list-header>
            </text:list>
            <text:list xml:id="list1304941656" text:continue-list="list1179545340" text:style-name="L2">
              <text:list-header>
                <text:p text:style-name="P87">◾ 20 GB of disk space (RAID 1 recommended)</text:p>
                <text:p text:style-name="P87">◾ 1 Network card</text:p>
                <text:list>
                  <text:list-item>
                    <text:list>
                      <text:list-item>
                        <text:p text:style-name="P89"><text:s/>+ 1 for high-availability</text:p>
                      </text:list-item>
                      <text:list-item>
                        <text:p text:style-name="P89"><text:s/>+ 1 for intrusion detection</text:p>
                      </text:list-item>
                    </text:list>
                  </text:list-item>
                </text:list>
              </text:list-header>
            </text:list>
          </table:table-cell>
        </table:table-row>
      </table:table>
      <text:p text:style-name="Standard"/>
      <text:list xml:id="list146138156" text:continue-list="list1623293567" text:style-name="Outline">
        <text:list-item>
          <text:list>
            <text:list-item>
              <text:h text:style-name="P92" text:outline-level="2"><text:bookmark text:name="__RefHeading__1807_664238303"/>Operating System Requirements<text:bookmark-end text:name="__RefHeading__1807_664238303"/></text:h>
            </text:list-item>
          </text:list>
        </text:list-item>
      </text:list>
      <text:p text:style-name="Standard">PacketFence supports the following operating systems on the i386 or x86_64 architectures: </text:p>
      <text:list xml:id="list1869853902" text:style-name="L4">
        <text:list-header>
          <text:p text:style-name="P82">❏<text:tab/>Red Hat Enterprise Linux 5.x/6.x Server</text:p>
          <text:p text:style-name="P82">❏<text:tab/>Community ENTerprise Operating System (CentOS) 5.x/6.x</text:p>
        </text:list-header>
      </text:list>
      <text:p text:style-name="Text_20_body"/>
      <text:p text:style-name="Text_20_body">Make sure that you can install additional packages from your standard distribution. For example, if you are using Red Hat Enterprise Linux, you have to be subscribed to the Red Hat Network before continuing with the PacketFence software installation.</text:p>
      <text:p text:style-name="Text_20_body">Other distributions such as Debian, Fedora and Gentoo are known to work but this document doesn't cover them.</text:p>
      <text:p text:style-name="Text_20_body"/>
      <text:p text:style-name="Heading_20_3">Services start-up</text:p>
      <text:p text:style-name="Text_20_body">PacketFence takes care of handling the operation of the following services:</text:p>
      <text:p text:style-name="P18">❏<text:tab/>Web server (httpd)</text:p>
      <text:p text:style-name="P18">❏<text:tab/>DHCP server (dhcpd)</text:p>
      <text:p text:style-name="P18">❏<text:tab/>DNS server (named)</text:p>
      <text:p text:style-name="P18">❏<text:tab/>FreeRADIUS server (radiusd)</text:p>
      <text:p text:style-name="P18">❏<text:tab/>Snort Network IDS (snort)</text:p>
      <text:p text:style-name="P18">❏<text:tab/>Firewall (iptables)</text:p>
      <text:p text:style-name="P18"/>
      <text:p text:style-name="P49">Make sure that all the other services are automatically started by your operating system!</text:p>
      <text:p text:style-name="Text_20_body"/>
      <text:list xml:id="list1812391946" text:continue-list="list146138156" text:style-name="Outline">
        <text:list-item>
          <text:h text:style-name="Heading_20_1" text:outline-level="1"><text:bookmark text:name="__RefHeading__7257_1795821865"/>Installation<text:bookmark-end text:name="__RefHeading__7257_1795821865"/></text:h>
        </text:list-item>
      </text:list>
      <text:p text:style-name="Text_20_body">This section will guide you through the installation of PacketFence together with its dependencies.</text:p>
      <text:list xml:id="list1205599949" text:continue-numbering="true" text:style-name="Outline">
        <text:list-item>
          <text:list>
            <text:list-item>
              <text:h text:style-name="Heading_20_2" text:outline-level="2"><text:bookmark text:name="__RefHeading__1811_664238303"/>OS Installation<text:bookmark-end text:name="__RefHeading__1811_664238303"/></text:h>
            </text:list-item>
          </text:list>
        </text:list-item>
      </text:list>
      <text:p text:style-name="Text_20_body">Install your distribution with minimal installation and no additional packages. Then:</text:p>
      <text:list xml:id="list656513091" text:style-name="L5">
        <text:list-header>
          <text:p text:style-name="P83">❏<text:tab/>Enable Firewall</text:p>
          <text:p text:style-name="P83">❏<text:tab/>Disable SELinux</text:p>
          <text:p text:style-name="P69"/>
        </text:list-header>
      </text:list>
      <text:p text:style-name="Text_20_body">Make sure your system is up to date and your yum database is updated:</text:p>
      <text:p text:style-name="Code">yum update</text:p>
      <text:p text:style-name="Text_20_body"/>
      <text:p text:style-name="Heading_20_3"/>
      <text:p text:style-name="Heading_20_3">RHEL 5.x / CentOS 5.x</text:p>
      <text:p text:style-name="Text_20_body">Some PacketFence dependencies are available through the Repoforge repository (<text:a xlink:type="simple" xlink:href="http://repoforge.org/">http://repoforge.org/</text:a>) so you need to configure YUM to use it.</text:p>
      <text:p text:style-name="P51">Then install the latest version of the RPMForge package for your architecture (<text:a xlink:type="simple" xlink:href="http://pkgs.repoforge.org/rpmforge-release/">http://pkgs.repoforge.org/rpmforge-release/</text:a>). For example (i386):</text:p>
      <text:p text:style-name="Code">wget <text:a xlink:type="simple" xlink:href="http://pkgs.repoforge.org/rpmforge-release/rpmforge-release-0.5.2-2.el5.rf.i386.rpm">http://pkgs.repoforge.org/rpmforge-release/rpmforge-release-0.5.2-2.el5.rf.i386.rpm</text:a><text:line-break/>rpm -i rpmforge-release-0.5.2-2.el5.rf.i386.rpm</text:p>
      <text:p text:style-name="Text_20_body"/>
      <text:p text:style-name="Text_20_body">Disable the repository by default. <text:s/>In the /etc/yum.repos.d/rpmforge.repo, set enabled to 0 under the rpmforge section:</text:p>
      <text:p text:style-name="Code">enabled = 0</text:p>
      <text:p text:style-name="Heading_20_3"><text:soft-page-break/></text:p>
      <text:p text:style-name="Heading_20_3">RHEL 6.x / CentOS 6.x</text:p>
      <text:p text:style-name="Text_20_body">Some PacketFence dependencies are available through the Repoforge repository (<text:a xlink:type="simple" xlink:href="http://repoforge.org/">http://repoforge.org/</text:a>) so you need to configure YUM to use it.</text:p>
      <text:p text:style-name="P51">Then install the latest version of the RPMForge package for your architecture (<text:a xlink:type="simple" xlink:href="http://pkgs.repoforge.org/rpmforge-release/">http://pkgs.repoforge.org/rpmforge-release/</text:a>). For example (x86_64):</text:p>
      <text:p text:style-name="Code">wget <text:a xlink:type="simple" xlink:href="http://pkgs.repoforge.org/rpmforge-release/rpmforge-release-0.5.2-2.el6.rf.x86_64.rpm">http://pkgs.repoforge.org/rpmforge-release/rpmforge-release-0.5.2-2.el6.rf.x86_64.rpm</text:a><text:line-break/>rpm -i rpmforge-release-0.5.2-2.el6.rf.x86_64.rpm</text:p>
      <text:p text:style-name="Text_20_body"/>
      <text:p text:style-name="Text_20_body">Disable this repository by default. In the /etc/yum.repos.d/rpmforge.repo, set enabled to 0 under the rpmforge section:</text:p>
      <text:p text:style-name="Code">enabled = 0</text:p>
      <text:p text:style-name="Text_20_body"/>
      <text:p text:style-name="Text_20_body">Then install the EPEL repository (<text:a xlink:type="simple" xlink:href="http://fedoraproject.org/wiki/EPEL/FAQ">http://fedoraproject.org/wiki/EPEL/FAQ</text:a>). To do so, simply grab the latest EPEL rpm (version 6.5 at the time of this release), and install it :</text:p>
      <text:p text:style-name="Code">wget <text:a xlink:type="simple" xlink:href="http://download.fedoraproject.org/pub/epel/6/i386/epel-release-6-5.noarch.rpm">http://download.fedoraproject.org/pub/epel/6/i386/epel-release-6-5.noarch.rpm</text:a></text:p>
      <text:p text:style-name="Code">rpm -i <text:a xlink:type="simple" xlink:href="http://download.fedoraproject.org/pub/epel/6/i386/epel-release-6-5.noarch.rpm">epel-release-6-5.noarch.rpm</text:a></text:p>
      <text:p text:style-name="P2"/>
      <text:list xml:id="list1252345973" text:continue-list="list1205599949" text:style-name="Outline">
        <text:list-item>
          <text:list>
            <text:list-item>
              <text:h text:style-name="Heading_20_2" text:outline-level="2"><text:bookmark text:name="__RefHeading__1813_664238303"/>Software Download<text:bookmark-end text:name="__RefHeading__1813_664238303"/></text:h>
            </text:list-item>
          </text:list>
        </text:list-item>
      </text:list>
      <text:p text:style-name="Text_20_body">Starting with 1.8.5, PacketFence is now providing an RPM repository for RHEL / CentOS instead of a single RPM file.</text:p>
      <text:p text:style-name="Text_20_body">This repository contains all required dependencies to install PacketFence. This provides numerous advantages: </text:p>
      <text:p text:style-name="P18">❏<text:tab/>very easy installation</text:p>
      <text:p text:style-name="P18">❏<text:tab/>everything is packaged as RPM (no more CPAN hassle)</text:p>
      <text:p text:style-name="P18">❏<text:tab/>easy upgrade</text:p>
      <text:list xml:id="list933756539" text:continue-numbering="true" text:style-name="Outline">
        <text:list-item>
          <text:list>
            <text:list-item>
              <text:h text:style-name="Heading_20_2" text:outline-level="2"><text:bookmark text:name="__RefHeading__1815_664238303"/><text:soft-page-break/>Software Installation<text:bookmark-end text:name="__RefHeading__1815_664238303"/></text:h>
            </text:list-item>
          </text:list>
        </text:list-item>
      </text:list>
      <text:p text:style-name="Text_20_body">In order to use the repository, just create a file named <text:span text:style-name="T13">/etc/yum.repos.d/PacketFence.repo</text:span> with the following content: </text:p>
      <text:p text:style-name="P41"><text:span text:style-name="T3">[PacketFence]<text:line-break/>name=PacketFence Repository<text:line-break/>baseurl=</text:span>http://inverse.ca/downloads/PacketFence/RHEL$releasever/$basearch<text:a xlink:type="simple" xlink:href="http://inverse.ca/downloads/PacketFence/RHEL5/$basearch"><text:line-break/></text:a><text:span text:style-name="T3">gpgcheck=0</text:span></text:p>
      <text:p text:style-name="P40">enabled=0</text:p>
      <text:p text:style-name="Text_20_body"/>
      <text:p text:style-name="Text_20_body">Once the repository is defined, you can install PacketFence with all it's dependencies, and the required external services (DNS server, Database server, DHCP server, RADIUS server) using:</text:p>
      <text:p text:style-name="Code">yum groupinstall --enablerepo=PacketFence,rpmforge Packetfence-complete</text:p>
      <text:p text:style-name="Text_20_body"/>
      <text:p text:style-name="Text_20_body">Or, if you prefer, to install only the core PacketFence without all the external services, you can use :</text:p>
      <text:p text:style-name="Code">yum install --enablerepo=PacketFence,rpmforge packetfence</text:p>
      <text:p text:style-name="Text_20_body"/>
      <text:p text:style-name="Text_20_body">Execute the installer at <text:span text:style-name="Code_20__28_inline_29_">/usr/local/pf/installer.pl</text:span> and follow the instructions.</text:p>
      <text:p text:style-name="Text_20_body">Once completed, PacketFence will be fully installed on your server. You are now ready to configure it.</text:p>
      <text:list xml:id="list77871272" text:continue-numbering="true" text:style-name="Outline">
        <text:list-item>
          <text:h text:style-name="P91" text:outline-level="1"><text:bookmark text:name="__RefHeading__1817_664238303"/>Configuration<text:bookmark-end text:name="__RefHeading__1817_664238303"/></text:h>
        </text:list-item>
      </text:list>
      <text:p text:style-name="Text_20_body">In this section, you'll learn how to configure PacketFence. PacketFence will use MySQL, Apache, ISC DHCP, ISC DNS, iptables and FreeRADIUS. As previously mentioned, we assume that those components run on the same server on which PacketFence is being installed.</text:p>
      <text:list xml:id="list1207140056" text:continue-numbering="true" text:style-name="Outline">
        <text:list-item>
          <text:list>
            <text:list-item>
              <text:h text:style-name="Heading_20_2" text:outline-level="2"><text:bookmark text:name="__RefHeading__1819_664238303"/>First Step<text:bookmark-end text:name="__RefHeading__1819_664238303"/></text:h>
            </text:list-item>
          </text:list>
        </text:list-item>
      </text:list>
      <text:p text:style-name="Text_20_body">In order to properly begin the configuration of PacketFence, we strongly recommend to execute the configuration scrip<text:span text:style-name="T5">t located at</text:span><text:span text:style-name="T6"> </text:span><text:span text:style-name="Code_20__28_inline_29_"><text:span text:style-name="T14">/usr/local/pf/configurator.pl</text:span></text:span><text:span text:style-name="Code_20__28_inline_29_"><text:span text:style-name="T5">. </text:span></text:span><text:span text:style-name="Code_20__28_inline_29_"><text:span text:style-name="T6">This script will guide you through the process of creating a working PacketFence configuration file that is suitable to your needs.</text:span></text:span></text:p>
      <text:p text:style-name="Text_20_body"><text:span text:style-name="Code_20__28_inline_29_"><text:span text:style-name="T6">The script will give you different avenues for configuration. Depending on what you want to achieve you answer the questions presented to you. The script will ask some more information about your network infrastructure, like the DNS servers, and the DHCP servers address, etc.</text:span></text:span></text:p>
      <text:p text:style-name="Text_20_body"><text:span text:style-name="Code_20__28_inline_29_"><text:span text:style-name="T6">Keep in mind that the resulting PacketFence configuration will be located in <text:s/></text:span></text:span><text:span text:style-name="Code_20__28_inline_29_"><text:span text:style-name="T14">/usr/local/pf/conf/pf.conf</text:span></text:span><text:span text:style-name="Code_20__28_inline_29_"><text:span text:style-name="T7"> and </text:span></text:span><text:span text:style-name="Code_20__28_inline_29_"><text:span text:style-name="T24">/usr/local/pf/conf/networks.conf</text:span></text:span><text:span text:style-name="Code_20__28_inline_29_"><text:span text:style-name="T6"> and it can always be adjusted by hand afterward.</text:span></text:span></text:p>
      <text:list xml:id="list1367120558" text:continue-numbering="true" text:style-name="Outline">
        <text:list-item>
          <text:list>
            <text:list-item>
              <text:h text:style-name="Heading_20_2" text:outline-level="2"><text:bookmark text:name="__RefHeading__4222_851406933"/>Web-based Administration Interface<text:bookmark-end text:name="__RefHeading__4222_851406933"/></text:h>
            </text:list-item>
          </text:list>
        </text:list-item>
      </text:list>
      <text:p text:style-name="Text_20_body">PacketFence provides a web-based administration interface for easy configuration and operational management. In order to access the interface you need to create an administrator and a web services account.</text:p>
      <text:p text:style-name="Text_20_body">You need to encrypt the new password in the <text:span text:style-name="Code_20__28_inline_29_">admin.conf</text:span> file with <text:span text:style-name="Code_20__28_inline_29_">htpasswd</text:span>: </text:p>
      <text:p text:style-name="Code"> htpasswd -d /usr/local/pf/conf/admin.conf admin</text:p>
      <text:p text:style-name="Text_20_body">Then enter the new password twice.</text:p>
      <text:p text:style-name="Text_20_body">Then again for webservice:</text:p>
      <text:p text:style-name="Code"> htpasswd -d /usr/local/pf/conf/admin.conf webservice </text:p>
      <text:p text:style-name="Text_20_body">Then enter the new password twice. <text:span text:style-name="T15">Use a very strong password</text:span><text:span text:style-name="T23">.</text:span> You will never have to enter it more than once.</text:p>
      <text:p text:style-name="Text_20_body">Once PacketFence is started, administration interface is available at: https://&lt;hostname&gt;:1443/</text:p>
      <text:list xml:id="list1509891628" text:continue-numbering="true" text:style-name="Outline">
        <text:list-item>
          <text:list>
            <text:list-item>
              <text:h text:style-name="Heading_20_2" text:outline-level="2"><text:bookmark text:name="__RefHeading__4224_851406933"/><text:soft-page-break/>Global configuration file (pf.conf)<text:bookmark-end text:name="__RefHeading__4224_851406933"/></text:h>
            </text:list-item>
          </text:list>
        </text:list-item>
      </text:list>
      <text:p text:style-name="Text_20_body">The <text:span text:style-name="Code_20__28_inline_29_">/usr/local/pf/conf/pf.conf</text:span> file contains the PacketFence general configuration. For example, this is the place where we inform PacketFence it will work in VLAN isolation mode.</text:p>
      <text:p text:style-name="P51">All the default parameters and their descriptions are stored in <text:span text:style-name="Code_20__28_inline_29_">/usr/local/pf/conf/pf.conf.defaults</text:span>.</text:p>
      <text:p text:style-name="Text_20_body">In order to override a default parameter, define it and set it in <text:span text:style-name="Code_20__28_inline_29_">pf.conf</text:span>.</text:p>
      <text:p text:style-name="Text_20_body"><text:span text:style-name="T13">/usr/local/pf/conf/documentation.conf</text:span> holds the complete list of all available parameters.</text:p>
      <text:p text:style-name="Text_20_body">All of these parameters are also accessible through the Web Administration interface under the Configuration tab.</text:p>
      <text:p text:style-name="Heading_20_3">Captive Portal</text:p>
      <text:p text:style-name="Text_20_body">Important parameters to configure regarding the captive portal are the following:</text:p>
      <text:p text:style-name="Text_20_body"><text:span text:style-name="Code_20__28_inline_29_">redirecturl</text:span> under <text:span text:style-name="Code_20__28_inline_29_">[trapping]</text:span></text:p>
      <text:p text:style-name="Text_20_body">For some browsers, is it preferable to redirect the user to a specific URL instead of the URL the user originally intended to visit. For these browsers, the URL defined in <text:span text:style-name="Code_20__28_inline_29_">redirecturl</text:span> will be the one where the user will be redirected. Affected browsers are Firefox 3 and Firefox 4.</text:p>
      <text:p text:style-name="Text_20_body"><text:span text:style-name="Code_20__28_inline_29_">network_detection_ip</text:span> under <text:span text:style-name="Code_20__28_inline_29_">[captive_portal]</text:span></text:p>
      <text:p text:style-name="Text_20_body">This IP is used as the web server who hosts the <text:span text:style-name="Code_20__28_inline_29_">common/network-access-detection.gif</text:span> which is used to detect if network access was enabled. It cannot be a domain name since it is used in registration or quarantine where DNS is black-holed. It is recommended that you allow your users to reach your PacketFence server and put your LAN's PacketFence IP. By default we will make this reach PacketFence's website as an easier and more accessible solution.</text:p>
      <text:list xml:id="list176547772" text:continue-numbering="true" text:style-name="Outline">
        <text:list-item>
          <text:list>
            <text:list-item>
              <text:h text:style-name="Heading_20_2" text:outline-level="2"><text:bookmark text:name="__RefHeading__1821_664238303"/>Apache Configuration<text:bookmark-end text:name="__RefHeading__1821_664238303"/></text:h>
            </text:list-item>
          </text:list>
        </text:list-item>
      </text:list>
      <text:p text:style-name="P51">The PacketFence configuration for Apache is located in <text:span text:style-name="Code_20__28_inline_29_">/usr/local/pf/conf/httpd.conf</text:span>.</text:p>
      <text:p text:style-name="Text_20_body">Upon PacketFence installation, a default configuration file is created which is suitable for most configurations. SSL is enabled by default to secure access.</text:p>
      <text:p text:style-name="Text_20_body">If you used the installer.pl script, you should have self-signed SSL certificates in <text:span text:style-name="T13">/usr/local/pf/conf/ssl</text:span> (server.key and server.crt). <text:s/>Those certificates can be replaced anytime by your 3rd-party or existing wildcard certificate without problems. <text:s/>Please note that the CN (Common Name) needs to be the same as the one defined in the PacketFence configuration file (pf.conf).</text:p>
      <text:p text:style-name="Text_20_body"/>
      <text:list xml:id="list1805700072" text:continue-numbering="true" text:style-name="Outline">
        <text:list-item>
          <text:list>
            <text:list-item>
              <text:h text:style-name="Heading_20_2" text:outline-level="2"><text:bookmark text:name="__RefHeading__10325_892139441"/><text:soft-page-break/>SELinux<text:bookmark-end text:name="__RefHeading__10325_892139441"/></text:h>
            </text:list-item>
          </text:list>
        </text:list-item>
      </text:list>
      <text:p text:style-name="P51">Even if this feature may be wanted by some organizations, PacketFence will not run properly if SELinux is set to enforced. <text:s/>You will need to explicitly disable it in the <text:span text:style-name="Code_20__28_inline_29_">/etc/selinux/config</text:span> file.</text:p>
      <text:list xml:id="list404423275" text:continue-numbering="true" text:style-name="Outline">
        <text:list-item>
          <text:list>
            <text:list-item>
              <text:h text:style-name="Heading_20_2" text:outline-level="2"><text:bookmark text:name="__RefHeading__1823_664238303"/>Authentication (flat file, LDAP/AD, RADIUS)<text:bookmark-end text:name="__RefHeading__1823_664238303"/></text:h>
            </text:list-item>
          </text:list>
        </text:list-item>
      </text:list>
      <text:p text:style-name="Text_20_body">PacketFence can authenticate users that register devices via the captive-portal using a flat file, an LDAP (or Active Directory) server or a RADIUS server. </text:p>
      <text:p text:style-name="Text_20_body"/>
      <text:p text:style-name="Heading_20_3">Flat file</text:p>
      <text:p text:style-name="P52">By default, PacketFence looks into <text:span text:style-name="Code_20__28_inline_29_">/usr/local/pf/conf/user.conf</text:span> to find users allowed to register devices. If you want to use a different file, edit <text:span text:style-name="Code_20__28_inline_29_">/usr/local/pf/conf/authentication/local.pm</text:span><text:span text:style-name="T1"> </text:span>and change the following parameter :</text:p>
      <text:p text:style-name="Code">my $passwdFile = '/usr/local/pf/conf/user.conf';</text:p>
      <text:p text:style-name="Text_20_body"/>
      <text:p text:style-name="Text_20_body">You need to encrypt the password of each user with htpasswd like this :</text:p>
      <text:p text:style-name="Code">htpasswd -d /usr/local/pf/conf/user.conf newuser</text:p>
      <text:p text:style-name="Text_20_body"/>
      <text:p text:style-name="Heading_20_3">LDAP / Active Directory (AD)</text:p>
      <text:p text:style-name="Text_20_body">Edit <text:span text:style-name="Code_20__28_inline_29_">/usr/local/pf/conf/authentication/ldap.pm</text:span> and make the necessary changes to the following parameters :</text:p>
      <text:p text:style-name="Code">my $LDAPUserBase = "ou=People,dc=domain,dc=org";</text:p>
      <text:p text:style-name="Code">my $LDAPUserKey = "uid";</text:p>
      <text:p text:style-name="Code">my $LDAPUserScope = "one";</text:p>
      <text:p text:style-name="Code">my $LDAPBindDN = "cn=ldapuser,dc=domain,dc=org";</text:p>
      <text:p text:style-name="Code">my $LDAPBindPassword = "password";</text:p>
      <text:p text:style-name="Code">my $LDAPServer = "127.0.0.1";</text:p>
      <text:p text:style-name="Text_20_body"/>
      <text:p text:style-name="Heading_20_3">RADIUS</text:p>
      <text:p text:style-name="Text_20_body">Edit <text:span text:style-name="Code_20__28_inline_29_">/usr/local/pf/conf/authentication/radius.pm</text:span> and make the necessary changes to the following parameters:</text:p>
      <text:p text:style-name="Code"><text:soft-page-break/>my $RadiusServer = 'localhost';</text:p>
      <text:p text:style-name="Code">my $RadiusSecret = 'testing123';</text:p>
      <text:p text:style-name="Standard"/>
      <text:p text:style-name="Heading_20_3">Selecting an Authentication Method</text:p>
      <text:p text:style-name="P51">To configure authentication set the <text:span text:style-name="Code_20__28_inline_29_">[registration].auth</text:span> option in <text:span text:style-name="Code_20__28_inline_29_">/usr/local/pf/conf/pf.conf</text:span>:</text:p>
      <text:p text:style-name="Code">auth=local,ldap,radius</text:p>
      <text:p text:style-name="Text_20_body">If more than one method are specified, PF will display a pull-down list to allow users to select the preferred authentication method.</text:p>
      <text:p text:style-name="Text_20_body">The authentication method name displayed in the drop-down is controlled by the <text:span text:style-name="Code_20__28_inline_29_">$name</text:span> variable in the authentication module (located in <text:span text:style-name="Code_20__28_inline_29_">conf/authentication/</text:span>). Feel free to modify the names to fit your organization's need.</text:p>
      <text:p text:style-name="Heading_20_3">Default Authentication Method</text:p>
      <text:p text:style-name="Text_20_body">Authentication method selected as the default in the captive portal drop-down. Only useful if you have more than one authentication method (in registration.auth).</text:p>
      <text:list xml:id="list598452745" text:continue-numbering="true" text:style-name="Outline">
        <text:list-item>
          <text:list>
            <text:list-item>
              <text:h text:style-name="Heading_20_2" text:outline-level="2"><text:bookmark text:name="__RefHeading__4226_851406933"/>Network Device Definition (switches.conf)<text:bookmark-end text:name="__RefHeading__4226_851406933"/></text:h>
            </text:list-item>
          </text:list>
        </text:list-item>
      </text:list>
      <text:p text:style-name="P6">This section applies only for VLAN enforcement. Users planning to do inline enforcement only can skip this section.</text:p>
      <text:p text:style-name="P6">PacketFence needs to know which switches, access points or controllers it manages, their type and configuration. All this information is stored in <text:span text:style-name="Code_20__28_inline_29_">/usr/local/pf/conf/switches.conf</text:span>. You can modify the configuration directly in the <text:span text:style-name="Code_20__28_inline_29_">switches.conf</text:span> file or you can do it in the Web Administration panel under Configuration -&gt; Switches.</text:p>
      <text:p text:style-name="Text_20_body">This files contains a default section including:</text:p>
      <text:p text:style-name="P18">❏<text:tab/>List of VLANs managed by PacketFence</text:p>
      <text:list xml:id="list542214526" text:style-name="L6">
        <text:list-header>
          <text:p text:style-name="P84">❏<text:tab/>Default SNMP read/write communities for the switches</text:p>
          <text:p text:style-name="P84">❏<text:tab/>Default working mode (see note about working mode below)</text:p>
        </text:list-header>
      </text:list>
      <text:p text:style-name="Text_20_body">and a switch section for each switch (managed by PacketFence) including:</text:p>
      <text:list xml:id="list1524096636" text:style-name="L7">
        <text:list-header>
          <text:p text:style-name="P85">❏<text:tab/>Switch IP</text:p>
          <text:p text:style-name="P85">❏<text:tab/>Switch vendor/type</text:p>
          <text:p text:style-name="P85">❏<text:tab/>Switch uplink ports (trunks and non-managed ports)</text:p>
          <text:p text:style-name="P85">❏<text:tab/>per-switch re-definition of the vlans (if required)</text:p>
        </text:list-header>
      </text:list>
      <text:p text:style-name="Text_20_body"/>
      <text:p text:style-name="Heading_20_3"><text:soft-page-break/>Working modes</text:p>
      <text:p text:style-name="Text_20_body">There are three different working modes:</text:p>
      <text:list xml:id="list604892211" text:style-name="L8">
        <text:list-header>
          <text:p text:style-name="P86">❏<text:tab/>Testing: pfsetvlan writes in the log files what it would normally do, but it doesn't do anything.</text:p>
          <text:p text:style-name="P86">❏<text:tab/>Registration: pfsetvlan automatically-register all MAC addresses seen on the switch ports. As in testing mode, no VLAN changes are done.</text:p>
          <text:p text:style-name="P86">❏<text:tab/>Production: pfsetvlan sends the SNMP writes to change the VLAN on the switch ports. </text:p>
        </text:list-header>
      </text:list>
      <text:p text:style-name="P55"/>
      <text:p text:style-name="Heading_20_3"><text:bookmark text:name="__RefHeading__4773_400627320"/>SNMP v1, v2c and v3<text:bookmark-end text:name="__RefHeading__4773_400627320"/></text:p>
      <text:p text:style-name="Text_20_body">PacketFence uses SNMP to communicate with most switches. Starting with 1.8, PacketFence now supports SNMP v3. You can use SNMP v3 for communication in both directions: from the switch to PacketFence and from PacketFence to the switch.</text:p>
      <text:p text:style-name="Text_20_body"/>
      <text:list xml:id="list1771578889" text:continue-list="list598452745" text:style-name="Outline">
        <text:list-item>
          <text:list>
            <text:list-item>
              <text:list>
                <text:list-item>
                  <text:list>
                    <text:list-item>
                      <text:h text:style-name="Heading_20_4" text:outline-level="4">From PacketFence to a switch</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P35">SNMPVersion = 3</text:p>
      <text:p text:style-name="P35">SNMPUserNameRead = readUser</text:p>
      <text:p text:style-name="P35">SNMPAuthProtocolRead = MD5</text:p>
      <text:p text:style-name="P35">SNMPAuthPasswordRead = authpwdread</text:p>
      <text:p text:style-name="P35">SNMPPrivProtocolRead = AES</text:p>
      <text:p text:style-name="P35">SNMPPrivPasswordRead = privpwdread</text:p>
      <text:p text:style-name="P35">SNMPUserNameWrite = writeUser</text:p>
      <text:p text:style-name="P35">SNMPAuthProtocolWrite = MD5</text:p>
      <text:p text:style-name="P35">SNMPAuthPasswordWrite = authpwdwrite</text:p>
      <text:p text:style-name="P35">SNMPPrivProtocolWrite = AES</text:p>
      <text:p text:style-name="P35">SNMPPrivPasswordWrite = privpwdwrite</text:p>
      <text:p text:style-name="Heading_20_3"/>
      <text:list xml:id="list307834343" text:continue-numbering="true" text:style-name="Outline">
        <text:list-item>
          <text:list>
            <text:list-item>
              <text:list>
                <text:list-item>
                  <text:list>
                    <text:list-item>
                      <text:h text:style-name="Heading_20_4" text:outline-level="4">From a switch to PacketFence</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text:soft-page-break/>SNMPAuthPasswordTrap = authpwdread</text:p>
      <text:p text:style-name="Code">SNMPPrivProtocolTrap = AES</text:p>
      <text:p text:style-name="Code">SNMPPrivPasswordTrap = privpwdread</text:p>
      <text:p text:style-name="Heading_20_3"/>
      <text:list xml:id="list725909753" text:continue-numbering="true" text:style-name="Outline">
        <text:list-item>
          <text:list>
            <text:list-item>
              <text:list>
                <text:list-item>
                  <text:list>
                    <text:list-item>
                      <text:h text:style-name="Heading_20_4" text:outline-level="4">Switch Configuration</text:h>
                    </text:list-item>
                  </text:list>
                </text:list-item>
              </text:list>
            </text:list-item>
          </text:list>
        </text:list-item>
      </text:list>
      <text:p text:style-name="Text_20_body">Here is a switch configuration example in order to enable SNMP v3 in both directions on a Cisco Switch.</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aes 128 privpwdread</text:p>
      <text:p text:style-name="Code">snmp-server user writeUser writeGroup v3 auth md5 authpwdwrite priv aes 128 privpwdwrite</text:p>
      <text:p text:style-name="Code">snmp-server enable traps port-security</text:p>
      <text:p text:style-name="Code">snmp-server enable traps port-security trap-rate 1</text:p>
      <text:p text:style-name="Code">snmp-server host 192.168.0.50 version 3 priv readUser <text:s/>port-security</text:p>
      <text:p text:style-name="Standard"/>
      <text:p text:style-name="Heading_20_3">Command-Line Interface: Telnet and SSH</text:p>
      <text:p text:style-name="P6">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It can also be done through the Web Administration Interface under Configuration -&gt; Switches.</text:p>
      <text:p text:style-name="Heading_20_3"><text:bookmark text:name="__RefHeading__4771_4006273201"/>Web Services Interface<text:bookmark-end text:name="__RefHeading__4771_4006273201"/></text:p>
      <text:p text:style-name="P6">PackeFence sometimes needs to establish a dialog with the Web Services capabilities of a switch. In order to do so, edit the switch config file (<text:span text:style-name="Code_20__28_inline_29_">/usr/local/pf/conf/switches.conf</text:span><text:span text:style-name="T1">)</text:span> and set the following parameters :</text:p>
      <text:p text:style-name="Code">wsTransport = http (or https)<text:line-break/>wsUser = admin<text:line-break/><text:soft-page-break/>wsPwd = admin_pwd</text:p>
      <text:p text:style-name="Standard">Note: as of PacketFence 1.9.1 few switches require Web Services configuration in order to work. It can also be done through the Web Administration Interface under Configuration -&gt; Switches.</text:p>
      <text:list xml:id="list752832639" text:continue-numbering="true" text:style-name="Outline">
        <text:list-item>
          <text:list>
            <text:list-item>
              <text:h text:style-name="Heading_20_2" text:outline-level="2"><text:bookmark text:name="__RefHeading__4228_851406933"/>Default VLAN assignment<text:bookmark-end text:name="__RefHeading__4228_851406933"/></text:h>
            </text:list-item>
          </text:list>
        </text:list-item>
      </text:list>
      <text:p text:style-name="P6">This section applies only for VLAN enforcement. Users planning to do inline enforcement only can skip this section.</text:p>
      <text:p text:style-name="Text_20_body">The default VLAN assignment technique used in PacketFence is a per-switch one. The correct default VLAN for a given MAC is the <text:span text:style-name="T13">normalVlan</text:span> variable of the switch where the MAC is connected or the <text:span text:style-name="T13">[default]</text:span> <text:span text:style-name="T13">normalVlan</text:span> if the switch doesn't specify a <text:span text:style-name="T13">normalVlan</text:span>.</text:p>
      <text:p text:style-name="Text_20_body">This allows you to do easy per-building VLAN segmentation.</text:p>
      <text:p text:style-name="Text_20_body">If you need more flexibility (per SSID, per node category, etc.) take a look at the “I need more flexible VLAN assignment” section under <text:a xlink:type="simple" xlink:href="#9.3.Advanced features|outline">Advanced features</text:a>.</text:p>
      <text:list xml:id="list126728124" text:continue-numbering="true" text:style-name="Outline">
        <text:list-item>
          <text:list>
            <text:list-item>
              <text:h text:style-name="Heading_20_2" text:outline-level="2"><text:bookmark text:name="__RefHeading__4285_1877026166"/>Inline enforcement configuration<text:bookmark-end text:name="__RefHeading__4285_1877026166"/></text:h>
            </text:list-item>
          </text:list>
        </text:list-item>
      </text:list>
      <text:p text:style-name="P6">This section applies only for Inline enforcement. Users planning to do VLAN enforcement only can skip this section.</text:p>
      <text:p text:style-name="Text_20_body">Introduced in PacketFence 3.0, inline enforcement is a very convenient method of performing access control on older network hardware who is not capable of doing VLAN enforcement or who is not compatible with PacketFence. This technique is covered in details in the <text:a xlink:type="simple" xlink:href="#12.Technical introduction to Inline enforcement|outline">“Technical introduction to Inline enforcement”</text:a> section.</text:p>
      <text:p text:style-name="Text_20_body">An important configuration parameter to have in mind when configuring inline enforcement is that the DNS reached by this users should be your actual production DNS server. The next section shows you how to configure the proper inline interface and it is there that you should refer to the proper production DNS. </text:p>
      <text:p text:style-name="Text_20_body">Since we are unable to predict if you will have control over your DNS or not, the default redirection technique relies on the IP address instead of DNS. This means that your SSL certificate will generate an error when presented to the user (your domain doesn't match the IP address of the portal). Because of that, we removed mandatory HTTPS support from the inline captive portal in IP redirection mode. Unfortunately we had to do this to make inline mode as simple as possible. That limitation might be removed in a future release.</text:p>
      <text:p text:style-name="Text_20_body">To remove that limitation, if you have control over your DNS, add an entry matching pf's <text:span text:style-name="Code_20__28_inline_29_">hostname.domain</text:span> to the IP on the inline interface of PacketFence. Then set the <text:span text:style-name="Code_20__28_inline_29_">inline.portal_redirect </text:span>parameter to <text:span text:style-name="Code_20__28_inline_29_">dns</text:span>. This way the redirection will be SSL based and you won't have certificate errors if your certificate's CN is matching PacketFence's fully qualified hostname.</text:p>
      <text:p text:style-name="Text_20_body"><text:line-break/><text:soft-page-break/>In summary: </text:p>
      <text:p text:style-name="List"><text:tab/>❏<text:tab/><text:span text:style-name="Code_20__28_inline_29_">portal_redirect=ip</text:span> – default, no HTTPS, no need to modify DNS</text:p>
      <text:p text:style-name="List"><text:tab/>❏<text:tab/><text:span text:style-name="Code_20__28_inline_29_">portal_redirect=dns</text:span> – need to update your DNS, portal will be in HTTPS</text:p>
      <text:p text:style-name="Standard"/>
      <text:list xml:id="list2005498466" text:continue-numbering="true" text:style-name="Outline">
        <text:list-item>
          <text:list>
            <text:list-item>
              <text:h text:style-name="Heading_20_2" text:outline-level="2"><text:bookmark text:name="__RefHeading__8290_1385082861"/>DHCP and DNS Server Configuration (networks.conf)<text:bookmark-end text:name="__RefHeading__8290_1385082861"/></text:h>
            </text:list-item>
          </text:list>
        </text:list-item>
      </text:list>
      <text:p text:style-name="Text_20_body">PacketFence automatically generates the DHCP and DNS configuration files for Registration and Isolation VLANs. This is done when executing the configurator script (see the <text:a xlink:type="simple" xlink:href="#5.1.General Configuration|outline">General Configuration section</text:a>)<text:span text:style-name="Code_20__28_inline_29_">.</text:span></text:p>
      <text:p text:style-name="Standard"/>
      <text:p text:style-name="Text_20_body">The Registration and Isolation networks information is accessible through the GUI in Administration -&gt; Networks:</text:p>
      <text:p text:style-name="Text_20_body"><draw:frame draw:style-name="fr2" draw:name="graphics7" text:anchor-type="as-char" svg:y="-0.155cm" svg:width="14.471cm" svg:height="4.616cm" draw:z-index="0"><draw:image xlink:href="Pictures/10000000000004270000013C071A2B08.png" xlink:type="simple" xlink:show="embed" xlink:actuate="onLoad"/></draw:frame></text:p>
      <text:p text:style-name="P60">❏<text:tab/>network: Network subnet</text:p>
      <text:p text:style-name="P23">❏<text:tab/>netmask: Network mask</text:p>
      <text:p text:style-name="P23">❏<text:tab/>gateway: PacketFence IP address in this network</text:p>
      <text:p text:style-name="P61">❏<text:tab/>next_hop: used only with routed networks; IP address of the router in this network (This is used to locally create static routes to the routed networks). See the <text:a xlink:type="simple" xlink:href="#5.6.Routed Networks|outline">Routed Networks section</text:a>)</text:p>
      <text:p text:style-name="P23">❏<text:tab/>domain-name: DNS name </text:p>
      <text:p text:style-name="P23">❏<text:tab/>dns: PacketFence IP address in this network</text:p>
      <text:p text:style-name="P23">❏<text:tab/>dhcp_start: starting IP address of the DHCP scope</text:p>
      <text:p text:style-name="P23">❏<text:tab/>dhcp_end: ending IP address of the DHCP scope</text:p>
      <text:p text:style-name="P23">❏<text:tab/>dhcp_default_lease_time: default DHCP lease time</text:p>
      <text:p text:style-name="P23">❏<text:tab/>dhcp_max_lease_time: maximum DHCP lease time </text:p>
      <text:p text:style-name="P23">❏<text:tab/>type: vlan-registration or vlan-isolation or inline</text:p>
      <text:list xml:id="list533477754" text:style-name="L9">
        <text:list-header>
          <text:p text:style-name="P72"><text:soft-page-break/>❏<text:tab/>named: Is PacketFence the DNS for this network ? (Enabled/Disabled) set it to <text:tab/>enabled unless in inline type where it should be disabled</text:p>
          <text:p text:style-name="P72">❏<text:tab/>dhcpd: Is PacketFence the DHCP server for this network ? (Enabled/Disabled) set it <text:tab/>to enabled</text:p>
        </text:list-header>
      </text:list>
      <text:p text:style-name="Text_20_body">When starting PacketFence generates the DHCP and DNS configuration files by reading the <text:s/>information provided in <text:span text:style-name="Code_20__28_inline_29_">networks.conf</text:span>:</text:p>
      <text:p text:style-name="P4">The DHCP configuration file is generated to <text:span text:style-name="Code_20__28_inline_29_">var/conf/dhcpd.conf </text:span>using <text:span text:style-name="Code_20__28_inline_29_">conf/dhcpd.conf</text:span> as a template.</text:p>
      <text:p text:style-name="P51">The DNS configuration files are generated this way:</text:p>
      <text:p text:style-name="P17">❏<text:tab/><text:span text:style-name="T12">var/</text:span><text:span text:style-name="Code_20__28_inline_29_"><text:span text:style-name="T12">conf/named.conf</text:span></text:span> generated from <text:span text:style-name="Code_20__28_inline_29_">conf/named.conf</text:span><text:line-break/>❏<text:tab/><text:span text:style-name="T12">var/</text:span><text:span text:style-name="Code_20__28_inline_29_"><text:span text:style-name="T12">named/named-registration.ca</text:span></text:span> generated from <text:span text:style-name="Code_20__28_inline_29_">conf/named-<text:tab/>registration.ca</text:span><text:line-break/>❏<text:tab/><text:span text:style-name="T12">var/</text:span><text:span text:style-name="Code_20__28_inline_29_"><text:span text:style-name="T12">named/named-isolation.ca</text:span></text:span> generated from <text:span text:style-name="Code_20__28_inline_29_">conf/named-<text:tab/>isolation.ca</text:span></text:p>
      <text:p text:style-name="P6">Since PacketFence 3.0, the DNS zone files are automatically populated. <text:s/>Simply ensure that the information are right in the generated config files (<text:span text:style-name="T13">var/conf/named/named-registration.ca</text:span> and <text:s/><text:span text:style-name="T13">var/conf/named/named-isolation.ca</text:span>)</text:p>
      <text:list xml:id="list1899090972" text:continue-list="list2005498466" text:style-name="Outline">
        <text:list-item>
          <text:list>
            <text:list-item>
              <text:h text:style-name="Heading_20_2" text:outline-level="2"><text:bookmark text:name="__RefHeading__10918_1231235898"/>Production DHCP access<text:bookmark-end text:name="__RefHeading__10918_1231235898"/></text:h>
            </text:list-item>
          </text:list>
        </text:list-item>
      </text:list>
      <text:p text:style-name="Text_20_body">In order to perform all of its access control duties, PacketFence needs to be able to map MAC addresses into IP addresses.</text:p>
      <text:p text:style-name="Text_20_body">For all the networks/VLANs where you want PacketFence to have the ability to isolate a node or to have IP information about nodes, you will need to perform <text:span text:style-name="T18">one </text:span>of the techniques below.</text:p>
      <text:p text:style-name="Text_20_body">Also note that this doesn't need to be done for the registration, isolation VLANs and inline interfaces since PacketFence acts as the DHCP server in these networks. </text:p>
      <text:p text:style-name="Text_20_body"/>
      <text:p text:style-name="Heading_20_3">IP Helpers (recommended)</text:p>
      <text:p text:style-name="Text_20_body">If you are already using IP Helpers for your production DHCP in your production VLANs this approach is the simplest one and the one that works the best.</text:p>
      <text:p text:style-name="Text_20_body">Add PacketFence's management IP address as the last <text:span text:style-name="Code_20__28_inline_29_">ip helper-address</text:span> statement. At this point PacketFence will receive a copy of all DHCP requests for that VLAN and will record what IP were distributed to what node using a <text:span text:style-name="Code_20__28_inline_29_">pfdhcplistener </text:span>daemon.</text:p>
      <text:p text:style-name="Text_20_body">Make sure that no DHCP Server are running on the interface where you are sending the requests otherwise PacketFence might try to reply to the DHCP requests which would be a bad thing.</text:p>
      <text:p text:style-name="Text_20_body"/>
      <text:p text:style-name="Heading_20_3">Obtain a copy of the DHCP traffic</text:p>
      <text:p text:style-name="Text_20_body">Get a copy of all the DHCP Traffic to a dedicated physical interface in the PacketFence server <text:soft-page-break/>and run <text:span text:style-name="Code_20__28_inline_29_">pfdhcplistener </text:span>on that interface. It will involve configuring your switch properly to perform port mirroring (aka network span) and adding in PacketFence the proper interface statement at the operating system level and in <text:span text:style-name="Code_20__28_inline_29_">pf.conf</text:span>.</text:p>
      <text:p text:style-name="Text_20_body"><text:span text:style-name="Code_20__28_inline_29_">/etc/sysconfig/network-scripts/ifcfg-eth1</text:span>:</text:p>
      <text:p text:style-name="Code">DEVICE=eth2<text:line-break/>ONBOOT=yes<text:line-break/>BOOTPROTO=none</text:p>
      <text:p text:style-name="Standard"/>
      <text:p text:style-name="Standard">Add to <text:span text:style-name="Code_20__28_inline_29_">pf.conf</text:span>: (IP are not important they are there only so that PacketFence will start)</text:p>
      <text:p text:style-name="Code">[interface eth2]<text:line-break/>mask=255.255.255.0<text:line-break/>type=dhcp-listener<text:line-break/>gateway=192.168.1.5<text:line-break/>ip=192.168.1.1</text:p>
      <text:p text:style-name="Standard">Restart PacketFence and you should be good to go.</text:p>
      <text:p text:style-name="Standard"/>
      <text:p text:style-name="Heading_20_3">Interface in every VLAN</text:p>
      <text:p text:style-name="Text_20_body">Because DHCP traffic is broadcast traffic, an alternative for small networks with few local VLANs is to put a VLAN interface for every VLAN on the PacketFence server and have a <text:span text:style-name="Code_20__28_inline_29_">pfdhcplistener</text:span> listen on that VLAN interface.</text:p>
      <text:p text:style-name="Text_20_body">On the network side you need to make sure that the VLAN truly reaches all the way from your client to your DHCP infrastructure up to the PacketFence server.</text:p>
      <text:p text:style-name="Text_20_body">On the PacketFence side, first you need an operating system VLAN interface like the one below. Stored in <text:span text:style-name="Code_20__28_inline_29_">/etc/sysconfig/network-scripts/ifcfg-eth0.1010</text:span>:</text:p>
      <text:p text:style-name="Code"># Engineering VLAN<text:line-break/>DEVICE=eth0.1010<text:line-break/>ONBOOT=yes<text:line-break/>BOOTPROTO=static<text:line-break/>IPADDR=10.0.101.4<text:line-break/>NETMASK=255.255.255.0<text:line-break/>VLAN=yes</text:p>
      <text:p text:style-name="Text_20_body"/>
      <text:p text:style-name="Text_20_body">Then you need to specify in <text:span text:style-name="Code_20__28_inline_29_">pf.conf</text:span> that you are interested in that VLAN's DHCP by setting type to <text:span text:style-name="Code_20__28_inline_29_">dhcp-listener</text:span>.</text:p>
      <text:p text:style-name="Code">[interface eth0.1010]<text:line-break/>mask=255.255.255.0<text:line-break/><text:soft-page-break/>type=dhcp-listener<text:line-break/>gateway=10.0.101.1<text:line-break/>ip=10.0.101.4</text:p>
      <text:p text:style-name="Text_20_body">Repeat the above for all your production VLANs then restart PacketFence.</text:p>
      <text:p text:style-name="Text_20_body"/>
      <text:p text:style-name="Heading_20_3">Host production DHCP on PacketFence</text:p>
      <text:p text:style-name="Text_20_body">It's an option. Just modify <text:span text:style-name="Code_20__28_inline_29_">conf/dhcpd.conf</text:span> so that it will host your production DHCP properly and make sure that a <text:span text:style-name="Code_20__28_inline_29_">pfdhcplistener</text:span> runs on the same interface where production DHCP runs. <text:s/>However, please note that this is <text:span text:style-name="T18">NOT</text:span> recommended. See <text:a xlink:type="simple" xlink:href="http://www.packetfence.org/bugs/view.php?id=1050">this ticket</text:a> to see why.</text:p>
      <text:p text:style-name="Text_20_body"/>
      <text:list xml:id="list214733618" text:continue-numbering="true" text:style-name="Outline">
        <text:list-item>
          <text:list>
            <text:list-item>
              <text:h text:style-name="P92" text:outline-level="2"><text:bookmark text:name="__RefHeading__8292_1385082861"/>Routed Networks<text:bookmark-end text:name="__RefHeading__8292_1385082861"/></text:h>
            </text:list-item>
          </text:list>
        </text:list-item>
      </text:list>
      <text:p text:style-name="Text_20_body">If your isolation and registration networks are not locally-reachable (at layer 2) on the network, but routed to the PacketFence server, you'll have to let the PacketFence server know this. PacketFence can even provide DHCP and DNS in these routed networks and provides an easy to use configuration interface.</text:p>
      <text:p text:style-name="Code"><draw:frame draw:style-name="fr4" draw:name="graphics3" text:anchor-type="paragraph" svg:x="3.297cm" svg:y="0.582cm" svg:width="14.004cm" svg:height="8.576cm" draw:z-index="5"><draw:image xlink:href="Pictures/10000000000002EF000001CC3530458C.png" xlink:type="simple" xlink:show="embed" xlink:actuate="onLoad"/></draw:frame></text:p>
      <text:p text:style-name="Text_20_body"/>
      <text:p text:style-name="Text_20_body">For dhcpd, make sure that the clients DHCP requests are correctly forwarded (IP Helpers in the remote routers) to the PacketFence server. Then make sure you followed the instructions in the <text:a xlink:type="simple" xlink:href="#5.9.DHCP and DNS Server Configuration (networks.conf)|outline">DHCP and DNS Server Configuration (networks.conf)</text:a> for your locally accessible network.</text:p>
      <text:p text:style-name="Text_20_body">Then you need to provide the routed networks information to PacketFence. You can do it through the GUI in Administration -&gt; Networks (or in <text:span text:style-name="T13">conf/networks.conf</text:span>). </text:p>
      <text:p text:style-name="Text_20_body">If we consider the network architecture illustrated in the above schema, <text:s/><text:span text:style-name="T13">conf/networks.conf</text:span> will look like this:</text:p>
      <text:p text:style-name="P34">[192.168.2.0]<text:line-break/>netmask=255.255.255.0<text:line-break/>gateway=192.168.2.1<text:line-break/>next_hop=<text:line-break/>domain-name=registration.example.com<text:line-break/>dns=192.168.2.1<text:line-break/>dhcp_start=192.168.2.10<text:line-break/><text:soft-page-break/>dhcp_end=192.168.2.200<text:line-break/>dhcp_default_lease_time=300<text:line-break/>dhcp_max_lease_time=600<text:line-break/>type=vlan-registration<text:line-break/>named=enabled<text:line-break/>dhcpd=enabled</text:p>
      <text:p text:style-name="P34"/>
      <text:p text:style-name="P34">[192.168.3.0]<text:line-break/>netmask=255.255.255.0<text:line-break/>gateway=192.168.3.1<text:line-break/>next_hop=<text:line-break/>domain-name=isolation.example.com<text:line-break/>dns=192.168.3.1<text:line-break/>dhcp_start=192.168.3.10<text:line-break/>dhcp_end=192.168.3.200<text:line-break/>dhcp_default_lease_time=300<text:line-break/>dhcp_max_lease_time=600<text:line-break/>type=vlan-isolation<text:line-break/>named=enabled<text:line-break/>dhcpd=enabled</text:p>
      <text:p text:style-name="P34"/>
      <text:p text:style-name="P34">[192.168.20.0]<text:line-break/>netmask=255.255.255.0<text:line-break/>gateway=192.168.20.254<text:line-break/>next_hop=192.168.2.254<text:line-break/>domain-name=registration.example.com<text:line-break/>dns=192.168.2.1<text:line-break/>dhcp_start=192.168.20.10<text:line-break/>dhcp_end=192.168.20.200<text:line-break/>dhcp_default_lease_time=300<text:line-break/>dhcp_max_lease_time=600<text:line-break/>type=vlan-registration<text:line-break/>named=enabled<text:line-break/>dhcpd=enabled</text:p>
      <text:p text:style-name="P34"/>
      <text:p text:style-name="P34">[192.168.30.0]<text:line-break/>netmask=255.255.255.0<text:line-break/>gateway=192.168.30.254<text:line-break/>next_hop=192.168.3.254<text:line-break/>domain-name=isolation.example.com<text:line-break/>dns=192.168.3.1<text:line-break/>dhcp_start=192.168.30.10<text:line-break/>dhcp_end=192.168.30.200<text:line-break/>dhcp_default_lease_time=300<text:line-break/>dhcp_max_lease_time=600<text:line-break/>type=vlan-isolation<text:line-break/>named=enabled<text:line-break/>dhcpd=enabled</text:p>
      <text:list xml:id="list1497603341" text:continue-numbering="true" text:style-name="Outline">
        <text:list-item>
          <text:list>
            <text:list-item>
              <text:h text:style-name="Heading_20_2" text:outline-level="2"><text:bookmark text:name="__RefHeading__24248_1038895957"/><text:soft-page-break/>FreeRADIUS Configuration<text:bookmark-end text:name="__RefHeading__24248_1038895957"/></text:h>
            </text:list-item>
          </text:list>
        </text:list-item>
      </text:list>
      <text:p text:style-name="Text_20_body">This section presents the FreeRADIUS configuration steps. <text:s/>In some occasions, a RADIUS server is mandatory in order to give access to the network. <text:s/>For example, the usage of WPA2-Enterprise (Wireless 802.1X), MAC authentication and Wired 802.1X all requires a RADIUS server to authenticate the users and the devices, and then to push the proper VLAN to the network equipment. <text:s/>We strongly recommend that you install FreeRADIUS even if you plan not to use the feature now.</text:p>
      <text:p text:style-name="Text_20_body">Install the following packages:</text:p>
      <text:p text:style-name="P18">❏<text:tab/>packetfence-freeradius2</text:p>
      <text:p text:style-name="Text_20_body"/>
      <text:list xml:id="list1953221922" text:continue-numbering="true" text:style-name="Outline">
        <text:list-item>
          <text:list>
            <text:list-item>
              <text:list>
                <text:list-item>
                  <text:list>
                    <text:list-item>
                      <text:h text:style-name="P95" text:outline-level="4">/etc/raddb/clients.conf</text:h>
                    </text:list-item>
                  </text:list>
                </text:list-item>
              </text:list>
            </text:list-item>
          </text:list>
        </text:list-item>
      </text:list>
      <text:p text:style-name="Text_20_body">Replace &lt;...&gt; with values useful to you. You need one client entry per network device.</text:p>
      <text:p text:style-name="Code">client &lt;useful_device_name&gt; {<text:line-break/><text:tab/>ipaddr<text:tab/><text:tab/>= &lt;network_device_ip_address&gt;<text:line-break/><text:tab/>secret<text:tab/><text:tab/>= &lt;radius secret&gt;<text:line-break/>}</text:p>
      <text:p text:style-name="Text_20_body"/>
      <text:list xml:id="list1608027587" text:continue-numbering="true" text:style-name="Outline">
        <text:list-item>
          <text:list>
            <text:list-item>
              <text:list>
                <text:list-item>
                  <text:list>
                    <text:list-item>
                      <text:h text:style-name="P95" text:outline-level="4">/etc/raddb/packetfence.pm</text:h>
                    </text:list-item>
                  </text:list>
                </text:list-item>
              </text:list>
            </text:list-item>
          </text:list>
        </text:list-item>
      </text:list>
      <text:p text:style-name="Text_20_body">Make sure to set the required configuration parameters on top of the file. Set the password to the account previously created under the <text:a xlink:type="simple" xlink:href="#5.2.Web-based Administration Interface|outline">Web-based Administration Interface</text:a> section.</text:p>
      <text:p text:style-name="Code"># FreeRADIUS to PacketFence communications (SOAP Server settings)<text:line-break/>WS_USER <text:s text:c="4"/>=&gt; 'webservice',<text:line-break/>WS_PASS <text:s text:c="4"/>=&gt; 'password',</text:p>
      <text:p text:style-name="Text_20_body"/>
      <text:list xml:id="list280169789" text:continue-numbering="true" text:style-name="Outline">
        <text:list-item>
          <text:list>
            <text:list-item>
              <text:list>
                <text:list-item>
                  <text:list>
                    <text:list-item>
                      <text:h text:style-name="P95" text:outline-level="4">/etc/raddb/sql.conf</text:h>
                    </text:list-item>
                  </text:list>
                </text:list-item>
              </text:list>
            </text:list-item>
          </text:list>
        </text:list-item>
      </text:list>
      <text:p text:style-name="Text_20_body">Make sure to set the proper credentials to access the PacketFence database.</text:p>
      <text:p text:style-name="Code"><text:tab/># Connection info:</text:p>
      <text:p text:style-name="Code"><text:tab/>server = "localhost"</text:p>
      <text:p text:style-name="Code"><text:tab/>port = 3306</text:p>
      <text:p text:style-name="Code"><text:tab/>login = "pf"</text:p>
      <text:p text:style-name="Code"><text:tab/>password = "pf"</text:p>
      <text:list xml:id="list1771702074" text:continue-numbering="true" text:style-name="Outline">
        <text:list-item>
          <text:list>
            <text:list-item>
              <text:list>
                <text:list-item>
                  <text:list>
                    <text:list-item>
                      <text:h text:style-name="P95" text:outline-level="4"><text:soft-page-break/></text:h>
                    </text:list-item>
                    <text:list-item>
                      <text:h text:style-name="P95" text:outline-level="4">Option 1: Authentication against Active Directory (AD)</text:h>
                    </text:list-item>
                  </text:list>
                </text:list-item>
              </text:list>
            </text:list-item>
          </text:list>
        </text:list-item>
      </text:list>
      <text:p text:style-name="Text_20_body">Replace <text:span text:style-name="Code_20__28_inline_29_">/etc/raddb/modules/mschap</text:span> with the following configuration: </text:p>
      <text:p text:style-name="Code">mschap {<text:line-break/> <text:s text:c="7"/>use_mppe = yes<text:line-break/> <text:s text:c="7"/>require_encryption = yes<text:line-break/> <text:s text:c="7"/>require_strong = yes<text:line-break/> <text:s text:c="7"/>with_ntdomain_hack = yes<text:line-break/> <text:s text:c="7"/>ntlm_auth = "/usr/bin/ntlm_auth --request-nt-key --username=%{%{Stripped-User-Name}:-%{mschap:User-Name:-None}} --challenge=%{mschap:Challenge:-00} –nt-response=%{mschap:NT-Response:-00}"<text:line-break/>}</text:p>
      <text:p text:style-name="Standard"/>
      <text:p text:style-name="P7">Samba / Kerberos / Winbind</text:p>
      <text:p text:style-name="Text_20_body">Install SAMBA. <text:s/>You can either use the sources or use the package for your OS. <text:s/>For CentOS, you can use :</text:p>
      <text:p text:style-name="Code">wget ftp://ftp.sernet.de/pub/samba/3.5/centos/5/x86_64/samba3-3.5.6-43.el5.x86_64.rpm</text:p>
      <text:p text:style-name="Code">wget ftp://ftp.sernet.de/pub/samba/3.5/centos/5/x86_64/samba3-client-3.5.6-43.el5.x86_64.rpm</text:p>
      <text:p text:style-name="Code">wget ftp://ftp.sernet.de/pub/samba/3.5/centos/5/x86_64/samba3-utils-3.5.6-43.el5.x86_64.rpm</text:p>
      <text:p text:style-name="Code">wget ftp://ftp.sernet.de/pub/samba/3.5/centos/5/x86_64/samba3-winbind-3.5.6-43.el5.x86_64.rpm</text:p>
      <text:p text:style-name="Code">wget ftp://ftp.sernet.de/pub/samba/3.5/centos/5/x86_64/libwbclient0-3.5.6-43.el5.x86_64.rpm</text:p>
      <text:p text:style-name="Code"/>
      <text:p text:style-name="Code">yum install ./samba*.rpm --nogpgcheck</text:p>
      <text:p text:style-name="Text_20_body"><text:span text:style-name="T16">Note</text:span><text:span text:style-name="T18">: If you have Windows 7 PCs in your network, you need to use SAMBA version 3.5.0 or greater</text:span>)</text:p>
      <text:p text:style-name="Text_20_body"><text:s/></text:p>
      <text:p text:style-name="Text_20_body">When done with the samba install, you need to modify <text:span text:style-name="T13">/etc/krb5.conf</text:span>. <text:s/>Here is an example for the DOMAIN.NET domain :</text:p>
      <text:p text:style-name="Code">[logging]</text:p>
      <text:p text:style-name="Code"><text:s/>default = FILE:/var/log/krb5libs.log</text:p>
      <text:p text:style-name="Code"><text:s/>kdc = FILE:/var/log/krb5kdc.log</text:p>
      <text:p text:style-name="Code"><text:s/>admin_server = FILE:/var/log/kadmind.log</text:p>
      <text:p text:style-name="Code"/>
      <text:p text:style-name="Code"><text:soft-page-break/>[libdefaults]</text:p>
      <text:p text:style-name="Code"><text:s/>default_realm = DOMAIN.NET</text:p>
      <text:p text:style-name="Code"><text:s/>dns_lookup_realm = false</text:p>
      <text:p text:style-name="Code"><text:s/>dns_lookup_kdc = false</text:p>
      <text:p text:style-name="Code"><text:s/>ticket_lifetime = 24h</text:p>
      <text:p text:style-name="Code"><text:s/>forwardable = yes</text:p>
      <text:p text:style-name="Code"/>
      <text:p text:style-name="Code">[realms]</text:p>
      <text:p text:style-name="Code"><text:s/>DOMAIN.NET = {</text:p>
      <text:p text:style-name="Code"><text:s text:c="2"/>kdc = adserver.domain.net:88</text:p>
      <text:p text:style-name="Code"><text:s text:c="2"/>admin_server = adserver.domain.net:749</text:p>
      <text:p text:style-name="Code"><text:s text:c="2"/>default_domain = domain.net</text:p>
      <text:p text:style-name="Code"><text:s/>}</text:p>
      <text:p text:style-name="Code">[domain_realm]</text:p>
      <text:p text:style-name="Code"><text:s/>.domain.net = DOMAIN.NET</text:p>
      <text:p text:style-name="Code"><text:s/>domain.net = DOMAIN.NET</text:p>
      <text:p text:style-name="Code"/>
      <text:p text:style-name="Code">[appdefaults]</text:p>
      <text:p text:style-name="Code"><text:s/>pam = {</text:p>
      <text:p text:style-name="Code"><text:s text:c="3"/>debug = false</text:p>
      <text:p text:style-name="Code"><text:s text:c="3"/>ticket_lifetime = 36000</text:p>
      <text:p text:style-name="Code"><text:s text:c="3"/>renew_lifetime = 36000</text:p>
      <text:p text:style-name="Code"><text:s text:c="3"/>forwardable = true</text:p>
      <text:p text:style-name="Code"><text:s text:c="3"/>krb4_convert = false</text:p>
      <text:p text:style-name="Code"><text:s/>}</text:p>
      <text:p text:style-name="Text_20_body"/>
      <text:p text:style-name="Text_20_body">Next, edit /etc/samba/smb.conf. <text:s/>Again, here is an example for our DOMAIN.NET</text:p>
      <text:p text:style-name="Code">[global]<text:line-break/>workgroup = DOMAIN<text:line-break/>server string = pf_server_name<text:line-break/>interfaces = 192.168.1.2/24<text:line-break/>security = ADS<text:line-break/>passdb backend = tdbsam<text:line-break/>realm = DOMAIN.NET<text:line-break/>encrypt passwords = yes<text:line-break/>winbind use default domain = yes<text:line-break/>client NTLMv2 auth = yes<text:line-break/>preferred master = no<text:line-break/>load printers = no<text:line-break/>cups options = raw<text:line-break/>idmap uid = 10000-45000<text:line-break/>idmap gid = 10000-45000<text:line-break/><text:soft-page-break/>log level = 1 winbind:5 auth:3</text:p>
      <text:p text:style-name="Text_20_body"/>
      <text:p text:style-name="Text_20_body">After that, you need to start samba, and join the machine to the domain</text:p>
      <text:p text:style-name="Code">service smb start</text:p>
      <text:p text:style-name="Code">chkconfig --level 345 smb on</text:p>
      <text:p text:style-name="Code">net ads join -U administrator</text:p>
      <text:p text:style-name="Text_20_body"/>
      <text:p text:style-name="Text_20_body">Finally, start winbind, and test the setup using ntlm_auth</text:p>
      <text:p text:style-name="Code">service winbind start</text:p>
      <text:p text:style-name="Code">chkconfig --level 345 winbind on</text:p>
      <text:p text:style-name="Code">chgrp radiusd /var/lib/samba/winbindd_privileged/</text:p>
      <text:p text:style-name="Code">ntlm_auth –username myDomainUser</text:p>
      <text:p text:style-name="Text_20_body"/>
      <text:list xml:id="list230720991" text:continue-numbering="true" text:style-name="Outline">
        <text:list-item>
          <text:list>
            <text:list-item>
              <text:list>
                <text:list-item>
                  <text:list>
                    <text:list-item>
                      <text:h text:style-name="Heading_20_4" text:outline-level="4">Option 2: Local Authentication</text:h>
                    </text:list-item>
                  </text:list>
                </text:list-item>
              </text:list>
            </text:list-item>
          </text:list>
        </text:list-item>
      </text:list>
      <text:p text:style-name="Text_20_body">Add your user's entries at the end of the <text:span text:style-name="Code_20__28_inline_29_">/etc/raddb/users</text:span> file with the following format:</text:p>
      <text:p text:style-name="Code">username<text:tab/>Cleartext-Password := "password"</text:p>
      <text:p text:style-name="Text_20_body"/>
      <text:list xml:id="list1761925477" text:continue-numbering="true" text:style-name="Outline">
        <text:list-item>
          <text:list>
            <text:list-item>
              <text:list>
                <text:list-item>
                  <text:list>
                    <text:list-item>
                      <text:h text:style-name="Heading_20_4" text:outline-level="4">Option 3: Authentication against OpenLDAP</text:h>
                    </text:list-item>
                  </text:list>
                </text:list-item>
              </text:list>
            </text:list-item>
          </text:list>
        </text:list-item>
      </text:list>
      <text:p text:style-name="Code">To be contributed...</text:p>
      <text:p text:style-name="Standard"/>
      <text:p text:style-name="Heading_20_3">Tests</text:p>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text:soft-page-break/></text:p>
      <text:p text:style-name="Heading_20_3">Debug</text:p>
      <text:p text:style-name="Text_20_body">First, check the syslog, this is where the PacketFence module logs. Syslog messages are usually stored in <text:span text:style-name="T13">/var/log/messages</text:span>.</text:p>
      <text:p text:style-name="Text_20_body">If this didn't help, run FreeRADIUS in debug mode. To do so, start it using the following command:</text:p>
      <text:p text:style-name="Code"># radiusd -X</text:p>
      <text:p text:style-name="Standard"/>
      <text:list xml:id="list1271696031" text:continue-numbering="true" text:style-name="Outline">
        <text:list-item>
          <text:list>
            <text:list-item>
              <text:h text:style-name="Heading_20_2" text:outline-level="2"><text:bookmark text:name="__RefHeading__10089_2111357785"/>Starting PacketFence Services<text:bookmark-end text:name="__RefHeading__10089_2111357785"/></text:h>
            </text:list-item>
          </text:list>
        </text:list-item>
      </text:list>
      <text:p text:style-name="Text_20_body">Once PacketFence is fully installed and configured, start the services using the following command :</text:p>
      <text:p text:style-name="Code">service packetfence start</text:p>
      <text:p text:style-name="Text_20_body">You may verify using the <text:span text:style-name="Code_20__28_inline_29_">chkconfig</text:span> command that the PacketFence service is automatically started at boot time.</text:p>
      <text:list xml:id="list1880150648" text:continue-numbering="true" text:style-name="Outline">
        <text:list-item>
          <text:list>
            <text:list-item>
              <text:h text:style-name="Heading_20_2" text:outline-level="2"><text:bookmark text:name="__RefHeading__4230_851406933"/>Log files<text:bookmark-end text:name="__RefHeading__4230_851406933"/></text:h>
            </text:list-item>
          </text:list>
        </text:list-item>
      </text:list>
      <text:p text:style-name="Text_20_body">Here are the most important PacketFence log files:</text:p>
      <text:p text:style-name="Text_20_body"><text:span text:style-name="Code_20__28_inline_29_">❏ /usr/local/pf/logs/packetfence.log</text:span> – PacketFence Core Log</text:p>
      <text:p text:style-name="Text_20_body"><text:span text:style-name="Code_20__28_inline_29_">❏ /usr/local/pf/logs/access_log</text:span> – Apache – Captive Portal Access Log</text:p>
      <text:p text:style-name="Text_20_body"><text:span text:style-name="Code_20__28_inline_29_">❏ /usr/local/pf/logs/error_log</text:span> – Apache – Captive Portal Error Log</text:p>
      <text:p text:style-name="Text_20_body"><text:span text:style-name="Code_20__28_inline_29_">❏ /usr/local/pf/logs/admin_access_log</text:span> – Apache – Web Admin/Services Access Log</text:p>
      <text:p text:style-name="Text_20_body"><text:span text:style-name="Code_20__28_inline_29_">❏ /usr/local/pf/logs/admin_error_log</text:span> – Apache – Web Admin/Services Error Log</text:p>
      <text:p text:style-name="Text_20_body"><text:span text:style-name="Code_20__28_inline_29_">❏ /usr/local/pf/logs/admin_debug_log</text:span> – Apache – Web Admin Debug Log</text:p>
      <text:p text:style-name="Text_20_body">There are other log files in <text:span text:style-name="Code_20__28_inline_29_">/usr/local/pf/logs/</text:span> that could be relevant depending on what issue you are experiencing. Make sure you take a look at them.</text:p>
      <text:p text:style-name="Text_20_body">The log configuration file is <text:span text:style-name="Code_20__28_inline_29_">/usr/local/pf/conf/log.conf</text:span>. It contains the configuration for the <text:span text:style-name="Code_20__28_inline_29_">packetfence.log </text:span>file (<text:span text:style-name="Code_20__28_inline_29_">Log::Log4Perl</text:span>) and you normally don't need to modify it.</text:p>
      <text:p text:style-name="Text_20_body">Starting with 3.0, you can see logs file in the Web Administration under Administration &gt; Logs.</text:p>
      <text:list xml:id="list1859771553" text:continue-numbering="true" text:style-name="Outline">
        <text:list-item>
          <text:h text:style-name="P91" text:outline-level="1"><text:bookmark text:name="__RefHeading__4232_851406933"/>Configuration by example<text:bookmark-end text:name="__RefHeading__4232_851406933"/></text:h>
        </text:list-item>
      </text:list>
      <text:p text:style-name="Text_20_body">Here is an end-to-end sample configuration of PacketFence in “Hybrid” mode (VLAN mode and Inline mode at the same time).</text:p>
      <text:list xml:id="list798221761" text:continue-numbering="true" text:style-name="Outline">
        <text:list-item>
          <text:list>
            <text:list-item>
              <text:h text:style-name="Heading_20_2" text:outline-level="2"><text:bookmark text:name="__RefHeading__4234_851406933"/>Assumptions<text:bookmark-end text:name="__RefHeading__4234_851406933"/></text:h>
            </text:list-item>
          </text:list>
        </text:list-item>
      </text:list>
      <text:p text:style-name="Text_20_body">Throughout this configuration example we use the following assumptions for our network infrastructure:</text:p>
      <text:p text:style-name="P20">❏<text:tab/>There are two different types of manageable switches in our network: Cisco Catalyst 2900XL and Cisco Catalyst 2960, and one unmanageable device.</text:p>
      <text:p text:style-name="P18">❏<text:tab/>VLAN 1 is the “regular” VLAN</text:p>
      <text:p text:style-name="P18">❏<text:tab/>VLAN 2 is the registration VLAN (unregistered devices will be put in this VLAN)</text:p>
      <text:p text:style-name="P18">❏<text:tab/>VLAN 3 is the isolation VLAN (isolated devices will be put in this VLAN)</text:p>
      <text:p text:style-name="P18">❏<text:tab/>VLANs 2 and 3 are spanned throughout the network</text:p>
      <text:p text:style-name="P18">❏<text:tab/>VLAN 4 is the MAC detection VLAN (empty VLAN)</text:p>
      <text:p text:style-name="P18">❏<text:tab/>VLAN 4 must be defined on all the switches that do not support port-security (in our example Catalyst 2900XL do not support port-security with static MAC address). No need to put it in the trunk port.</text:p>
      <text:p text:style-name="P18">❏<text:tab/>VLAN 5 is the inline VLAN (In-Band, for unmanageable devices)</text:p>
      <text:p text:style-name="P18">❏<text:tab/>We want to isolate computers using Limewire (peer-to-peer software)</text:p>
      <text:p text:style-name="P18">❏<text:tab/>We use Snort as NIDS</text:p>
      <text:p text:style-name="P18">❏<text:tab/>The traffic monitored by Snort is spanned on eth1</text:p>
      <text:p text:style-name="P18">❏<text:tab/>The DHCP server on the PacketFence box that will take care of IP address distribution in VLANs 2, 3 and 5</text:p>
      <text:p text:style-name="P18">❏<text:tab/>The DNS server on the PacketFence box that will take care of domain resolution in VLANs 2 and 3</text:p>
      <text:p text:style-name="P18">❏<text:tab/>The network setup looks like this:</text:p>
      <text:p text:style-name="P18"/>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4">VLAN ID</text:p>
          </table:table-cell>
          <table:table-cell table:style-name="Table3.A1" office:value-type="string">
            <text:p text:style-name="Table_20_Contents"><text:span text:style-name="Code_20__28_inline_29_"><text:span text:style-name="T4">VLAN Name</text:span></text:span></text:p>
          </table:table-cell>
          <table:table-cell table:style-name="Table3.A1" office:value-type="string">
            <text:p text:style-name="Table_20_Contents">Subnet</text:p>
          </table:table-cell>
          <table:table-cell table:style-name="Table3.A1" office:value-type="string">
            <text:p text:style-name="Table_20_Contents">Gateway</text:p>
          </table:table-cell>
          <table:table-cell table:style-name="Table3.A1" office:value-type="string">
            <text:p text:style-name="Table_20_Contents">PacketFence Address</text:p>
          </table:table-cell>
        </table:table-row>
        <table:table-row>
          <table:table-cell table:style-name="Table3.A2" office:value-type="string">
            <text:p text:style-name="Table_20_Contents">1</text:p>
          </table:table-cell>
          <table:table-cell table:style-name="Table3.A2" office:value-type="string">
            <text:p text:style-name="Table_20_Contents">Normal</text:p>
          </table:table-cell>
          <table:table-cell table:style-name="Table3.A2" office:value-type="string">
            <text:p text:style-name="Table_20_Contents">192.168.1.0/24</text:p>
          </table:table-cell>
          <table:table-cell table:style-name="Table3.A2" office:value-type="string">
            <text:p text:style-name="Table_20_Contents">192.168.1.1</text:p>
          </table:table-cell>
          <table:table-cell table:style-name="Table3.A2" office:value-type="string">
            <text:p text:style-name="Table_20_Contents">192.168.1.5</text:p>
          </table:table-cell>
        </table:table-row>
        <text:soft-page-break/>
        <table:table-row>
          <table:table-cell table:style-name="Table3.A1" office:value-type="string">
            <text:p text:style-name="Table_20_Contents">2</text:p>
          </table:table-cell>
          <table:table-cell table:style-name="Table3.A1" office:value-type="string">
            <text:p text:style-name="Table_20_Contents">Registration</text:p>
          </table:table-cell>
          <table:table-cell table:style-name="Table3.A1" office:value-type="string">
            <text:p text:style-name="Table_20_Contents">192.168.2.0/24</text:p>
          </table:table-cell>
          <table:table-cell table:style-name="Table3.A1" office:value-type="string">
            <text:p text:style-name="Table_20_Contents">192.168.2.1</text:p>
          </table:table-cell>
          <table:table-cell table:style-name="Table3.A1" office:value-type="string">
            <text:p text:style-name="Table_20_Contents">192.168.2.1</text:p>
          </table:table-cell>
        </table:table-row>
        <table:table-row>
          <table:table-cell table:style-name="Table3.A2" office:value-type="string">
            <text:p text:style-name="Table_20_Contents">3</text:p>
          </table:table-cell>
          <table:table-cell table:style-name="Table3.A2" office:value-type="string">
            <text:p text:style-name="Table_20_Contents"><text:span text:style-name="Code_20__28_inline_29_"><text:span text:style-name="T6">Isolation</text:span></text:span></text:p>
          </table:table-cell>
          <table:table-cell table:style-name="Table3.A2" office:value-type="string">
            <text:p text:style-name="Table_20_Contents">192.168.3.0/24</text:p>
          </table:table-cell>
          <table:table-cell table:style-name="Table3.A2" office:value-type="string">
            <text:p text:style-name="Table_20_Contents">192.168.3.1</text:p>
          </table:table-cell>
          <table:table-cell table:style-name="Table3.A2" office:value-type="string">
            <text:p text:style-name="Table_20_Contents">192.168.3.1</text:p>
          </table:table-cell>
        </table:table-row>
        <table:table-row>
          <table:table-cell table:style-name="Table3.A1" office:value-type="string">
            <text:p text:style-name="Table_20_Contents">4</text:p>
          </table:table-cell>
          <table:table-cell table:style-name="Table3.A1" office:value-type="string">
            <text:p text:style-name="Table_20_Contents">Mac Detection</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row>
        <table:table-row>
          <table:table-cell table:style-name="Table3.A6" office:value-type="float" office:value="5">
            <text:p text:style-name="Table_20_Contents">5</text:p>
          </table:table-cell>
          <table:table-cell table:style-name="Table3.B6" office:value-type="string">
            <text:p text:style-name="Table_20_Contents">Inline</text:p>
          </table:table-cell>
          <table:table-cell table:style-name="Table3.B6" office:value-type="string">
            <text:p text:style-name="Table_20_Contents">192.168.5.0/24</text:p>
          </table:table-cell>
          <table:table-cell table:style-name="Table3.B6" office:value-type="string">
            <text:p text:style-name="Table_20_Contents">192.168.5.1</text:p>
          </table:table-cell>
          <table:table-cell table:style-name="Table3.B6" office:value-type="string">
            <text:p text:style-name="Table_20_Contents">192.168.5.1</text:p>
          </table:table-cell>
        </table:table-row>
        <table:table-row>
          <table:table-cell table:style-name="Table3.B6" office:value-type="string">
            <text:p text:style-name="Table_20_Contents">100</text:p>
          </table:table-cell>
          <table:table-cell table:style-name="Table3.B6" office:value-type="string">
            <text:p text:style-name="Table_20_Contents">Voice</text:p>
          </table:table-cell>
          <table:table-cell table:style-name="Table3.B6" office:value-type="string">
            <text:p text:style-name="Table_20_Contents"/>
          </table:table-cell>
          <table:table-cell table:style-name="Table3.B6" office:value-type="string">
            <text:p text:style-name="Table_20_Contents"/>
          </table:table-cell>
          <table:table-cell table:style-name="Table3.B6" office:value-type="string">
            <text:p text:style-name="Table_20_Contents"/>
          </table:table-cell>
        </table:table-row>
      </table:table>
      <text:p text:style-name="Standard"/>
      <text:list xml:id="list625006893" text:continue-numbering="true" text:style-name="Outline">
        <text:list-item>
          <text:list>
            <text:list-item>
              <text:h text:style-name="Heading_20_2" text:outline-level="2"><text:bookmark text:name="__RefHeading__4236_851406933"/>Network Interfaces<text:bookmark-end text:name="__RefHeading__4236_851406933"/></text:h>
            </text:list-item>
          </text:list>
        </text:list-item>
      </text:list>
      <text:p text:style-name="Standard">Here are the NICs startup scripts on PacketFence:</text:p>
      <text:p text:style-name="P45">❏<text:tab/><text:span text:style-name="Code_20__28_inline_29_">/etc/sysconfig/network-scripts/ifcfg-eth0</text:span></text:p>
      <text:p text:style-name="Code">DEVICE=eth0<text:line-break/>BROADCAST=192.168.1.255<text:line-break/>IPADDR=192.168.1.5<text:line-break/>NETMASK=255.255.255.0<text:line-break/>NETWORK=192.168.1.0<text:line-break/>ONBOOT=yes<text:line-break/>TYPE=Ethernet</text:p>
      <text:p text:style-name="List"/>
      <text:p text:style-name="P44">❏<text:tab/><text:span text:style-name="Code_20__28_inline_29_">/etc/sysconfig/network-scripts/ifcfg-eth0.2</text:span></text:p>
      <text:p text:style-name="Code">DEVICE=eth0.2<text:line-break/>ONBOOT=yes<text:line-break/>BOOTPROTO=static<text:line-break/>IPADDR=192.168.2.1<text:line-break/>NETMASK=255.255.255.0<text:line-break/>VLAN=yes</text:p>
      <text:p text:style-name="List"/>
      <text:p text:style-name="P44">❏<text:tab/><text:span text:style-name="Code_20__28_inline_29_">/etc/sysconfig/network-scripts/ifcfg-eth0.3</text:span></text:p>
      <text:p text:style-name="Code">DEVICE=eth0.3<text:line-break/>ONBOOT=yes<text:line-break/>BOOTPROTO=static<text:line-break/>IPADDR=192.168.3.1<text:line-break/>NETMASK=255.255.255.0<text:line-break/>VLAN=yes</text:p>
      <text:p text:style-name="P44"/>
      <text:p text:style-name="P44"/>
      <text:p text:style-name="P44"/>
      <text:p text:style-name="P44"><text:soft-page-break/></text:p>
      <text:p text:style-name="P44">❏<text:tab/><text:span text:style-name="Code_20__28_inline_29_">/etc/sysconfig/network-scripts/ifcfg-eth0.5</text:span></text:p>
      <text:p text:style-name="Code">DEVICE=eth0.5<text:line-break/>ONBOOT=yes<text:line-break/>BOOTPROTO=static<text:line-break/>IPADDR=192.168.5.1<text:line-break/>NETMASK=255.255.255.0<text:line-break/>VLAN=yes</text:p>
      <text:p text:style-name="P44"/>
      <text:p text:style-name="P44">❏<text:tab/><text:span text:style-name="Code_20__28_inline_29_">/etc/sysconfig/network-scripts/ifcfg-eth1</text:span>. This NIC is used for the mirror of the <text:tab/>traffic monitored by Snort.</text:p>
      <text:p text:style-name="Code">DEVICE=eth1<text:line-break/>ONBOOT=yes<text:line-break/>BOOTPROTO=none</text:p>
      <text:p text:style-name="Text_20_body"/>
      <text:p text:style-name="Heading_20_3">Trap receiver</text:p>
      <text:p text:style-name="Text_20_body">PacketFence uses snmptrapd as the trap receiver. It stores the community name used by the switch to send traps in the switch config file (<text:span text:style-name="Code_20__28_inline_29_">/usr/local/pf/conf/switches.conf</text:span><text:span text:style-name="T1">)</text:span>:</text:p>
      <text:p text:style-name="Code">[default]<text:line-break/>SNMPCommunityTrap = public</text:p>
      <text:p text:style-name="Text_20_body"/>
      <text:list xml:id="list1390545749" text:continue-numbering="true" text:style-name="Outline">
        <text:list-item>
          <text:list>
            <text:list-item>
              <text:h text:style-name="Heading_20_2" text:outline-level="2"><text:bookmark text:name="__RefHeading__4238_851406933"/>Switch Setup<text:bookmark-end text:name="__RefHeading__4238_851406933"/></text:h>
            </text:list-item>
          </text:list>
        </text:list-item>
      </text:list>
      <text:p text:style-name="Text_20_body">In our example, we enable linkUp/linkDown on a Cisco 2900LX and Port Security on a Cisco Catalyst 2960. Please consult the <text:a xlink:type="simple" xlink:href="http://www.packetfence.org/documentation/">Network Devices Configuration Guide</text:a> for the complete list of supported switches and configuration instructions.</text:p>
      <text:p text:style-name="Heading_20_3">linkUp/linkDown + MAC Notification</text:p>
      <text:p text:style-name="Text_20_body">global setup</text:p>
      <text:p text:style-name="Code">snmp-server enable traps snmp linkdown linkup<text:line-break/>snmp-server enable traps mac-notification<text:line-break/>snmp-server host 192.168.1.5 trap version 2c public snmp mac-notification</text:p>
      <text:p text:style-name="Code">mac-address-table notification interval 0<text:line-break/>mac-address-table notification<text:line-break/>mac-address-table aging-time 3600</text:p>
      <text:p text:style-name="Text_20_body"><text:soft-page-break/></text:p>
      <text:p text:style-name="Text_20_body">On each interface</text:p>
      <text:p text:style-name="Code">switchport mode access<text:line-break/>switchport access vlan 4<text:line-break/>snmp trap mac-notification added</text:p>
      <text:p text:style-name="Text_20_body"/>
      <text:p text:style-name="Heading_20_3">Port Security</text:p>
      <text:p text:style-name="Text_20_body">global setup</text:p>
      <text:p text:style-name="Code">snmp-server enable traps port-security<text:line-break/>snmp-server enable traps port-security trap-rate 1<text:line-break/>snmp-server host 192.168.1.5 version 2c public port-security</text:p>
      <text:p text:style-name="Text_20_body">On each interface, you need to initialize the port security by authorizing a fake MAC address with the following commands</text:p>
      <text:p text:style-name="Code">switchport access vlan 4<text:line-break/>switchport port-security<text:line-break/>switchport port-security maximum 2<text:line-break/>switchport port-security maximum 1 vlan access<text:line-break/>switchport port-security violation restrict<text:line-break/>switchport port-security mac-address 0200.0000.00xx</text:p>
      <text:p text:style-name="Text_20_body">where xx stands for the interface index</text:p>
      <text:p text:style-name="Text_20_body">Don't forget to update the startup-config.</text:p>
      <text:list xml:id="list80085717" text:continue-numbering="true" text:style-name="Outline">
        <text:list-item>
          <text:list>
            <text:list-item>
              <text:h text:style-name="Heading_20_2" text:outline-level="2"><text:bookmark text:name="__RefHeading__4240_851406933"/>switches.conf<text:bookmark-end text:name="__RefHeading__4240_851406933"/></text:h>
            </text:list-item>
          </text:list>
        </text:list-item>
      </text:list>
      <text:p text:style-name="Text_20_body">See <text:a xlink:type="simple" xlink:href="#5.5.Network Device Definition|outline">Network Device Definition</text:a> for more information about the content of this file.</text:p>
      <text:p text:style-name="Text_20_body">Here are the parameters (other than the defaults ones) for our example</text:p>
      <text:p text:style-name="Code">[default]<text:line-break/>SNMPCommunityRead = public<text:line-break/>SNMPCommunityWrite = private<text:line-break/>SNMPommunityTrap = public<text:line-break/>SNMPVersion = 1<text:line-break/>vlans = 1,2,3,4,10<text:line-break/>normalVlan = 1<text:line-break/>registrationVlan = 2<text:line-break/>isolationVlan = 3<text:line-break/>macDetectionVlan = 4<text:line-break/>VoIPEnabled = no</text:p>
      <text:p text:style-name="Code"><text:soft-page-break/></text:p>
      <text:p text:style-name="Code">[192.168.1.100]<text:line-break/>type = Cisco::Catalyst_2900XL<text:line-break/>mode = production<text:line-break/>uplink = 24</text:p>
      <text:p text:style-name="Code"/>
      <text:p text:style-name="Code">[192.168.1.101]<text:line-break/>type = Cisco::Catalyst_2960<text:line-break/>mode = production<text:line-break/>uplink = 25<text:line-break/>normalVlan = 10<text:line-break/>radiusSecret=useStrongerSecret</text:p>
      <text:p text:style-name="Standard">If you want to have a different read/write communities name for each switch, declare it in each switch section.</text:p>
      <text:list xml:id="list1918095172" text:continue-numbering="true" text:style-name="Outline">
        <text:list-item>
          <text:list>
            <text:list-item>
              <text:h text:style-name="Heading_20_2" text:outline-level="2"><text:bookmark text:name="__RefHeading__4242_851406933"/>pf.conf<text:bookmark-end text:name="__RefHeading__4242_851406933"/></text:h>
            </text:list-item>
          </text:list>
        </text:list-item>
      </text:list>
      <text:p text:style-name="Text_20_body">Here is the <text:span text:style-name="Code_20__28_inline_29_">/usr/local/pf/conf/pf.conf</text:span> file for our setup. For more information about <text:span text:style-name="Code_20__28_inline_29_">pf.conf</text:span> see <text:a xlink:type="simple" xlink:href="#5.8.Global configuration file (pf.conf)|outline">Global configuration file (pf.conf) section</text:a>.</text:p>
      <text:p text:style-name="Code">[general]<text:line-break/>domain=yourdomain.org</text:p>
      <text:p text:style-name="Code">#Put your External/Infra DNS servers here<text:line-break/>dnsservers=4.2.2.2,4.2.2.1<text:line-break/>dhcpservers=192.168.2.1,192.168.3.1,192.168.5.1</text:p>
      <text:p text:style-name="Code"/>
      <text:p text:style-name="Code">[trapping]<text:line-break/>registration=enabled<text:line-break/>detection=enabled<text:line-break/>range=192.168.2.0/24,192.168.3.0/24,192.168.5.0/24</text:p>
      <text:p text:style-name="Code"/>
      <text:p text:style-name="Code">[registration]<text:line-break/>auth=ldap</text:p>
      <text:p text:style-name="Code"/>
      <text:p text:style-name="Code">[interface eth0]<text:line-break/>mask=255.255.255.0<text:line-break/>type=management<text:line-break/>gateway=192.168.1.1<text:line-break/>ip=192.168.1.5</text:p>
      <text:p text:style-name="Code"/>
      <text:p text:style-name="Code">[interface eth0.2]<text:line-break/>mask=255.255.255.0<text:line-break/>type=internal<text:line-break/><text:soft-page-break/>enforcement=vlan<text:line-break/>gateway=192.168.2.1<text:line-break/>ip=192.168.2.1</text:p>
      <text:p text:style-name="Code"/>
      <text:p text:style-name="Code">[interface eth0.3]<text:line-break/>mask=255.255.255.0<text:line-break/>type=internal<text:line-break/>enforcement=vlan<text:line-break/>gateway=192.168.3.1<text:line-break/>ip=192.168.3.1</text:p>
      <text:p text:style-name="Code"/>
      <text:p text:style-name="Code">[interface eth0.5]<text:line-break/>mask=255.255.255.0<text:line-break/>type=internal<text:line-break/>enforcement=inline<text:line-break/>gateway=192.168.5.1<text:line-break/>ip=192.168.5.1</text:p>
      <text:p text:style-name="Code"/>
      <text:p text:style-name="Code">[interface eth1]<text:line-break/>mask=255.255.255.0<text:line-break/>type=monitor<text:line-break/>gateway=192.168.1.5<text:line-break/>ip=192.168.1.1</text:p>
      <text:p text:style-name="Text_20_body"/>
      <text:list xml:id="list1790743262" text:continue-numbering="true" text:style-name="Outline">
        <text:list-item>
          <text:list>
            <text:list-item>
              <text:h text:style-name="Heading_20_2" text:outline-level="2"><text:bookmark text:name="__RefHeading__4244_851406933"/>networks.conf<text:bookmark-end text:name="__RefHeading__4244_851406933"/></text:h>
            </text:list-item>
          </text:list>
        </text:list-item>
      </text:list>
      <text:p text:style-name="Text_20_body">Here is the <text:span text:style-name="Code_20__28_inline_29_">/usr/local/pf/conf/networks.conf</text:span> file for our setup. For more information about <text:span text:style-name="Code_20__28_inline_29_">networks.conf</text:span> see <text:a xlink:type="simple" xlink:href="#5.9.DHCP and DNS Server Configuration (networks.conf)|outline">DHCP and DNS Server configuration</text:a>.</text:p>
      <text:p text:style-name="P34">[192.168.2.0]<text:line-break/>netmask=255.255.255.0<text:line-break/>gateway=192.168.2.1<text:line-break/>next_hop=192.168.2.254<text:line-break/>domain-name=registration.example.com<text:line-break/>dns=192.168.2.1<text:line-break/>dhcp_start=192.168.2.10<text:line-break/>dhcp_end=192.168.2.200<text:line-break/>dhcp_default_lease_time=300<text:line-break/>dhcp_max_lease_time=600<text:line-break/>type=vlan-registration<text:line-break/>named=enabled<text:line-break/>dhcpd=enabled</text:p>
      <text:p text:style-name="P34"/>
      <text:p text:style-name="Code"><text:soft-page-break/>[192.168.3.0]<text:line-break/>netmask=255.255.255.0<text:line-break/>gateway=192.168.3.1<text:line-break/>next_hop=192.168.3.254<text:line-break/>domain-name=isolation.example.com<text:line-break/>dns=192.168.3.1<text:line-break/>dhcp_start=192.168.3.10<text:line-break/>dhcp_end=192.168.3.200<text:line-break/>dhcp_default_lease_time=300<text:line-break/>dhcp_max_lease_time=600<text:line-break/>type=vlan-isolation<text:line-break/>named=enabled<text:line-break/>dhcpd=enabled</text:p>
      <text:p text:style-name="Code"/>
      <text:p text:style-name="Code">[192.168.5.0]<text:line-break/>netmask=255.255.255.0<text:line-break/>gateway=192.168.5.1<text:line-break/>next_hop=<text:line-break/>domain-name=inline.example.com<text:line-break/>dns=4.2.2.2,4.2.2.1<text:line-break/>dhcp_start=192.168.5.10<text:line-break/>dhcp_end=192.168.5.254<text:line-break/>dhcp_default_lease_time=300<text:line-break/>dhcp_max_lease_time=600<text:line-break/>type=inline<text:line-break/>named=disabled<text:line-break/>dhcpd=enabled</text:p>
      <text:p text:style-name="Text_20_body"/>
      <text:list xml:id="list280904304" text:continue-numbering="true" text:style-name="Outline">
        <text:list-item>
          <text:list>
            <text:list-item>
              <text:h text:style-name="Heading_20_2" text:outline-level="2"><text:bookmark text:name="__RefHeading__9527_1417655456"/>Inline enforcement specifics<text:bookmark-end text:name="__RefHeading__9527_1417655456"/></text:h>
            </text:list-item>
          </text:list>
        </text:list-item>
      </text:list>
      <text:p text:style-name="Text_20_body">To see another important optional parameter that can be altered to do inline enforcement see the <text:a xlink:type="simple" xlink:href="#5.9.Inline enforcement configuration|outline">Inline enforcement configuration</text:a> section.</text:p>
      <text:p text:style-name="Text_20_body">In order to have the inline mode properly working, you need to enable ip forwarding on your servers. <text:s/>To do it permanently, look in the <text:span text:style-name="Code_20__28_inline_29_">/etc/sysctl.conf</text:span>, and set the following line:</text:p>
      <text:p text:style-name="Code"># Controls IP packet forwarding</text:p>
      <text:p text:style-name="Code">net.ipv4.ip_forward = 1</text:p>
      <text:p text:style-name="Text_20_body"/>
      <text:p text:style-name="Text_20_body">Save the file, and issue a <text:span text:style-name="Code_20__28_inline_29_">sysctl -p</text:span> to update the OS config.</text:p>
      <text:list xml:id="list1231793797" text:continue-numbering="true" text:style-name="Outline">
        <text:list-item>
          <text:list>
            <text:list-item>
              <text:h text:style-name="Heading_20_2" text:outline-level="2"><text:bookmark text:name="__RefHeading__4248_851406933"/><text:soft-page-break/>FreeRADIUS<text:bookmark-end text:name="__RefHeading__4248_851406933"/></text:h>
            </text:list-item>
          </text:list>
        </text:list-item>
      </text:list>
      <text:p text:style-name="Heading_20_3">/etc/raddb/clients.conf</text:p>
      <text:p text:style-name="Text_20_body">The client entry for the Cisco 2960.</text:p>
      <text:p text:style-name="Code">client lab-cisco2960 {<text:line-break/><text:tab/>ipaddr<text:tab/><text:tab/>= 192.168.0.101<text:line-break/><text:tab/>secret<text:tab/><text:tab/>= useStrongerSecret<text:line-break/>}</text:p>
      <text:list xml:id="list1258201674" text:continue-numbering="true" text:style-name="Outline">
        <text:list-item>
          <text:h text:style-name="Heading_20_1" text:outline-level="1"><text:bookmark text:name="__RefHeading__4785_400627320"/>Optional components<text:bookmark-end text:name="__RefHeading__4785_400627320"/></text:h>
          <text:list>
            <text:list-item>
              <text:h text:style-name="Heading_20_2" text:outline-level="2"><text:bookmark text:name="__RefHeading__10091_2111357785"/>Blocking malicious activities with violations<text:bookmark-end text:name="__RefHeading__10091_2111357785"/></text:h>
            </text:list-item>
          </text:list>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
      <text:p text:style-name="Text_20_body">In order to be able to block malicious activities, you need to install and configure the SNORT IDS to talk with PacketFence.</text:p>
      <text:p text:style-name="Text_20_body"/>
      <text:p text:style-name="Heading_20_3">Snort</text:p>
      <text:list xml:id="list566275484" text:continue-numbering="true" text:style-name="Outline">
        <text:list-item>
          <text:list>
            <text:list-item>
              <text:list>
                <text:list-item>
                  <text:list>
                    <text:list-item>
                      <text:h text:style-name="P96" text:outline-level="4">Installation</text:h>
                    </text:list-item>
                  </text:list>
                </text:list-item>
              </text:list>
            </text:list-item>
          </text:list>
        </text:list-item>
      </text:list>
      <text:p text:style-name="Text_20_body">The installation procedure is quite simple for SNORT. <text:s/>We maintain a working version on the PacketFence repository. <text:s/>To install it, simply run the following command:</text:p>
      <text:p text:style-name="Code">yum install snort</text:p>
      <text:p text:style-name="Heading_20_3"/>
      <text:list xml:id="list2134232306" text:continue-numbering="true" text:style-name="Outline">
        <text:list-item>
          <text:list>
            <text:list-item>
              <text:list>
                <text:list-item>
                  <text:list>
                    <text:list-item>
                      <text:h text:style-name="P95" text:outline-level="4">Configuration</text:h>
                    </text:list-item>
                  </text:list>
                </text:list-item>
              </text:list>
            </text:list-item>
          </text:list>
        </text:list-item>
      </text:list>
      <text:p text:style-name="Text_20_body">PacketFence provides a basic snort.conf template that you may need to edit depending of the Snort version. <text:s/>The file is located in <text:span text:style-name="T13">/usr/local/pf/conf</text:span>. <text:s/>It is rarely necessary to change anything in that file to make Snort work and trap alerts. <text:s/>DO NOT edit the snort.conf located in <text:span text:style-name="T13">/usr/local/pf/var/conf</text:span>, all the modification will be destroyed on each PacketFence restart.</text:p>
      <text:p text:style-name="Text_20_body"/>
      <text:p text:style-name="Heading_20_3">Violations</text:p>
      <text:p text:style-name="Text_20_body">In order to make PacketFence react to the Snort alerts, you need to explicitly tell the software to do so. <text:s/>Otherwise, the alerts will be discarded. <text:s/>This is quite simple to accomplish. <text:s/>In fact, you need to create a violation and add the Snort alert SID in the trigger section of a Violation. </text:p>
      <text:p text:style-name="P51">PacketFence policy violations are controlled using the <text:soft-page-break/><text:span text:style-name="Code_20__28_inline_29_">/usr/local/pf/conf/violations.conf</text:span> configuration file. The violation format is as follows:</text:p>
      <text:p text:style-name="Code">[1234]<text:line-break/>desc=Your Violation Description<text:line-break/>priority=8<text:line-break/>url=/content/index.php?template=&lt;template&gt;<text:line-break/>redirect_url=/proxies/tools/stinger.exe<text:line-break/>enable=Y<text:line-break/>trigger=Detect::2200032,Scan::11808<text:line-break/>actions=email,log,trap<text:line-break/>vlan=isolationVlan<text:line-break/>whitelisted_categories=</text:p>
      <text:p text:style-name="P42"/>
      <text:p text:style-name="P22"><text:span text:style-name="T9">❏<text:tab/></text:span><text:span text:style-name="Code_20__28_inline_29_">[1234]</text:span>: violation ID. Any integer except 1200000-120099 which is reserved for required administration violations.</text:p>
      <text:p text:style-name="P22"><text:span text:style-name="T9">❏<text:tab/></text:span><text:span text:style-name="Code_20__28_inline_29_">desc</text:span>: single line description of violation</text:p>
      <text:p text:style-name="P22"><text:span text:style-name="T9">❏<text:tab/></text:span><text:span text:style-name="Code_20__28_inline_29_">priority</text:span>: range 1-10, with 1 the higest priority and 10 the lowest. Higher priority violations will be addressed first if a host has more than one.</text:p>
      <text:p text:style-name="P22"><text:span text:style-name="T9">❏<text:tab/></text:span><text:span text:style-name="Code_20__28_inline_29_">url</text:span>: HTML URL the host will be redirected to while in violation. This is usually a local URL of the form <text:span text:style-name="T13">/content/index.php?template=... </text:span>where <text:span text:style-name="T13">...</text:span> is the name of the remediation template to show to the user. Full URLs like <text:a xlink:type="simple" xlink:href="http://myportal.com/violation1234/"><text:span text:style-name="T13">http://myportal.com/violation1234/</text:span></text:a><text:span text:style-name="T13"> </text:span>are also supported if <text:span text:style-name="T13">passthrough=proxy</text:span> is set under <text:span text:style-name="T13">[trapping]</text:span>. In that case, the Captive Portal will do reverse proxying to the specified URL. Great care should be taken when using this feature because any resource outside the specified path will fail to load.</text:p>
      <text:p text:style-name="P22"><text:span text:style-name="T9">❏<text:tab/></text:span><text:span text:style-name="Code_20__28_inline_29_">redirect_url</text:span>: The user is redirected to this URL after he re-enabled his network access on the remediation page.</text:p>
      <text:p text:style-name="P22"><text:span text:style-name="T9">❏<text:tab/></text:span><text:span text:style-name="T11">enable</text:span>: if enable is set to 'N', this violation is disabled and no additional violations of this type will be added.</text:p>
      <text:p text:style-name="P22"><text:span text:style-name="T9">❏<text:tab/></text:span><text:span text:style-name="T13">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P22"><text:span text:style-name="T9">❏<text:tab/></text:span><text:span text:style-name="T13">actions</text:span>: this is the list of actions that will be executed on a violation addition. The actions can be:</text:p>
      <text:list xml:id="list714057628" text:style-name="L10">
        <text:list-item>
          <text:p text:style-name="P70"><text:span text:style-name="T13">log</text:span>: log a message to the file specified in <text:span text:style-name="T13">[alerting].log</text:span></text:p>
        </text:list-item>
        <text:list-item>
          <text:p text:style-name="P70"><text:span text:style-name="T13">email</text:span>: email the address specified in <text:span text:style-name="T13">[alerting].emailaddr</text:span>, using <text:span text:style-name="T13">[alerting].smtpserver</text:span>. Multiple emailaddr can be sperated by comma.</text:p>
        </text:list-item>
        <text:list-item>
          <text:p text:style-name="P70"><text:span text:style-name="T13">trap</text:span>: isolate the host and place them in violation. It opens a violation and leaves it open. If trap is not there, a violation is opened and then automatically closed</text:p>
        </text:list-item>
        <text:list-item>
          <text:p text:style-name="P70"><text:span text:style-name="T13">winpopup</text:span>: send a windows popup message. You need to configure <text:span text:style-name="T13">[alerting].winserver</text:span>, <text:span text:style-name="T13">[alerting].netbiosname</text:span> in <text:span text:style-name="T1">pf.conf</text:span> when using <text:soft-page-break/>this option</text:p>
        </text:list-item>
        <text:list-item>
          <text:p text:style-name="P70"><text:span text:style-name="T13">external: e</text:span>xecute an external command, specified in <text:span text:style-name="T13">[paths].externalapi</text:span></text:p>
        </text:list-item>
      </text:list>
      <text:p text:style-name="P46"><text:span text:style-name="T9">❏<text:tab/></text:span><text:span text:style-name="T13">vlan: </text:span><text:span text:style-name="T6">Destination VLAN where PacketFence should put the client when a violation of this<text:tab/> type is open. The VLAN value can be:</text:span></text:p>
      <text:list xml:id="list865223676" text:continue-numbering="true" text:style-name="L10">
        <text:list-item>
          <text:p text:style-name="P71"><text:span text:style-name="T13">isolationVlan</text:span><text:span text:style-name="T6">: Isolation VLAN as specified in </text:span><text:span text:style-name="T13">switches.conf</text:span><text:span text:style-name="T6">. This is the recommended value for most violation types.</text:span></text:p>
        </text:list-item>
        <text:list-item>
          <text:p text:style-name="P70"><text:span text:style-name="T13">registrationVlan</text:span><text:span text:style-name="T6">: Registration VLAN as specified in </text:span><text:span text:style-name="T13">switches.conf</text:span><text:span text:style-name="T6">.</text:span></text:p>
        </text:list-item>
        <text:list-item>
          <text:p text:style-name="P70"><text:span text:style-name="T13">normalVlan</text:span><text:span text:style-name="T6">: Normal VLAN as specified in </text:span><text:span text:style-name="T13">switches.conf</text:span><text:span text:style-name="T6">. Note: It is preferable not to trap than to trap and put in normal VLAN. Make sure you understand what you are doing.</text:span></text:p>
        </text:list-item>
      </text:list>
      <text:p text:style-name="P46"><text:span text:style-name="T9">❏<text:tab/>w</text:span><text:span text:style-name="T13">hitelisted_categories: </text:span><text:span text:style-name="T6">Nodes in a category listed in </text:span><text:span text:style-name="T13">whitelisted_categories</text:span><text:span text:style-name="T8"> </text:span><text:span text:style-name="T6">won't be <text:tab/>affected by a violation of this type. Format is a comma separated list of category names.</text:span></text:p>
      <text:p text:style-name="P47"/>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line-break/>max_enable=3<text:line-break/>actions=email,log<text:line-break/>auto_enable=Y<text:line-break/>enable=N<text:line-break/>grace=120<text:line-break/>button_text=Enable Network</text:p>
      <text:p text:style-name="Code">snort_rules=<text:span text:style-name="T17">local.rules,bleeding-attack_response.rules,bleeding-exploit.rules,bleeding-p2p.rules,bleeding-scan.rules,bleeding-virus.rules</text:span></text:p>
      <text:p text:style-name="P36">vlan=isolationVlan</text:p>
      <text:p text:style-name="P36">whitelisted_categories=</text:p>
      <text:p text:style-name="P48"/>
      <text:p text:style-name="P46"><text:span text:style-name="T9">❏<text:tab/></text:span><text:span text:style-name="T13">max_enable</text:span>: number of times a host will be able to try and self remediate before they are locked out and have to call the help desk. This is useful for users who just 'click through' violation pages.</text:p>
      <text:p text:style-name="P46"><text:span text:style-name="T9">❏<text:tab/></text:span><text:span text:style-name="T13">auto_enable</text:span>: specifies if a host can self remediate the violation (enable network button) or if they can not and must call the help desk.</text:p>
      <text:p text:style-name="P46"><text:span text:style-name="T9">❏<text:tab/></text:span><text:span text:style-name="T13">grace</text:span>: number of minutes before the violation can reoccur. This is useful to allow hosts time (in the example 2 minutes) to download tools to fix their issue, or shutoff their peer-to-peer application.</text:p>
      <text:p text:style-name="P46"><text:span text:style-name="T9">❏<text:tab/></text:span><text:span text:style-name="T13">button_text</text:span>: text displayed on the violation form to hosts.</text:p>
      <text:p text:style-name="P46"><text:span text:style-name="T9">❏<text:tab/></text:span><text:span text:style-name="T13">snort_rules</text:span>: the Snort rules file is the administrators responsibility. Please change <text:soft-page-break/>this to point to your violation rules file(s). If you do not specify a full path, the default is <text:span text:style-name="Code_20__28_inline_29_">/usr/local/pf/conf/snort</text:span>. If you need to include more than one file, just separate each filename with a comma.</text:p>
      <text:p text:style-name="Text_20_body"><text:bookmark text:name="__RefHeading__1827_664238303"/><text:span text:style-name="T13">violations.conf</text:span> is loaded at startup.<text:bookmark-end text:name="__RefHeading__1827_664238303"/></text:p>
      <text:p text:style-name="Heading_20_3">Example violation</text:p>
      <text:p text:style-name="Text_20_body">In our example we want to isolate people using Limewire. Here we assume Snort is installed and configured to send alerts to PacketFence. Now we need to configure PacketFence isolation.</text:p>
      <text:p text:style-name="Text_20_body">Enable Limewire violation in <text:span text:style-name="Code_20__28_inline_29_">/usr/local/pf/conf/violations.conf</text:span> and configure it to execute an external script</text:p>
      <text:p text:style-name="Code">[2001808]<text:line-break/>desc=P2P (Limewire)<text:line-break/>priority=8<text:line-break/>url=/content/index.php?template=p2p<text:line-break/>actions=log,trap<text:line-break/>enable=Y<text:line-break/>max_enable=1<text:line-break/>trigger=Detect::2001808</text:p>
      <text:p text:style-name="Text_20_body"/>
      <text:p text:style-name="Standard"/>
      <text:list xml:id="list1444761270" text:continue-list="list2134232306" text:style-name="Outline">
        <text:list-item>
          <text:list>
            <text:list-item>
              <text:h text:style-name="P92" text:outline-level="2"><text:bookmark text:name="__RefHeading__10139_2111357785"/>Conformity Scan (Nessus)<text:bookmark-end text:name="__RefHeading__10139_2111357785"/></text:h>
            </text:list-item>
          </text:list>
        </text:list-item>
      </text:list>
      <text:p text:style-name="Heading_20_3">Installation</text:p>
      <text:p text:style-name="Standard">Please visit <text:a xlink:type="simple" xlink:href="http://www.nessus.org/download/">http://www.nessus.org/download/</text:a> to download and install the Nessus package for your operating system. <text:s/>You will also need to register for the HomeFeed (or the ProfessionalFeed) in order to get the plugins.</text:p>
      <text:p text:style-name="Standard">After you installed Nessus, follow the Nessus documentation for the configuration of the Nessus Server, and to create a user for PacketFence.</text:p>
      <text:p text:style-name="Heading_20_3">Configuration</text:p>
      <text:p text:style-name="Text_20_body">In order for a given Nessus Scan to generate a violation inside PacketFence, you have to configure two sections:</text:p>
      <text:p text:style-name="List">❏<text:tab/><text:span text:style-name="Code_20__28_inline_29_">pf.conf</text:span><text:line-break/>Adjust the settings in the <text:span text:style-name="Code_20__28_inline_29_">scan</text:span> section like the following:</text:p>
      <text:p text:style-name="Code">[scan]</text:p>
      <text:p text:style-name="Code">ssl=enabled</text:p>
      <text:p text:style-name="Code">pass=userPassword</text:p>
      <text:p text:style-name="Code">user=nessusUsername</text:p>
      <text:p text:style-name="Code">port=1241</text:p>
      <text:p text:style-name="Code">host=127.0.0.1</text:p>
      <text:p text:style-name="Code">registration=enabled</text:p>
      <text:p text:style-name="Code">nessusclient_file=basic-policy.nessus</text:p>
      <text:p text:style-name="Code">nessusclient_policy=basic-policy</text:p>
      <text:p text:style-name="List"/>
      <text:p text:style-name="List">❏<text:tab/><text:span text:style-name="Code_20__28_inline_29_">violations.conf</text:span><text:line-break/>You need to create a new violation section and have to specify </text:p>
      <text:p text:style-name="Code">trigger=Scan::&lt;violationId&gt;</text:p>
      <text:p text:style-name="Text_20_body">Where <text:span text:style-name="T13">violationId</text:span> is the Id of the Nessus plugin to check for. Once you have finished the configuration, you need to reload the violation related database contents using:</text:p>
      <text:p text:style-name="Code">pfcmd reload violations</text:p>
      <text:p text:style-name="Text_20_body"><text:span text:style-name="T21">NOTE:</text:span> <text:span text:style-name="T18">Violations will trigger if the Nessus plugin <text:s/>is higher than a low severity vulnerability</text:span></text:p>
      <text:p text:style-name="Heading_20_3"><text:soft-page-break/></text:p>
      <text:p text:style-name="Heading_20_3">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13">/usr/local/pf/conf/nessus/</text:span> directory and specify its filename using the <text:span text:style-name="T13">scan.nessusclient_file</text:span> configuration setting. You'll also have to specify your policy name using the <text:span text:style-name="T13">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13">scan.registration</text:span> parameter in <text:span text:style-name="T13">pf.conf</text:span>.</text:p>
      <text:p text:style-name="Text_20_body">It is also recommended to adjust <text:span text:style-name="T13">scan.duration</text:span> to reflect how long the scan takes. A progress bar of this duration will be shown to the user while he is waiting. By default, we set this variable to 60s.</text:p>
      <text:p text:style-name="Text_20_body"/>
      <text:p text:style-name="Heading_20_3"/>
      <text:list xml:id="list747280836" text:continue-numbering="true" text:style-name="Outline">
        <text:list-item>
          <text:list>
            <text:list-item>
              <text:h text:style-name="P92" text:outline-level="2"><text:bookmark text:name="__RefHeading__4823_400627320"/>Oinkmaster<text:bookmark-end text:name="__RefHeading__4823_400627320"/></text:h>
            </text:list-item>
          </text:list>
        </text:list-item>
      </text:list>
      <text:p text:style-name="P52">Oinkmaster is a perl script that enables the possibility to update the different snort rules very easily. <text:s/>It is simple to use, and install. <text:s/>This section will show you how to implement Oinkmaster to work with PacketFence and Snort.</text:p>
      <text:p text:style-name="P51"><text:span text:style-name="Code_20__28_inline_29_"><text:span text:style-name="T6">Please visit </text:span></text:span><text:a xlink:type="simple" xlink:href="http://oinkmaster.sourceforge.net/download.shtml"><text:span text:style-name="Code_20__28_inline_29_"><text:span text:style-name="T6">http://oinkmaster.sourceforge.net/download.shtml</text:span></text:span></text:a><text:span text:style-name="Code_20__28_inline_29_"><text:span text:style-name="T6"> to download oinkmaster. A sample oinkmaster configuration file is provided at </text:span></text:span><text:span text:style-name="Code_20__28_inline_29_">/usr/local/pf/addons/snort/oinkmaster.conf</text:span></text:p>
      <text:p text:style-name="P51"><text:span text:style-name="Code_20__28_inline_29_"/></text:p>
      <text:p text:style-name="P31"><text:span text:style-name="Code_20__28_inline_29_"><text:span text:style-name="T22">Configuration</text:span></text:span></text:p>
      <text:p text:style-name="P51"><text:span text:style-name="Code_20__28_inline_29_"><text:span text:style-name="T6">Here are the steps to make Oinkmaster work. <text:s/>We will assume that you already downloaded the newest oinkmaster archive :</text:span></text:span></text:p>
      <text:p text:style-name="P51"><text:span text:style-name="Code_20__28_inline_29_"><text:span text:style-name="T6"/></text:span></text:p>
      <text:p text:style-name="P25"><text:span text:style-name="Code_20__28_inline_29_"><text:span text:style-name="T6">❏<text:tab/>Untar the freshly downloaded Oinkmaster</text:span></text:span></text:p>
      <text:p text:style-name="P25"><text:span text:style-name="Code_20__28_inline_29_"><text:span text:style-name="T6">❏<text:tab/>Copy the required perl scripts into /usr/local/pf/oinkmaster. <text:s/>You need to copy over contrib and oinkmaster.pl</text:span></text:span></text:p>
      <text:p text:style-name="P26"><text:span text:style-name="Code_20__28_inline_29_"><text:span text:style-name="T6">❏<text:tab/>Copy the oinkmaster.conf provided by PacketFence (see the section above) in /usr/local/pf/conf</text:span></text:span></text:p>
      <text:p text:style-name="P27"><text:span text:style-name="Code_20__28_inline_29_"><text:span text:style-name="T6">❏<text:tab/>Modify the configuration to suit your own needs. <text:s/>Currently, the configuration file is set to fetch the bleeding rules.</text:span></text:span></text:p>
      <text:p text:style-name="P62"><text:span text:style-name="Code_20__28_inline_29_"><text:span text:style-name="T6"/></text:span></text:p>
      <text:p text:style-name="Heading_20_3"><text:span text:style-name="Code_20__28_inline_29_"><text:span text:style-name="T22">Rules update</text:span></text:span></text:p>
      <text:p text:style-name="Text_20_body"><text:span text:style-name="Code_20__28_inline_29_"><text:span text:style-name="T6">In order to get periodic updates for PacketFence Snort rules, we simply need to create a crontab entry with the right information. <text:s/>The example below shows a crontab entry to fetch the updates daily at 23:00 PM :</text:span></text:span></text:p>
      <text:p text:style-name="Text_20_body"><text:span text:style-name="Code_20__28_inline_29_"><text:span text:style-name="T6"/></text:span></text:p>
      <text:p text:style-name="Code"><text:span text:style-name="Code_20__28_inline_29_"><text:span text:style-name="T6">0 23 * * * (cd /usr/local/pf; perl oinkmaster/oinkmaster.pl -C conf/oinkmaster.conf -o conf/snort/)</text:span></text:span></text:p>
      <text:p text:style-name="Text_20_body"/>
      <text:p text:style-name="Standard"/>
      <text:list xml:id="list1306855571" text:continue-numbering="true" text:style-name="Outline">
        <text:list-item>
          <text:list>
            <text:list-item>
              <text:h text:style-name="P92" text:outline-level="2"><text:bookmark text:name="__RefHeading__10920_1231235898"/>Floating Network Devices<text:bookmark-end text:name="__RefHeading__10920_1231235898"/></text:h>
            </text:list-item>
          </text:list>
        </text:list-item>
      </text:list>
      <text:p text:style-name="Text_20_body">Starting with version 1.9, PacketFence now supports floating network devices. A Floating network device is a device for which PacketFence has a different behaviour compared to a regular device. <text:s/>This functionality was originally added to support mobile Access Points.</text:p>
      <text:p text:style-name="P50">Right now PacketFence only supports floating network devices on Cisco switches configured with port-security.</text:p>
      <text:p text:style-name="Text_20_body">For a regular device, PacketFence puts it in the Vlan corresponding to its status (Registration, Quarantine or Regular Vlan) and authorizes it on the port (port-security).</text:p>
      <text:p text:style-name="Text_20_body">A floating network device is a device that PacketFence does not manage as a regular device.</text:p>
      <text:p text:style-name="Text_20_body"/>
      <text:p text:style-name="Text_20_body">When a floating network device is plugged, PacketFence should let/allow all the MAC addresses that will be connected to this device (or appear on the port) and if necessary, configure the port as multi-vlan (trunk) and set PVID and tagged VLANs on the port.</text:p>
      <text:p text:style-name="Text_20_body">When an floating network device is unplugged, PacketFence should reconfigure the port like before it was plugged.</text:p>
      <text:p text:style-name="Text_20_body"/>
      <text:p text:style-name="Text_20_body">Here is how it works:</text:p>
      <text:p text:style-name="P18">❏<text:tab/>floating network devices have to be identified using their MAC address.</text:p>
      <text:p text:style-name="P18">❏<text:tab/>linkup/linkdown traps are not enabled on the switches, only port-security traps are.</text:p>
      <text:p text:style-name="P56"/>
      <text:p text:style-name="P56">When PacketFence receives a port-security trap for a floating network device, it changes the port configuration so that:</text:p>
      <text:p text:style-name="P18">❏<text:tab/>it disables port-security</text:p>
      <text:p text:style-name="P18">❏<text:tab/>it sets the PVID</text:p>
      <text:p text:style-name="P18">❏<text:tab/>it eventually sets the port as multi-vlan (trunk) and sets the tagged Vlans </text:p>
      <text:p text:style-name="P18">❏<text:tab/>it enables linkdown traps</text:p>
      <text:p text:style-name="Text_20_body"/>
      <text:p text:style-name="Text_20_body">When PF receives a linkdown trap on a port in which a floating network device was plugged, it changes the port configuration so that: </text:p>
      <text:p text:style-name="P18">❏<text:tab/>it enables port-security</text:p>
      <text:p text:style-name="P18">❏<text:tab/>it disables linkdown traps</text:p>
      <text:p text:style-name="Text_20_body"/>
      <text:p text:style-name="Text_20_body"/>
      <text:p text:style-name="Heading_20_3"/>
      <text:p text:style-name="P15"><text:bookmark text:name="__RefHeading__4787_400627320"/>Identification<text:bookmark-end text:name="__RefHeading__4787_400627320"/></text:p>
      <text:p text:style-name="Text_20_body">As we mentioned earlier, each floating network device has to be identified. There are two ways to do it:</text:p>
      <text:p text:style-name="P18">❏<text:tab/>by editing <text:span text:style-name="Code_20__28_inline_29_">conf/floating_network_device.conf</text:span></text:p>
      <text:p text:style-name="P18">❏<text:tab/>through the Web GUI, in the Configuration -&gt; Floating Network Device tab.</text:p>
      <text:p text:style-name="P43"><draw:frame draw:style-name="fr5" draw:name="graphics5" text:anchor-type="paragraph" svg:x="2.321cm" svg:y="0.399cm" svg:width="15.249cm" svg:height="5.071cm" draw:z-index="6"><draw:image xlink:href="Pictures/100000000000039E00000134AFA9A4C7.png" xlink:type="simple" xlink:show="embed" xlink:actuate="onLoad"/></draw:frame></text:p>
      <text:p text:style-name="P43"><draw:frame draw:style-name="fr5" draw:name="graphics9" text:anchor-type="paragraph" svg:x="2.321cm" svg:y="-0.12cm" svg:width="8.407cm" svg:height="4.745cm" draw:z-index="7"><draw:image xlink:href="Pictures/10000000000001F60000013FAF3187F1.png" xlink:type="simple" xlink:show="embed" xlink:actuate="onLoad"/></draw:frame></text:p>
      <text:p text:style-name="Text_20_body">Here are the settings that are available:</text:p>
      <text:p text:style-name="P18">❏<text:tab/>MAC address</text:p>
      <text:p text:style-name="P18">❏<text:tab/>IP address (in case of a static IP)</text:p>
      <text:p text:style-name="P18">❏<text:tab/>trunkPort: yes/no. Should the port be configured as a muti-vlan port ?</text:p>
      <text:p text:style-name="P18">❏<text:tab/>pvid: Vlan in which PacketFence should put the port</text:p>
      <text:p text:style-name="P18">❏<text:tab/>taggedVlan: comma separated list of Vlans. If the port is a multi-vlan, these are the Vlans that have to be tagged on the port.</text:p>
      <text:list xml:id="list101052856" text:continue-numbering="true" text:style-name="Outline">
        <text:list-item>
          <text:h text:style-name="P91" text:outline-level="1"><text:bookmark text:name="__RefHeading__10792_892139441"/>Operating System Best Practices<text:bookmark-end text:name="__RefHeading__10792_892139441"/></text:h>
          <text:list>
            <text:list-item>
              <text:h text:style-name="Heading_20_2" text:outline-level="2"><text:bookmark text:name="__RefHeading__10794_892139441"/>Iptables<text:bookmark-end text:name="__RefHeading__10794_892139441"/></text:h>
            </text:list-item>
          </text:list>
        </text:list-item>
      </text:list>
      <text:p text:style-name="Text_20_body">IPTables is now entirely managed by PacketFence. <text:s/>However, if you need to perform some custom rules, you can modify <text:span text:style-name="T13">conf/iptables.conf</text:span> to your own needs. <text:s/>However, the default template should work for most users.</text:p>
      <text:p text:style-name="Text_20_body"/>
      <text:list xml:id="list2125482237" text:continue-numbering="true" text:style-name="Outline">
        <text:list-item>
          <text:list>
            <text:list-item>
              <text:h text:style-name="Heading_20_2" text:outline-level="2"><text:bookmark text:name="__RefHeading__10796_892139441"/>Log Rotations<text:bookmark-end text:name="__RefHeading__10796_892139441"/></text:h>
            </text:list-item>
          </text:list>
        </text:list-item>
      </text:list>
      <text:p text:style-name="Text_20_body">PacketFence can generate a lot of log entries in huge production environments. <text:s/>This is why we recommend to use either logrotate or log4perl to periodically rotate your logs.</text:p>
      <text:p text:style-name="Text_20_body"/>
      <text:p text:style-name="Heading_20_3">Logrotate</text:p>
      <text:p text:style-name="Text_20_body">This is the easiest way to rotate your logs. <text:s/>In fact, a working logrotate script is provided with the <text:s/>PacketFence package. <text:s/>This script is located in <text:span text:style-name="Code_20__28_inline_29_">/usr/local/pf/addons</text:span>, and it's configured to do a weekly log rotation. <text:s/>Just add it to your existing logrotate cronjobs.</text:p>
      <text:p text:style-name="Text_20_body"/>
      <text:p text:style-name="Heading_20_3">Log4perl</text:p>
      <text:p text:style-name="Text_20_body">This log4perl way is a little more complex to achieve, but it is still quite simple. <text:s/>There are 3 packages you need to get from RPMForge :</text:p>
      <text:p text:style-name="P24"><text:span text:style-name="T9">❏<text:tab/></text:span>perl-Log-Dispatcher</text:p>
      <text:p text:style-name="P24"><text:span text:style-name="T9">❏<text:tab/></text:span>perl-Log-Dispatcher-FileRotate</text:p>
      <text:p text:style-name="P24"><text:span text:style-name="T9">❏<text:tab/></text:span>perl-Date-Manip</text:p>
      <text:p text:style-name="Text_20_body"/>
      <text:p text:style-name="Text_20_body">Once you downloaded those packages, you need to modify the logging configuration file (conf/log.conf) with something like the following example. <text:s/>Note that log4perl is almost the same as log4j, so you should be able to find a lot of documentation online.</text:p>
      <text:p text:style-name="Text_20_body"/>
      <text:p text:style-name="Code"><text:soft-page-break/>log4perl.appender.LOGFILE=Log::Dispatch::FileRotate</text:p>
      <text:p text:style-name="Code">log4perl.appender.LOGFILE.filename=/usr/local/pf/logs/packetfence.log</text:p>
      <text:p text:style-name="Code">log4perl.appender.LOGFILE.mode=append</text:p>
      <text:p text:style-name="Code">log4perl.appender.LOGFILE.autoflush=1</text:p>
      <text:p text:style-name="Code">log4perl.appender.LOGFILE.size=51200000</text:p>
      <text:p text:style-name="Code">log4perl.appender.LOGFILE.max=5</text:p>
      <text:p text:style-name="Code">log4perl.appender.LOGFILE.layout=PatternLayout</text:p>
      <text:p text:style-name="Code">log4perl.appender.LOGFILE.layout.ConversionPattern=%d{MMM dd HH:mm:ss} %X{proc}(%X{tid}) %p: %m (%M)%n</text:p>
      <text:p text:style-name="Text_20_body"/>
      <text:list xml:id="list1979185636" text:continue-numbering="true" text:style-name="Outline">
        <text:list-item>
          <text:list>
            <text:list-item>
              <text:h text:style-name="Heading_20_2" text:outline-level="2"><text:bookmark text:name="__RefHeading__24252_1038895957"/>High availability<text:bookmark-end text:name="__RefHeading__24252_1038895957"/></text:h>
            </text:list-item>
          </text:list>
        </text:list-item>
      </text:list>
      <text:p text:style-name="Text_20_body">A high availability setup (active/passive) for PacketFence can be created using two PacketFence servers and the following open source utilities:</text:p>
      <text:p text:style-name="P24"><text:span text:style-name="T9">❏<text:tab/></text:span>Linux-HA (<text:a xlink:type="simple" xlink:href="http://www.linux-ha.org/">www.linux-ha.org</text:a>): a daemon that provides cluster infrastructure to its clients. Heartbeat would be responsible for starting the PacketFence services, eventually </text:p>
      <text:p text:style-name="P24"><text:span text:style-name="T9">❏<text:tab/></text:span>DRBD (<text:a xlink:type="simple" xlink:href="http://www.drbd.org/">www.drbd.org</text:a>): A network based raid-1.</text:p>
      <text:p text:style-name="P57"/>
      <text:p text:style-name="P57">Since PacketFence stores most of its information in a MySQL database, the two PacketFence redundant servers need to share this database in a way or another.</text:p>
      <text:p text:style-name="P57"/>
      <text:p text:style-name="P57">There are different options to share the database between the two PacketFence servers:</text:p>
      <text:p text:style-name="P24"><text:span text:style-name="T9">❏<text:tab/></text:span>A local MySQL database server on each PacketFence box configured to store its databases on a remote partition (a LUN on a SAN for example) </text:p>
      <text:list xml:id="list1325606735" text:style-name="L11">
        <text:list-item>
          <text:list>
            <text:list-item>
              <text:list>
                <text:list-item>
                  <text:list>
                    <text:list-item>
                      <text:list>
                        <text:list-item>
                          <text:list>
                            <text:list-item>
                              <text:p text:style-name="P73">You have to make sure that only one database server is running at each time (don't double-mount the partition)</text:p>
                            </text:list-item>
                          </text:list>
                        </text:list-item>
                      </text:list>
                    </text:list-item>
                  </text:list>
                </text:list-item>
              </text:list>
              <text:p text:style-name="P74"><text:span text:style-name="T9">❏<text:tab/></text:span>A local MySQL database server on each PacketFence box and replication of the database partition using DRBD</text:p>
              <text:p text:style-name="P75"><text:span text:style-name="T9">❏<text:tab/></text:span>A remote MySQL database server with its own high availability setup</text:p>
              <text:p text:style-name="P79"/>
              <text:p text:style-name="P80">In this document, we describe the second option that involves DRBD.</text:p>
              <text:p text:style-name="P80"/>
              <text:p text:style-name="P80">We assume that:</text:p>
              <text:p text:style-name="P75"><text:span text:style-name="T9">❏<text:tab/></text:span>you are using RedHat Enterprise 5 or CentOS 5.</text:p>
              <text:p text:style-name="P75"><text:span text:style-name="T9">❏<text:tab/></text:span>pf1 is the first PacketFence server</text:p>
              <text:p text:style-name="P75"><text:span text:style-name="T9">❏<text:tab/></text:span>pf2 is the second PacketFence server</text:p>
              <text:p text:style-name="P75"><text:soft-page-break/><text:span text:style-name="T9">❏<text:tab/></text:span>PacketFence is properly configured on each server</text:p>
              <text:p text:style-name="P75"><text:span text:style-name="T9">❏<text:tab/>t</text:span>he DRBD partition is 30G long</text:p>
              <text:p text:style-name="P75"><text:span text:style-name="T9">❏<text:tab/></text:span>we use HeartBeat v1</text:p>
            </text:list-item>
          </text:list>
        </text:list-item>
      </text:list>
      <text:p text:style-name="Heading_20_3"/>
      <text:p text:style-name="Heading_20_3"><text:bookmark text:name="__RefHeading__4799_400627320"/>Creation of the DRBD partition<text:bookmark-end text:name="__RefHeading__4799_400627320"/></text:p>
      <text:p text:style-name="Standard">During the OS installation, reduce the size of the main partition and create a new one (that will be used for the replicated MySQL database) of 30G. In order to do so, on VolGroup00:</text:p>
      <text:list xml:id="list1774713542" text:style-name="L12">
        <text:list-header>
          <text:p text:style-name="P76"><text:span text:style-name="T9">❏<text:tab/></text:span>reduce the size of LogVol00 of 30G</text:p>
          <text:p text:style-name="P76"><text:span text:style-name="T9">❏<text:tab/></text:span>create a new partition (ext3) called mysql: 30G. You'll be asked to specify where this new partition will mounted: enter /data (or anything else that is used by Linux).</text:p>
          <text:p text:style-name="P76"><text:span text:style-name="T9">❏<text:tab/></text:span>after the first server reboot, edit <text:span text:style-name="T15">/etc/fstab</text:span> and delete the line for /data.</text:p>
        </text:list-header>
      </text:list>
      <text:p text:style-name="Heading_20_3"/>
      <text:p text:style-name="Heading_20_3"><text:bookmark text:name="__RefHeading__4801_400627320"/>DRBD and Linux-HA Installation<text:bookmark-end text:name="__RefHeading__4801_400627320"/></text:p>
      <text:p text:style-name="Text_20_body">Use the following line to install the required packages :</text:p>
      <text:p text:style-name="Code">yum install drbd83 kmod-drbd83 heartbeat heartbeat-pils heartbeat-stonith</text:p>
      <text:p text:style-name="Standard"/>
      <text:p text:style-name="Heading_20_3"><text:bookmark text:name="__RefHeading__4803_400627320"/>DRBD Configuration and setup<text:bookmark-end text:name="__RefHeading__4803_400627320"/></text:p>
      <text:p text:style-name="Text_20_body">Initializing and configuring DRBD is not straight forward !</text:p>
      <text:p text:style-name="Text_20_body">We strongly recommend that you read the online documentation available on DRBD website so you have a better idea of how it works...</text:p>
      <text:p text:style-name="Text_20_body">Here we assume the name of the partition is mysql.</text:p>
      <text:p text:style-name="Text_20_body">Load the DRBD kernel module:</text:p>
      <text:p text:style-name="Code">modprobe drbd</text:p>
      <text:p text:style-name="Standard"/>
      <text:p text:style-name="Text_20_body">Edit <text:span text:style-name="T15">/etc/drbd.conf</text:span> and put the following content:</text:p>
      <text:p text:style-name="P39">global {</text:p>
      <text:p text:style-name="P39"><text:s text:c="4"/>usage-count yes;</text:p>
      <text:p text:style-name="P39">}</text:p>
      <text:p text:style-name="P39"/>
      <text:p text:style-name="P39">common {</text:p>
      <text:p text:style-name="P39"><text:s text:c="4"/>protocol C;</text:p>
      <text:p text:style-name="P39"><text:soft-page-break/>}</text:p>
      <text:p text:style-name="P39"/>
      <text:p text:style-name="P39">resource mysql {</text:p>
      <text:p text:style-name="P39"><text:s text:c="2"/>syncer {</text:p>
      <text:p text:style-name="P39"><text:s text:c="4"/>rate 100M;</text:p>
      <text:p text:style-name="P39"><text:s text:c="4"/>al-extents 257;</text:p>
      <text:p text:style-name="P39"><text:s text:c="2"/>}</text:p>
      <text:p text:style-name="P39"/>
      <text:p text:style-name="P39"><text:s text:c="2"/>startup {</text:p>
      <text:p text:style-name="P39"><text:s text:c="4"/>degr-wfc-timeout 120; <text:s text:c="3"/># 2 minutes.</text:p>
      <text:p text:style-name="P39"><text:s text:c="2"/>}</text:p>
      <text:p text:style-name="P39"/>
      <text:p text:style-name="P39"><text:s text:c="2"/>disk {</text:p>
      <text:p text:style-name="P39"><text:s text:c="4"/>on-io-error <text:s text:c="2"/>detach;</text:p>
      <text:p text:style-name="P39"><text:s text:c="2"/>}</text:p>
      <text:p text:style-name="P39"><text:s text:c="2"/>device <text:s text:c="7"/>/dev/drbd0;</text:p>
      <text:p text:style-name="P39"><text:s text:c="2"/>disk <text:s text:c="9"/>/dev/VolGroup00/mysql;</text:p>
      <text:p text:style-name="P39"><text:s text:c="2"/>meta-disk <text:s text:c="4"/>internal;</text:p>
      <text:p text:style-name="P39"/>
      <text:p text:style-name="P39"><text:s text:c="2"/>on pf1_server_name {</text:p>
      <text:p text:style-name="P39"><text:s text:c="4"/>address <text:s text:c="4"/>x.x.x.x:7788;</text:p>
      <text:p text:style-name="P39"><text:s text:c="2"/>}</text:p>
      <text:p text:style-name="P39"/>
      <text:p text:style-name="P39"><text:s text:c="2"/>on pf2_server_name {</text:p>
      <text:p text:style-name="P39"><text:s text:c="4"/>address <text:s text:c="4"/>y.y.y.y:7788;</text:p>
      <text:p text:style-name="P39"><text:s text:c="2"/>}</text:p>
      <text:p text:style-name="P38">}</text:p>
      <text:p text:style-name="Text_20_body">where:</text:p>
      <text:list xml:id="list1507799586" text:style-name="L13">
        <text:list-header>
          <text:p text:style-name="P77"><text:span text:style-name="T10">❏<text:tab/></text:span><text:span text:style-name="T19">mysql</text:span> is the name of the partition you created when installing the OS</text:p>
        </text:list-header>
      </text:list>
      <text:list xml:id="list1578279677" text:style-name="L14">
        <text:list-header>
          <text:p text:style-name="P78"><text:span text:style-name="T10">❏<text:tab/></text:span><text:span text:style-name="T19">pf1_server_name</text:span> and <text:span text:style-name="T19">pf2_server_name</text:span> by the real server names.</text:p>
          <text:p text:style-name="P78"><text:span text:style-name="T10">❏<text:tab/></text:span><text:span text:style-name="T19">x.x.x.x</text:span> and <text:span text:style-name="T19">y.y.y.y</text:span> by the IP addresses dedicated to DRBD on each server (use a dedicated NIC for this, not the main one with all the IPs)</text:p>
        </text:list-header>
      </text:list>
      <text:p text:style-name="Text_20_body"/>
      <text:p text:style-name="Text_20_body">Try to initialize DRBD by creating the metadata for the mysql partition with the following command:</text:p>
      <text:p text:style-name="Code">drbdadm create-md mysql</text:p>
      <text:p text:style-name="Standard"/>
      <text:p text:style-name="Text_20_body">You could get this kind of message:</text:p>
      <text:p text:style-name="P39">md_offset 31474053120</text:p>
      <text:p text:style-name="P39">al_offset 31474020352</text:p>
      <text:p text:style-name="P39">bm_offset 31473057792</text:p>
      <text:p text:style-name="P39"/>
      <text:p text:style-name="P39"><text:soft-page-break/>Found ext3 filesystem which uses 30736384 kB</text:p>
      <text:p text:style-name="P39">current configuration leaves usable 30735408 kB</text:p>
      <text:p text:style-name="P39"/>
      <text:p text:style-name="P39">Device size would be truncated, which</text:p>
      <text:p text:style-name="P39">would corrupt data and result in</text:p>
      <text:p text:style-name="P39">'access beyond end of device' errors.</text:p>
      <text:p text:style-name="P39">You need to either</text:p>
      <text:p text:style-name="P39"><text:s text:c="3"/>* use external meta data (recommended)</text:p>
      <text:p text:style-name="P39"><text:s text:c="3"/>* shrink that filesystem first</text:p>
      <text:p text:style-name="P39"><text:s text:c="3"/>* zero out the device (destroy the filesystem)</text:p>
      <text:p text:style-name="P39">Operation refused.</text:p>
      <text:p text:style-name="P39"/>
      <text:p text:style-name="P39">Command 'drbdmeta 0 v08 /dev/VolGroup00/mysql internal create-md' terminated with exit code 40</text:p>
      <text:p text:style-name="P38">drbdadm create-md mysql: exited with code 40</text:p>
      <text:p text:style-name="Text_20_body"><text:s/></text:p>
      <text:p text:style-name="Text_20_body">If so, it means that you need to manually resize the partition like this:</text:p>
      <text:p text:style-name="P39">root@pf1 ~]# resize2fs -p -f /dev/VolGroup00/mysql 30735408K</text:p>
      <text:p text:style-name="P39">resize2fs 1.39 (29-May-2006)</text:p>
      <text:p text:style-name="P39">Resizing the filesystem on /dev/VolGroup00/mysql to 7683852 (4k) blocks.</text:p>
      <text:p text:style-name="P38">The filesystem on /dev/VolGroup00/mysql is now 7683852 blocks long.</text:p>
      <text:p text:style-name="Text_20_body"/>
      <text:p text:style-name="Text_20_body">Then initialize the partition:</text:p>
      <text:p text:style-name="P39">[root@pf1 ~]# drbdadm create-md mysql</text:p>
      <text:p text:style-name="P39">md_offset 31474053120</text:p>
      <text:p text:style-name="P39">al_offset 31474020352</text:p>
      <text:p text:style-name="P39">bm_offset 31473057792</text:p>
      <text:p text:style-name="P39"/>
      <text:p text:style-name="P39">Found ext3 filesystem which uses 30735408 kB</text:p>
      <text:p text:style-name="P39">current configuration leaves usable 30735408 kB</text:p>
      <text:p text:style-name="P39"/>
      <text:p text:style-name="P39">Even though it looks like this would place the new meta data into</text:p>
      <text:p text:style-name="P39">unused space, you still need to confirm, as this is only a guess.</text:p>
      <text:p text:style-name="P39"/>
      <text:p text:style-name="P39">Do you want to proceed?</text:p>
      <text:p text:style-name="P39">[need to type 'yes' to confirm] yes</text:p>
      <text:p text:style-name="P39"/>
      <text:p text:style-name="P39">Writing meta data...</text:p>
      <text:p text:style-name="P39">initializing activity log</text:p>
      <text:p text:style-name="P39">NOT initialized bitmap</text:p>
      <text:p text:style-name="P38">New drbd meta data block successfully created. </text:p>
      <text:p text:style-name="Text_20_body">Start DRBD on both servers:</text:p>
      <text:p text:style-name="Code"><text:soft-page-break/>/etc/init.d/drbd start</text:p>
      <text:p text:style-name="Text_20_body"/>
      <text:p text:style-name="Text_20_body">Make sure you see something like this in <text:span text:style-name="T15">/proc/drbd</text:span>:</text:p>
      <text:p text:style-name="P39">...</text:p>
      <text:p text:style-name="P39"/>
      <text:p text:style-name="P39"><text:s/>0: cs:Connected ro:Secondary/Secondary ds:Inconsistent/Inconsistent C r----</text:p>
      <text:p text:style-name="P38"><text:s text:c="4"/>ns:0 nr:0 dw:0 dr:0 al:0 bm:0 lo:0 pe:0 ua:0 ap:0 ep:1 wo:b oos:30702640</text:p>
      <text:p text:style-name="Text_20_body"/>
      <text:p text:style-name="Text_20_body">Synchronize the servers by forcing one to become the primary. So on pf1 do:</text:p>
      <text:p text:style-name="Code">drbdadm -- --overwrite-data-of-peer primary mysql</text:p>
      <text:p text:style-name="Text_20_body">After issuing this command, the initial full synchronization will start. You will be able to monitor its progress via <text:span text:style-name="T15">/proc/drbd</text:span>. It may take some time depending on the size of the device. Wait until complete.</text:p>
      <text:p text:style-name="Text_20_body"/>
      <text:p text:style-name="Text_20_body">Make sure DRBD is started at boot time:</text:p>
      <text:p text:style-name="Code">chkconfig --level 2345 drbd on</text:p>
      <text:p text:style-name="Text_20_body">Restart both servers.</text:p>
      <text:p text:style-name="Text_20_body"/>
      <text:p text:style-name="Text_20_body">When done, look in <text:span text:style-name="T15">/proc/drbd</text:span> and make sure you see:</text:p>
      <text:p text:style-name="P39">...</text:p>
      <text:p text:style-name="P39"><text:s/>0: cs:Connected ro:Secondary/Secondary ds:UpToDate/UpToDate C r---</text:p>
      <text:p text:style-name="P39"><text:s text:c="4"/>ns:0 nr:0 dw:0 dr:0 al:0 bm:0 lo:0 pe:0 ua:0 ap:0 ep:1 wo:b oos:0</text:p>
      <text:p text:style-name="Standard"/>
      <text:p text:style-name="Heading_20_3"><text:bookmark text:name="__RefHeading__4805_400627320"/>MySQL Configuration<text:bookmark-end text:name="__RefHeading__4805_400627320"/></text:p>
      <text:p text:style-name="Text_20_body"><text:span text:style-name="T18">By default MySQL puts its data in </text:span><text:span text:style-name="T16">/var/lib/mysql</text:span><text:span text:style-name="T18">. In order to replicate data between the two servers, we mount the DRBD partition under </text:span><text:span text:style-name="T16">/var/lib/mysql</text:span><text:span text:style-name="T18">.</text:span> </text:p>
      <text:p text:style-name="Text_20_body">When first starting MySQL, the partition must be mounted.</text:p>
      <text:p text:style-name="Text_20_body">In order to do so:</text:p>
      <text:p text:style-name="Text_20_body">On the master server (the server you are working on), tell DRBD to become the primary node with:</text:p>
      <text:p text:style-name="Code"><text:soft-page-break/>drbdadm primary mysql</text:p>
      <text:p text:style-name="P7"><text:span text:style-name="T15">NOTE:</text:span> mysql being the name of the DRBD partition.</text:p>
      <text:p text:style-name="Text_20_body">In <text:span text:style-name="T15">/proc/drbd</text:span> you should see something like:</text:p>
      <text:p text:style-name="P39">...</text:p>
      <text:p text:style-name="P39"><text:s/>0: cs:Connected ro:Primary/Secondary ds:UpToDate/UpToDate C r----</text:p>
      <text:p text:style-name="P38"><text:s text:c="4"/>ns:145068 nr:4448 dw:149516 dr:10490 al:31 bm:14 lo:0 pe:0 ua:0 ap:0 ep:1 wo:d oos:0</text:p>
      <text:p text:style-name="Text_20_body"/>
      <text:p text:style-name="Text_20_body">Mount the partition with:</text:p>
      <text:p text:style-name="Code">mount /dev/drbd0 /var/lib/mysql</text:p>
      <text:p text:style-name="Text_20_body"/>
      <text:p text:style-name="Text_20_body">Start MySQL</text:p>
      <text:p text:style-name="Code">service mysqld start</text:p>
      <text:p text:style-name="Text_20_body"/>
      <text:p text:style-name="Text_20_body">Execute the secure installation script in order to set the root password, remove the test databases and anonymous user created by default:</text:p>
      <text:p text:style-name="Code">/usr/bin/mysql_secure_installation</text:p>
      <text:p text:style-name="Text_20_body"/>
      <text:p text:style-name="Text_20_body">Make sure MySQL does NOT start at boot time:</text:p>
      <text:p text:style-name="Code">chkconfig --level 2345 mysqld off</text:p>
      <text:p text:style-name="Standard"/>
      <text:p text:style-name="Heading_20_3"><text:bookmark text:name="__RefHeading__4807_400627320"/>Heartbeat configuration<text:bookmark-end text:name="__RefHeading__4807_400627320"/></text:p>
      <text:p text:style-name="Text_20_body">Create <text:span text:style-name="T15">/etc/ha.d/ha.cf</text:span> with the following content:</text:p>
      <text:p text:style-name="P39">bcast eth0</text:p>
      <text:p text:style-name="P39">bcast eth1</text:p>
      <text:p text:style-name="P39">keepalive 2</text:p>
      <text:p text:style-name="P39">warntime 30</text:p>
      <text:p text:style-name="P39">deadtime 60</text:p>
      <text:p text:style-name="P39">auto_failback off</text:p>
      <text:p text:style-name="P39">initdead 120</text:p>
      <text:p text:style-name="P39">node pf1.example.org</text:p>
      <text:p text:style-name="P39"><text:soft-page-break/>node pf2.example.org</text:p>
      <text:p text:style-name="P38">use_logd yes</text:p>
      <text:p text:style-name="Text_20_body">Here we assume that the redundant connections for the Heartbeat between the 2 servers are on eth0 and eth1</text:p>
      <text:p text:style-name="Text_20_body"/>
      <text:p text:style-name="Text_20_body">Create <text:span text:style-name="T15">/etc/ha.d/haresources</text:span> with the following content:</text:p>
      <text:p text:style-name="Code">pf1.example.com Ipaddr2::x.x.x.x IfUp::eth0.y IfUp::eth0.z drbddisk::mysql Filesystem::/dev/drbd0::/var/lib/mysql::ext3 mysqld packetfence</text:p>
      <text:p text:style-name="Text_20_body"/>
      <text:p text:style-name="P24"><text:span text:style-name="T10">❏<text:tab/></text:span><text:span text:style-name="T19">x.x.x.x</text:span> is PF admin virtual address</text:p>
      <text:p text:style-name="P24"><text:span text:style-name="T10">❏<text:tab/></text:span><text:span text:style-name="T19">eth0.y</text:span> is the name of the NIC configuration file (<text:span text:style-name="T15">/etc/sysconfig/network-scripts/ifcfg_eth0.y</text:span>) dedicated to IP address in vlan y (registration for example).</text:p>
      <text:p text:style-name="P24"><text:span text:style-name="T10">❏<text:tab/></text:span><text:span text:style-name="T19">eth0.z</text:span> is the name of the NIC configuration file (<text:span text:style-name="T15">/etc/sysconfig/network-scripts/ifcfg_eth0.z</text:span>) dedicated to IP address in vlan z (isolation for example).</text:p>
      <text:p text:style-name="Text_20_body"/>
      <text:p text:style-name="Text_20_body">Create the <text:span text:style-name="T15">/etc/ha.d/resource.d/IfUp</text:span> script that will mount IP addresses in Registration, Isolation, <text:s/>(eth0.y, etho0.z) with the following content:</text:p>
      <text:p text:style-name="P39">case "$2" in</text:p>
      <text:p text:style-name="P39"><text:s text:c="8"/>start)</text:p>
      <text:p text:style-name="P39"><text:s text:c="16"/>echo -n "Mounting $1"</text:p>
      <text:p text:style-name="P39"><text:s text:c="16"/>/sbin/ifup $1</text:p>
      <text:p text:style-name="P39"><text:s text:c="16"/>echo "."</text:p>
      <text:p text:style-name="P39"><text:s text:c="16"/>;;</text:p>
      <text:p text:style-name="P39"><text:s text:c="8"/>stop)</text:p>
      <text:p text:style-name="P39"><text:s text:c="16"/>echo -n "Unmounting $1"</text:p>
      <text:p text:style-name="P39"><text:s text:c="16"/>/sbin/ifdown $1</text:p>
      <text:p text:style-name="P39"><text:s text:c="16"/>echo "."</text:p>
      <text:p text:style-name="P39"><text:s text:c="16"/>;;</text:p>
      <text:p text:style-name="P39"><text:s text:c="8"/>*)</text:p>
      <text:p text:style-name="P39"><text:s text:c="16"/>echo "Usage: $0 {start|stop}"</text:p>
      <text:p text:style-name="P39"><text:s text:c="16"/>exit 1</text:p>
      <text:p text:style-name="P39"><text:s text:c="16"/>;;</text:p>
      <text:p text:style-name="P38">esac</text:p>
      <text:p text:style-name="Standard">and make it executable:</text:p>
      <text:p text:style-name="Code">chmod 755 /etc/ha.d/resource.d/IfUp</text:p>
      <text:p text:style-name="Standard"/>
      <text:p text:style-name="Standard"><text:soft-page-break/>Create <text:span text:style-name="T15">/etc/ha.d/authkeys</text:span> with the following content:</text:p>
      <text:p text:style-name="P39">auth 1</text:p>
      <text:p text:style-name="Code">1 sha1 10b245aa92161294df5126abc5b3b71d</text:p>
      <text:p text:style-name="Standard"/>
      <text:p text:style-name="Standard">and change its rights like this</text:p>
      <text:p text:style-name="Code">chmod 600 /etc/ha.d/authkeys</text:p>
      <text:p text:style-name="Standard"/>
      <text:p text:style-name="Standard">Create <text:span text:style-name="T15">/etc/logd.cf</text:span> with the following content:</text:p>
      <text:p text:style-name="P39">debugfile /var/log/ha-debug</text:p>
      <text:p text:style-name="P39">logfile /var/log/ha-log</text:p>
      <text:p text:style-name="Code">logfacility daemon</text:p>
      <text:p text:style-name="P53"><text:span text:style-name="T15">NOTE:</text:span> Make sure port 694 is opened (through iptables) on both servers</text:p>
      <text:p text:style-name="Text_20_body"/>
      <text:p text:style-name="Text_20_body">Start Heartbeat:</text:p>
      <text:p text:style-name="Code">service heartbeat start</text:p>
      <text:p text:style-name="Text_20_body">Look at Heartbeat log file <text:span text:style-name="T20">/var/log/ha-log</text:span> to make sure that everything is fine.</text:p>
      <text:p text:style-name="Text_20_body"/>
      <text:p text:style-name="Text_20_body">Enable HB automatic start</text:p>
      <text:p text:style-name="Code">chkconfig --level 345 heartbeat on</text:p>
      <text:p text:style-name="Standard"/>
      <text:p text:style-name="Heading_20_3"><text:bookmark text:name="__RefHeading__7261_1795821865"/>RADIUS HA configuration<text:bookmark-end text:name="__RefHeading__7261_1795821865"/></text:p>
      <text:p text:style-name="Text_20_body">If you configured FreeRADIUS with your wireless setup and you configured redundancy, you could configure FreeRADIUS to answer requests exclusively coming on the virtual IP. <text:s/>In order to do so, you need to modify the RADIUS configuration and add RADIUS to the managed resources.</text:p>
      <text:p text:style-name="Text_20_body"/>
      <text:list xml:id="list2040988444" text:continue-list="list1979185636" text:style-name="Outline">
        <text:list-item>
          <text:list>
            <text:list-item>
              <text:list>
                <text:list-item>
                  <text:list>
                    <text:list-item>
                      <text:h text:style-name="P96" text:outline-level="4">RADIUS Configuration</text:h>
                    </text:list-item>
                  </text:list>
                </text:list-item>
              </text:list>
            </text:list-item>
          </text:list>
        </text:list-item>
      </text:list>
      <text:p text:style-name="Text_20_body">Modify the listen statements in the radiusd.conf file per the following. <text:s/>Change the [VIP_IPV4_ADDRSS] with your virtual IP address :</text:p>
      <text:p text:style-name="Code"><text:soft-page-break/>listen {</text:p>
      <text:p text:style-name="Code"><text:tab/>type = auth</text:p>
      <text:p text:style-name="Code"><text:tab/>ipaddr = [VIP_IPV4_ADDRESS]</text:p>
      <text:p text:style-name="Code"><text:tab/>port = 0</text:p>
      <text:p text:style-name="Code">}</text:p>
      <text:p text:style-name="Code">listen {</text:p>
      <text:p text:style-name="Code"><text:tab/>ipaddr = [VIP_IPV4_ADDRESS]</text:p>
      <text:p text:style-name="Code"><text:tab/>port = 0</text:p>
      <text:p text:style-name="Code"><text:tab/>type = acct</text:p>
      <text:p text:style-name="Code">}</text:p>
      <text:list xml:id="list1378697352" text:continue-numbering="true" text:style-name="Outline">
        <text:list-item>
          <text:list>
            <text:list-item>
              <text:list>
                <text:list-item>
                  <text:list>
                    <text:list-item>
                      <text:h text:style-name="P96" text:outline-level="4"/>
                    </text:list-item>
                    <text:list-item>
                      <text:h text:style-name="P96" text:outline-level="4">Heartbeat Configuration</text:h>
                    </text:list-item>
                  </text:list>
                </text:list-item>
              </text:list>
            </text:list-item>
          </text:list>
        </text:list-item>
      </text:list>
      <text:p text:style-name="P29">Add RADIUS to the managed resources :</text:p>
      <text:p text:style-name="P30">pf1.example.com Ipaddr2::x.x.x.x IfUp::eth0.y IfUp::eth0.z drbddisk::mysql Filesystem::/dev/drbd0::/var/lib/mysql::ext3 mysqld packetfence radiusd</text:p>
      <text:p text:style-name="Text_20_body"/>
      <text:list xml:id="list660056509" text:continue-numbering="true" text:style-name="Outline">
        <text:list-item>
          <text:h text:style-name="Heading_20_1" text:outline-level="1"><text:bookmark text:name="__RefHeading__4791_400627320"/>Performance optimization<text:bookmark-end text:name="__RefHeading__4791_400627320"/></text:h>
          <text:list>
            <text:list-item>
              <text:h text:style-name="Heading_20_2" text:outline-level="2"><text:bookmark text:name="__RefHeading__4795_400627320"/>MySQL optimizations<text:bookmark-end text:name="__RefHeading__4795_400627320"/></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37">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P37">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37">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37">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As you can see, the load is 1.25 and IOWait is peaking at 20% - this is not good. If your IO wait is low but your MySQL is taking +%50 CPU this is also not good. Check your MySQL install for the following variables:</text:p>
      <text:p text:style-name="Text_20_body"><text:soft-page-break/></text:p>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text:p>
      <text:p text:style-name="Code"># /etc/init.d/mysql stop<text:line-break/>Stopping MySQL: <text:s text:c="43"/>[ <text:s/>OK <text:s/>]</text:p>
      <text:p text:style-name="Text_20_body"/>
      <text:p text:style-name="Text_20_body">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slow query log<text:line-break/>log_slow_queries = ON</text:p>
      <text:p text:style-name="Text_20_body"/>
      <text:p text:style-name="Text_20_body">Start up MySQL and PacketFence</text:p>
      <text:p text:style-name="Code"># /etc/init.d/mysqld start<text:line-break/>Starting MySQL: <text:s text:c="43"/>[ <text:s/>OK <text:s/>]</text:p>
      <text:p text:style-name="Code"># /etc/init.d/packetfence start<text:line-break/>Starting PacketFence...<text:line-break/><text:soft-page-break/>[...]</text:p>
      <text:p text:style-name="Text_20_body"/>
      <text:p text:style-name="Text_20_body">Wait 10 minutes for PacketFence to initial the network map and re-check iostat and CPU</text:p>
      <text:p text:style-name="Code"># uptime<text:line-break/>12:01:58 up 235 days, <text:s/>1:46, <text:s/>1 user, load average: 0.15, 0.39, 0.52</text:p>
      <text:p text:style-name="Code"># iostat 5</text:p>
      <text:p text:style-name="P37">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P37">Device: <text:s text:c="11"/>tps <text:s text:c="2"/>Blk_read/s <text:s text:c="2"/>Blk_wrtn/s <text:s text:c="2"/>Blk_read <text:s text:c="2"/>Blk_wrtn<text:line-break/>cciss/c0d0 <text:s text:c="6"/>14.97 <text:s text:c="8"/>0.00 <text:s text:c="6"/>432.73 <text:s text:c="9"/>0 <text:s text:c="6"/>2168</text:p>
      <text:p text:style-name="Code">avg-cpu: <text:s/>%user <text:s text:c="2"/>%nice <text:s text:c="3"/>%sys %iowait <text:s text:c="2"/>%idle<text:line-break/> <text:s text:c="10"/>0.20 <text:s text:c="3"/>0.00 <text:s text:c="3"/>2.60 <text:s text:c="3"/>6.60 <text:s text:c="2"/>90.60</text:p>
      <text:p text:style-name="P37">Device: <text:s text:c="11"/>tps <text:s text:c="2"/>Blk_read/s <text:s text:c="2"/>Blk_wrtn/s <text:s text:c="2"/>Blk_read <text:s text:c="2"/>Blk_wrtn<text:line-break/>cciss/c0d0 <text:s text:c="7"/>4.80 <text:s text:c="8"/>0.00 <text:s text:c="7"/>48.00 <text:s text:c="9"/>0 <text:s text:c="7"/>240</text:p>
      <text:p text:style-name="Text_20_body"/>
      <text:p text:style-name="Heading_20_3">MySQL optimization tool</text:p>
      <text:p text:style-name="Text_20_body">We recommend that you run the MySQL Tuner tool on your database setup after a couple of weeks to help you identify MySQL configuration improvement.</text:p>
      <text:p text:style-name="Text_20_body"><text:a xlink:type="simple" xlink:href="http://blog.mysqltuner.com/download/">http://blog.mysqltuner.com/download/</text:a></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13">locationlog</text:span> table. We recommend that closed entries in this table be moved to the archive table <text:span text:style-name="T13">locationlog_history</text:span> after some time. A closed record is one where the <text:span text:style-name="T13">end_time </text:span>field is set to a date (strickly speaking it is when <text:span text:style-name="T13">end_time</text:span> is not null and not equals to 0).</text:p>
      <text:p text:style-name="P59">We provide a script called <text:span text:style-name="T13">database-backup-and-maintenance.sh</text:span> located in <text:span text:style-name="T13">addons/</text:span> that performs this cleanup in addition to optimize tables on Sunday and daily backups.</text:p>
      <text:p text:style-name="P59"/>
      <text:p text:style-name="Heading_20_3">Avoid 'Too many connections' problems</text:p>
      <text:p text:style-name="Text_20_body">In a wireless context, there tend to be a lot of connections made to the database by our freeradius module. The default MySQL value tend to be low (100) so we encourage you to increase that value to at least 700. See <text:a xlink:type="simple" xlink:href="http://dev.mysql.com/doc/refman/5.0/en/too-many-connections.html">http://dev.mysql.com/doc/refman/5.0/en/too-many-</text:a><text:a xlink:type="simple" xlink:href="http://dev.mysql.com/doc/refman/5.0/en/too-many-connections.html">connections.html</text:a> for details.</text:p>
      <text:p text:style-name="Text_20_body"><text:soft-page-break/></text:p>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10 of these (by default) he will lock the host out with a:</text:p>
      <text:p text:style-name="P54"><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p text:style-name="Text_20_body"/>
      <text:list xml:id="list2058922583" text:continue-numbering="true" text:style-name="Outline">
        <text:list-item>
          <text:list>
            <text:list-item>
              <text:h text:style-name="P92" text:outline-level="2"><text:bookmark text:name="__RefHeading__6431_1006122953"/>Captive portal optimizations<text:bookmark-end text:name="__RefHeading__6431_1006122953"/></text:h>
            </text:list-item>
          </text:list>
        </text:list-item>
      </text:list>
      <text:p text:style-name="P33">Avoid captive portal overload due to non-browser HTTP requests</text:p>
      <text:p text:style-name="Text_20_body">By default we allow every query to be redirected and reach PacketFence for the captive portal operation. In a lot of cases, this means that a lot of non-user initiated queries reach PacketFence and waste its resources for nothing since they are not from browsers. (iTunes, Windows update, MSN Messenger, Google Desktop, ...).</text:p>
      <text:p text:style-name="Text_20_body">So far, we blacklisted clients known to be misbehaving. However, a completely different approach can be taken: whitelist only known browsers.</text:p>
      <text:p text:style-name="Text_20_body">This has the nasty side-effect of being unfriendly with (blocking) less popular browsers and devices so this is disabled by default.</text:p>
      <text:p text:style-name="Text_20_body">If you want to enable this feature, edit <text:span text:style-name="Code_20__28_inline_29_">conf/httpd.conf.d/block-unwanted.conf</text:span>, and uncomment the following lines:</text:p>
      <text:p text:style-name="Code">RewriteCond %{HTTP_USER_AGENT} !^Mozilla<text:line-break/>RewriteCond %{HTTP_USER_AGENT} !^Opera<text:line-break/>RewriteCond %{HTTP_USER_AGENT} !^BlackBerry<text:line-break/>RewriteRule ^.*$ - [L,forbidden]</text:p>
      <text:p text:style-name="P54"/>
      <text:p text:style-name="Text_20_body">This will allow the following browsers to reach the captive portal (but nothing else):</text:p>
      <text:p text:style-name="P28">❏<text:tab/>BlackBerry</text:p>
      <text:p text:style-name="P24"><text:span text:style-name="T9">❏<text:tab/></text:span>Firefox</text:p>
      <text:p text:style-name="P28">❏<text:tab/>Google Chrome</text:p>
      <text:p text:style-name="P28">❏<text:tab/>Internet Explorer</text:p>
      <text:p text:style-name="P28">❏<text:tab/>Opera</text:p>
      <text:p text:style-name="P28">❏<text:tab/>Safari</text:p>
      <text:list xml:id="list2150060945" text:continue-numbering="true" text:style-name="Outline">
        <text:list-item>
          <text:h text:style-name="Heading_20_1" text:outline-level="1"><text:bookmark text:name="__RefHeading__4809_400627320"/>Frequently Asked Questions<text:bookmark-end text:name="__RefHeading__4809_400627320"/></text:h>
        </text:list-item>
      </text:list>
      <text:p text:style-name="Text_20_body"/>
      <text:p text:style-name="Text_20_body">PacketFence FAQ is now available online. <text:s/>Please visit :</text:p>
      <text:p text:style-name="Text_20_body"><text:a xlink:type="simple" xlink:href="http://www.packetfence.org/support/faqs.html">http://www.packetfence.org/support/faqs.html</text:a></text:p>
      <text:p text:style-name="Text_20_body"/>
      <text:list xml:id="list609187121" text:continue-numbering="true" text:style-name="Outline">
        <text:list-item>
          <text:h text:style-name="Heading_20_1" text:outline-level="1"><text:bookmark text:name="__RefHeading__24254_1038895957"/>Technical introduction to VLAN enforcement <text:bookmark-end text:name="__RefHeading__24254_1038895957"/></text:h>
          <text:list>
            <text:list-item>
              <text:h text:style-name="Heading_20_2" text:outline-level="2"><text:bookmark text:name="__RefHeading__15227_2111357785"/>Introduction<text:bookmark-end text:name="__RefHeading__15227_2111357785"/></text:h>
            </text:list-item>
          </text:list>
        </text:list-item>
      </text:list>
      <text:p text:style-name="P6">VLAN assignment is currently performed using several different techniques. These techniques are compatible one to another but not on the same switch port. This means that you can use the more secure and modern techniques for your latest switches and another technique on the old switches that doesn't support latest techniques. As it's name implies, VLAN assignment means that PacketFence is the server that assigns the VLAN to a device. This VLAN can be one of your VLANs or it can be a special VLAN where PacketFence presents the captive portal for authentication or remediation.</text:p>
      <text:p text:style-name="P6">VLAN assignment effectively isolate your hosts at the OSI Layer2 meaning that it is the trickiest method to bypass and is the one which adapts best to your environment since it glues into your current VLAN assignment methodology.</text:p>
      <text:p text:style-name="Heading_20_3"><text:bookmark text:name="__RefHeading__3833_207050735"/>VLAN assignment techniques<text:bookmark-end text:name="__RefHeading__3833_207050735"/></text:p>
      <text:list xml:id="list1795609973" text:continue-numbering="true" text:style-name="Outline">
        <text:list-item>
          <text:list>
            <text:list-item>
              <text:list>
                <text:list-item>
                  <text:list>
                    <text:list-item>
                      <text:h text:style-name="P97" text:outline-level="4">Port-security and SNMP</text:h>
                    </text:list-item>
                  </text:list>
                </text:list-item>
              </text:list>
            </text:list-item>
          </text:list>
        </text:list-item>
      </text:list>
      <text:p text:style-name="P6">Relies on the port-security SNMP Traps. A fake static MAC address is assigned to all the ports this way any MAC address will generate a security violation and a trap will be sent to PacketFence. The system will authorize the MAC and set the port in the right VLAN. VoIP support is possible but tricky. It varies a lot depending on the switch vendor. Cisco is well supported but isolation of a PC behind an IP Phone leads to an interesting dilemma: either you shut the port (and the phone at the same time) or you change the data VLAN but the PC doesn't do DHCP (didn't detect link was down) so it cannot reach the captive portal.</text:p>
      <text:p text:style-name="P6">Aside from the VoIP isolation dilemma, it is the technique that has proven to be reliable and that has the most switch vendor support.</text:p>
      <text:list xml:id="list471337495" text:continue-numbering="true" text:style-name="Outline">
        <text:list-item>
          <text:list>
            <text:list-item>
              <text:list>
                <text:list-item>
                  <text:list>
                    <text:list-item>
                      <text:h text:style-name="P98" text:outline-level="4">Wired: 802.1X + MAC Authentication</text:h>
                    </text:list-item>
                  </text:list>
                </text:list-item>
              </text:list>
            </text:list-item>
          </text:list>
        </text:list-item>
      </text:list>
      <text:p text:style-name="P6">802.1X provides port-based authentication, which involves communications between a supplicant, authenticator (known as NAS), and authentication server (known as AAA). The supplicant is often software on a client device, such as a laptop, the authenticator is a wired Ethernet switch or wireless access point, and the authentication server is generally a RADIUS server.</text:p>
      <text:p text:style-name="P8"><text:soft-page-break/>The supplicant (i.e., client device) is not allowed access through the authenticator to the network until the supplicant’s identity is authorized. With 802.1X port-based authentication, the supplicant provides credentials, such as user name / password or digital certificate, to the authenticator, and the authenticator forwards the credentials to the authentication server for verification. If the credentials are valid (in the authentication server database), the supplicant (client device) is allowed to access the network. The protocol for authentication is called Extensible Authentication Protocol (EAP) which have many variants. Both supplicant and authentication servers need to speak the same EAP protocol. Most popular EAP variant is PEAP-MsCHAPv2 (supported by Windows / Mac OSX / Linux for authentication against AD).</text:p>
      <text:p text:style-name="P6">In this context, PacketFence runs the authentication server (a FreeRADIUS instance) and will return the appropriate VLAN to the switch. A module that integrates in FreeRADIUS does a remote call to the PacketFence server to obtain that information. More and more devices have 802.1X supplicant which makes this approach more and more popular.</text:p>
      <text:p text:style-name="P6">MAC Authentication is a new mechanism introduced by some switch vendor to handle the cases where a 802.1X supplicant does not exist. Different vendors have different names for it. Cisco calls it MAC Authentication Bypass (MAB), Juniper calls it MAC RADIUS, Extreme Networks calls it Netlogin, etc. After a timeout period, the switch will stop trying to perform 802.1X and will fallback to MAC Authentication. It has the advantage of using the same approach as 802.1X except that the MAC address is sent instead of the user name and there is no end-to-end EAP conversation (no strong authentication). Using MAC Authentication, devices like network printer or non-802.1X capable IP Phones can still gain access to the network and the right VLAN.</text:p>
      <text:list xml:id="list2091800904" text:continue-numbering="true" text:style-name="Outline">
        <text:list-item>
          <text:list>
            <text:list-item>
              <text:list>
                <text:list-item>
                  <text:list>
                    <text:list-item>
                      <text:h text:style-name="Heading_20_4" text:outline-level="4">Wireless: 802.1X + MAC authentication</text:h>
                    </text:list-item>
                  </text:list>
                </text:list-item>
              </text:list>
            </text:list-item>
          </text:list>
        </text:list-item>
      </text:list>
      <text:p text:style-name="P6">Wireless 802.1X works like wired 802.1X and MAC authentication is the same as wired MAC Authentication. Where things change is that the 802.1X is used to setup the security keys for encrypted communication (WPA2-Enterprise) while MAC authentication is only used to authorize (allow or disallow) a MAC on the wireless network.</text:p>
      <text:p text:style-name="P6">On wireless networks, the usual PacketFence setup dictate that you configure two SSIDs: an open one and a secure one. The open one is used to help users configure the secure one properly and requires authentication over the captive portal (which runs in HTTPS).</text:p>
      <text:p text:style-name="P6"/>
      <text:p text:style-name="Standard"/>
      <text:list xml:id="list685221066" text:continue-numbering="true" text:style-name="Outline">
        <text:list-item>
          <text:list>
            <text:list-item>
              <text:h text:style-name="P92" text:outline-level="2"><text:bookmark text:name="__RefHeading__4767_400627320"/><office:annotation><dc:creator>Olivier Bilodeau</dc:creator><dc:date>2010-12-14T13:47:42</dc:date><text:p text:style-name="P100"><text:span text:style-name="T25">Je sais juste pas quoi faire avec cette section là.. tout enlever, mettre en annexe et dire obsoleted ou retravailler?</text:span></text:p></office:annotation>More on SNMP traps VLAN isolation<text:bookmark-end text:name="__RefHeading__4767_400627320"/></text:h>
            </text:list-item>
          </text:list>
        </text:list-item>
      </text:list>
      <text:p text:style-name="Text_20_body">When 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draw:frame draw:style-name="fr4" draw:name="graphics4" text:anchor-type="paragraph" svg:x="2.891cm" svg:y="0.672cm" svg:width="14.589cm" svg:height="8.202cm" draw:z-index="4"><draw:image xlink:href="Pictures/100000000000027B00000165480B6FDC.png" xlink:type="simple" xlink:show="embed" xlink:actuate="onLoad"/></draw:frame></text:p>
      <text:p text:style-name="Standard"/>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list xml:id="list1945353623" text:continue-numbering="true" text:style-name="Outline">
        <text:list-item>
          <text:list>
            <text:list-item>
              <text:list>
                <text:list-item>
                  <text:list>
                    <text:list-item>
                      <text:h text:style-name="Heading_20_4" text:outline-level="4">linkUp/linkDown traps</text:h>
                    </text:list-item>
                  </text:list>
                </text:list-item>
              </text:list>
            </text:list-item>
          </text:list>
        </text:list-item>
      </text:list>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text:soft-page-break/>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list xml:id="list362028761" text:continue-numbering="true" text:style-name="Outline">
        <text:list-item>
          <text:list>
            <text:list-item>
              <text:list>
                <text:list-item>
                  <text:list>
                    <text:list-item>
                      <text:h text:style-name="Heading_20_4" text:outline-level="4">MAC notification traps</text:h>
                    </text:list-item>
                  </text:list>
                </text:list-item>
              </text:list>
            </text:list-item>
          </text:list>
        </text:list-item>
      </text:list>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list xml:id="list1038426751" text:continue-numbering="true" text:style-name="Outline">
        <text:list-item>
          <text:list>
            <text:list-item>
              <text:list>
                <text:list-item>
                  <text:list>
                    <text:list-item>
                      <text:h text:style-name="Heading_20_4" text:outline-level="4">Port Security traps</text:h>
                    </text:list-item>
                  </text:list>
                </text:list-item>
              </text:list>
            </text:list-item>
          </text:list>
        </text:list-item>
      </text:list>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5">we strongly recommend to use it rather than 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p text:style-name="Text_20_body"/>
      <text:list xml:id="list481017463" text:continue-numbering="true" text:style-name="Outline">
        <text:list-item>
          <text:h text:style-name="Heading_20_1" text:outline-level="1"><text:bookmark text:name="__RefHeading__9529_1417655456"/>Technical introduction to Inline enforcement<text:bookmark-end text:name="__RefHeading__9529_1417655456"/></text:h>
          <text:list>
            <text:list-item>
              <text:h text:style-name="Heading_20_2" text:outline-level="2"><text:bookmark text:name="__RefHeading__9614_1417655456"/>Introduction<text:bookmark-end text:name="__RefHeading__9614_1417655456"/></text:h>
            </text:list-item>
          </text:list>
        </text:list-item>
      </text:list>
      <text:p text:style-name="Text_20_body">Before the version 3.0 of PacketFence, it was not possible to support unmanageable devices such as entry-level consumer switches or access-points. Now, with the new inline mode, PacketFence can be use in-band for those devices. <text:s/>So in other words, PacketFence will become the gateway of that inline network, and NAT the traffic using IPTables to the Internet (or to another section of the network). <text:s/>Let see how it works.</text:p>
      <text:list xml:id="list1574265908" text:continue-numbering="true" text:style-name="Outline">
        <text:list-item>
          <text:list>
            <text:list-item>
              <text:h text:style-name="Heading_20_2" text:outline-level="2"><text:bookmark text:name="__RefHeading__9616_1417655456"/>Device configuration<text:bookmark-end text:name="__RefHeading__9616_1417655456"/></text:h>
            </text:list-item>
          </text:list>
        </text:list-item>
      </text:list>
      <text:p text:style-name="Text_20_body">No special configuration is needed on the unmanageable device. <text:s/>That's the beauty of it. <text:s/>You only need to ensure that the device is “talking” on the inline VLAN. <text:s/>At this point, all the traffic will be passing through PacketFence since it is the gateway for this VLAN.</text:p>
      <text:list xml:id="list1930797291" text:continue-numbering="true" text:style-name="Outline">
        <text:list-item>
          <text:list>
            <text:list-item>
              <text:h text:style-name="Heading_20_2" text:outline-level="2"><text:bookmark text:name="__RefHeading__9618_1417655456"/>Access control<text:bookmark-end text:name="__RefHeading__9618_1417655456"/></text:h>
            </text:list-item>
          </text:list>
        </text:list-item>
      </text:list>
      <text:p text:style-name="Text_20_body">The access control relies entirely on IPTables. When a user is not registered, and connects in the inline VLAN, PacketFence will give him an IP address. At this point, the user will be marked as unregistered in the firewall, and all the Web traffic will be redirected to the captive-portal and other traffic blocked. The user will have to register through the captive portal as in VLAN enforcement. When he registers, PacketFence changes the firewall marking rule to allow the user's mac address to go through it.</text:p>
      <text:list xml:id="list526892595" text:continue-numbering="true" text:style-name="Outline">
        <text:list-item>
          <text:list>
            <text:list-item>
              <text:h text:style-name="Heading_20_2" text:outline-level="2"><text:bookmark text:name="__RefHeading__4287_1877026166"/>Limitations<text:bookmark-end text:name="__RefHeading__4287_1877026166"/></text:h>
            </text:list-item>
          </text:list>
        </text:list-item>
      </text:list>
      <text:p text:style-name="Text_20_body">Inline enforcement because of it's nature has several limitations that one must be aware of.</text:p>
      <text:p text:style-name="P64">❏<text:tab/>Everyone behind an inline interface is on the same Layer 2 LAN</text:p>
      <text:p text:style-name="P63"><text:span text:style-name="T9">❏<text:tab/>Every packet of authorized users goes through the PacketFence server increasing the </text:span><text:soft-page-break/><text:span text:style-name="T9">servers' load considerably: Plan ahead for capacity</text:span></text:p>
      <text:p text:style-name="P65">❏<text:tab/>Every packet of authorized users goes through the PacketFence server: it is a single point of failure for Internet access</text:p>
      <text:p text:style-name="P65">❏<text:tab/>Does not handle routed networks</text:p>
      <text:p text:style-name="Text_20_body">This is why it is considered a poor man's way of doing access control. We have avoided it for a long time because of the above mentioned limitations. That said, being able to perform both inline and VLAN enforcement on the same server at the same time is a real advantage: it allows users to maintain maximum security while they deploy new and more capable network hardware providing a clean migration path to VLAN enforcement.</text:p>
      <text:list xml:id="list1650980159" text:continue-numbering="true" text:style-name="Outline">
        <text:list-item>
          <text:h text:style-name="Heading_20_1" text:outline-level="1"><text:bookmark text:name="__RefHeading__24091_1038895957"/>Appendix A: Administration Tools<text:bookmark-end text:name="__RefHeading__24091_1038895957"/></text:h>
          <text:list>
            <text:list-item>
              <text:h text:style-name="Heading_20_2" text:outline-level="2"><text:bookmark text:name="__RefHeading__4759_400627320"/>pfcmd<text:bookmark-end text:name="__RefHeading__4759_400627320"/></text:h>
            </text:list-item>
          </text:list>
        </text:list-item>
      </text:list>
      <text:p text:style-name="Text_20_body">pfcmd is the command line interface to most PacketFence functionalities.</text:p>
      <text:p text:style-name="P58">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text:soft-page-break/>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629542001" text:continue-numbering="true" text:style-name="Outline">
        <text:list-item>
          <text:list>
            <text:list-item>
              <text:h text:style-name="Heading_20_2" text:outline-level="2"><text:bookmark text:name="__RefHeading__4761_400627320"/>pfcmd_vlan<text:bookmark-end text:name="__RefHeading__4761_400627320"/></text:h>
            </text:list-item>
          </text:list>
        </text:list-item>
      </text:list>
      <text:p text:style-name="Text_20_body">pfcmd_vlan is the command line interface to most VLAN isolation related functionality.</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oft-page-break/><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302694613" text:continue-numbering="true" text:style-name="Outline">
        <text:list-item>
          <text:list>
            <text:list-item>
              <text:h text:style-name="Heading_20_2" text:outline-level="2"><text:bookmark text:name="__RefHeading__4763_400627320"/><text:soft-page-break/>Web Admin GUI<text:bookmark-end text:name="__RefHeading__4763_400627320"/></text:h>
            </text:list-item>
          </text:list>
        </text:list-item>
      </text:list>
      <text:p text:style-name="Text_20_body">The Web Admin GUI, accessible using https on port 1443, shows the same information available using pfcmd.</text:p>
      <text:p text:style-name="Text_20_body"><draw:frame draw:style-name="fr4" draw:name="graphics8" text:anchor-type="paragraph" svg:x="2.501cm" svg:y="0.212cm" svg:width="14.589cm" svg:height="6.888cm" draw:z-index="2"><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list xml:id="list241813523" text:continue-numbering="true" text:style-name="Outline">
        <text:list-item>
          <text:h text:style-name="Heading_20_1" text:outline-level="1"><text:bookmark text:name="__RefHeading__5636_45833099"/>Appendix B : Manual FreeRADIUS 2 configuration<text:bookmark-end text:name="__RefHeading__5636_45833099"/></text:h>
        </text:list-item>
      </text:list>
      <text:p text:style-name="Text_20_body">Since we provide a working RPM package that contains pre-built RADIUS configuration files, those files don't need to be modified by hand anymore. <text:s/>However, consider this section as a reference.</text:p>
      <text:p text:style-name="Text_20_body"/>
      <text:list xml:id="list1363033512" text:continue-numbering="true" text:style-name="Outline">
        <text:list-item>
          <text:list>
            <text:list-item>
              <text:list>
                <text:list-item>
                  <text:list>
                    <text:list-item>
                      <text:h text:style-name="P95" text:outline-level="4">/etc/raddb/sites-enabled/default</text:h>
                    </text:list-item>
                  </text:list>
                </text:list-item>
              </text:list>
            </text:list-item>
          </text:list>
        </text:list-item>
      </text:list>
      <text:p text:style-name="Text_20_body">Make sure the authorize{}, authenticate{} and post-auth{} sections look like this:</text:p>
      <text:p text:style-name="Code">authorize {<text:lin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1538386210" text:continue-numbering="true" text:style-name="Outline">
        <text:list-item>
          <text:list>
            <text:list-item>
              <text:list>
                <text:list-item>
                  <text:list>
                    <text:list-item>
                      <text:h text:style-name="P95" text:outline-level="4">/etc/raddb/sites-enabled/inner-tunnel</text:h>
                    </text:list-item>
                  </text:list>
                </text:list-item>
              </text:list>
            </text:list-item>
          </text:list>
        </text:list-item>
      </text:list>
      <text:p text:style-name="Text_20_body">Make sure the authorize{}, authenticate{} and post-auth{} sections look like this:</text:p>
      <text:p text:style-name="Code">authorize {<text:line-break/><text:soft-pag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196134165" text:continue-numbering="true" text:style-name="Outline">
        <text:list-item>
          <text:list>
            <text:list-item>
              <text:list>
                <text:list-item>
                  <text:list>
                    <text:list-item>
                      <text:h text:style-name="P98" text:outline-level="4">/etc/raddb/users</text:h>
                    </text:list-item>
                  </text:list>
                </text:list-item>
              </text:list>
            </text:list-item>
          </text:list>
        </text:list-item>
      </text:list>
      <text:p text:style-name="Text_20_body">Add the following lines where we define that non EAP-messages should, by default, lead to an authentication acceptation.</text:p>
      <text:p text:style-name="Code">DEFAULT EAP-Message !* "", Auth-Type := Accept</text:p>
      <text:p text:style-name="P49">Comment or delete all other statements.</text:p>
      <text:p text:style-name="P32"/>
      <text:p text:style-name="Heading_20_3">Optional: Wired or Wireless 802.1X configuration</text:p>
      <text:p text:style-name="Text_20_body">Generate cryptographic material for the EAP tunnel (802.1X) to work. Run as root:</text:p>
      <text:p text:style-name="Code">cd /etc/raddb/certs</text:p>
      <text:p text:style-name="Code">make</text:p>
      <text:list xml:id="list281725585" text:continue-numbering="true" text:style-name="Outline">
        <text:list-item>
          <text:list>
            <text:list-item>
              <text:list>
                <text:list-item>
                  <text:list>
                    <text:list-item>
                      <text:h text:style-name="P99" text:outline-level="4"/>
                    </text:list-item>
                    <text:list-item>
                      <text:h text:style-name="P99" text:outline-level="4">/etc/raddb/eap.conf</text:h>
                    </text:list-item>
                  </text:list>
                </text:list-item>
              </text:list>
            </text:list-item>
          </text:list>
        </text:list-item>
      </text:list>
      <text:p text:style-name="Text_20_body">Make sure this file looks like:</text:p>
      <text:p text:style-name="Code">eap {<text:line-break/><text:tab/>default_eap_type = peap<text:line-break/><text:soft-page-break/> <text:s text:c="4"/>timer_expire <text:s text:c="4"/>= 60<text:line-break/> <text:s text:c="4"/>ignore_unknown_eap_types = no<text:line-break/> <text:s text:c="4"/>cisco_accounting_username_bug = no<text:line-break/> <text:s text:c="4"/>max_sessions = 2048<text:line-break/><text:line-break/><text:tab/>md5 {<text:line-break/> <text:s text:c="4"/>}<text:line-break/> <text:s text:c="4"/>tls {<text:line-break/><text:tab/><text:tab/>certdir = ${confdir}/certs<text:line-break/> <text:s text:c="6"/><text:tab/>cadir = ${confdir}/certs<text:line-break/> <text:s text:c="4"/><text:tab/><text:tab/>private_key_file = /usr/local/pf/conf/ssl/server.key<text:line-break/> <text:s text:c="11"/>certificate_file = /usr/local/pf/conf/ssl/server.crt<text:line-break/> <text:s text:c="11"/>dh_file = ${certdir}/dh<text:line-break/> <text:s text:c="11"/>random_file = ${certdir}/random<text:line-break/> <text:s text:c="11"/>cipher_list = "DEFAULT"<text:line-break/> <text:s text:c="11"/>make_cert_command = "${certdir}/bootstrap"<text:line-break/> <text:s text:c="11"/>cache {<text:line-break/> <text:s text:c="11"/><text:tab/>enable = no<text:line-break/> <text:s text:c="18"/>lifetime = 24 # hours<text:line-break/> <text:s text:c="18"/>max_entries = 255<text:line-break/> <text:s text:c="11"/>}<text:line-break/><text:tab/>}<text:line-break/> <text:s text:c="4"/>ttls {<text:line-break/> <text:s text:c="4"/><text:tab/><text:tab/>default_eap_type = md5<text:line-break/> <text:s text:c="11"/>copy_request_to_tunnel = yes<text:line-break/> <text:s text:c="11"/>use_tunneled_reply = yes<text:line-break/> <text:s text:c="11"/>virtual_server = "inner-tunnel"<text:line-break/><text:tab/>}<text:line-break/> <text:s text:c="4"/>peap {<text:line-break/> <text:s text:c="4"/><text:tab/><text:tab/>default_eap_type = mschapv2<text:line-break/> <text:s text:c="11"/>copy_request_to_tunnel = yes<text:line-break/> <text:s text:c="11"/>use_tunneled_reply = yes<text:line-break/> <text:s text:c="11"/>virtual_server = "inner-tunnel"<text:line-break/><text:tab/>}<text:line-break/><text:tab/>mschapv2 {<text:line-break/> <text:s text:c="4"/>}<text:line-break/>}</text:p>
      <text:p text:style-name="P9"/>
      <text:list xml:id="list2150161682" text:continue-numbering="true" text:style-name="Outline">
        <text:list-item>
          <text:h text:style-name="Heading_20_1" text:outline-level="1"><text:bookmark text:name="__RefHeading__24256_1038895957"/>Appendix C: Legacy FreeRADIUS 1.x configuration<text:bookmark-end text:name="__RefHeading__24256_1038895957"/></text:h>
        </text:list-item>
      </text:list>
      <text:p text:style-name="Standard">Since PacketFence 1.9.0 we recommend the use of FreeRADIUS 2.x over 1.x.</text:p>
      <text:p text:style-name="Text_20_body">This documentation is provided here for historical reference.</text:p>
      <text:p text:style-name="P33">FreeRADIUS 1.x Configuration</text:p>
      <text:p text:style-name="Text_20_body">Make sure to install the following packages:</text:p>
      <text:p text:style-name="P43">❏<text:tab/>freeradius</text:p>
      <text:p text:style-name="P43"/>
      <text:list xml:id="list154790233"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192.168.0.3 {</text:p>
      <text:p text:style-name="Code"><text:s text:c="2"/>secret = secretKey</text:p>
      <text:p text:style-name="Code"><text:s text:c="2"/>shortname = AP1242</text:p>
      <text:p text:style-name="Code">}</text:p>
      <text:p text:style-name="Text_20_body"/>
      <text:list xml:id="list1198962089" text:continue-numbering="true" text:style-name="Outline">
        <text:list-item>
          <text:list>
            <text:list-item>
              <text:list>
                <text:list-item>
                  <text:list>
                    <text:list-item>
                      <text:h text:style-name="Heading_20_4" text:outline-level="4">/etc/raddb/radiusd.conf</text:h>
                    </text:list-item>
                  </text:list>
                </text:list-item>
              </text:list>
            </text:list-item>
          </text:list>
        </text:list-item>
      </text:list>
      <text:p text:style-name="Text_20_body">Add the following lines to the modules{} section:</text:p>
      <text:p text:style-name="Code">perl {</text:p>
      <text:p text:style-name="Code"><text:tab/>module = ${confdir}/rlm_perl_packetfence.pl</text:p>
      <text:p text:style-name="Code">}</text:p>
      <text:p text:style-name="Text_20_body"/>
      <text:p text:style-name="Text_20_body">Make sure the authorize{} section looks like this:</text:p>
      <text:p text:style-name="Code">authorize {</text:p>
      <text:p text:style-name="Code"><text:tab/>preprocess</text:p>
      <text:p text:style-name="Code"><text:tab/>eap</text:p>
      <text:p text:style-name="Code"><text:soft-page-break/><text:tab/>files</text:p>
      <text:p text:style-name="Code"><text:tab/>perl</text:p>
      <text:p text:style-name="Code">}</text:p>
      <text:p text:style-name="Text_20_body"/>
      <text:p text:style-name="Text_20_body">Make sure the post-auth{} section looks like this:</text:p>
      <text:p text:style-name="Code">post-auth {<text:line-break/><text:tab/>perl<text:line-break/>}</text:p>
      <text:p text:style-name="Text_20_body"/>
      <text:p text:style-name="Text_20_body">Make sure the mschap{} section looks like this:</text:p>
      <text:p text:style-name="Code">mschap {</text:p>
      <text:p text:style-name="Code"><text:tab/>authtype = MS-CHAP</text:p>
      <text:p text:style-name="Code"><text:s text:c="5"/>use_mppe = yes</text:p>
      <text:p text:style-name="Code"><text:s text:c="5"/>require_encryption = yes</text:p>
      <text:p text:style-name="Code"><text:s text:c="5"/>require_strong = yes</text:p>
      <text:p text:style-name="Code"><text:s text:c="5"/>with_ntdomain_hack = yes</text:p>
      <text:p text:style-name="Code"><text:s text:c="5"/>ntlm_auth = "/usr/bin/ntlm_auth --request-nt-key --username=%{mschap:User-Name:-None} --challenge=%{mschap:Challenge:-00} --nt-response=%{mschap:NT-Response:-00}"</text:p>
      <text:p text:style-name="Code">}</text:p>
      <text:p text:style-name="Standard"/>
      <text:list xml:id="list1358982597" text:continue-numbering="true" text:style-name="Outline">
        <text:list-item>
          <text:list>
            <text:list-item>
              <text:list>
                <text:list-item>
                  <text:list>
                    <text:list-item>
                      <text:h text:style-name="Heading_20_4" text:outline-level="4">/etc/raddb/eap.conf</text:h>
                    </text:list-item>
                  </text:list>
                </text:list-item>
              </text:list>
            </text:list-item>
          </text:list>
        </text:list-item>
      </text:list>
      <text:p text:style-name="Text_20_body">Make sure this file looks like:</text:p>
      <text:p text:style-name="Code">eap {</text:p>
      <text:p text:style-name="Code"><text:tab/>default_eap_type = peap</text:p>
      <text:p text:style-name="Code"><text:s text:c="5"/>timer_expire <text:s text:c="4"/>= 60</text:p>
      <text:p text:style-name="Code"><text:s text:c="5"/>ignore_unknown_eap_types = no</text:p>
      <text:p text:style-name="Code"><text:s text:c="5"/>cisco_accounting_username_bug = no</text:p>
      <text:p text:style-name="Code"><text:s/></text:p>
      <text:p text:style-name="Code"><text:tab/>md5 {</text:p>
      <text:p text:style-name="Code"><text:s text:c="5"/>}</text:p>
      <text:p text:style-name="Code"><text:s text:c="16"/></text:p>
      <text:p text:style-name="Code"><text:s text:c="5"/>leap {</text:p>
      <text:p text:style-name="Code"><text:s text:c="5"/>}</text:p>
      <text:p text:style-name="Code"><text:s text:c="16"/></text:p>
      <text:p text:style-name="Code"><text:s text:c="5"/>gtc { <text:s text:c="2"/></text:p>
      <text:p text:style-name="Code"><text:soft-page-break/><text:s text:c="5"/><text:tab/><text:tab/>auth_type = PAP</text:p>
      <text:p text:style-name="Code"><text:s text:c="5"/>}</text:p>
      <text:p text:style-name="Code"/>
      <text:p text:style-name="Code"><text:s text:c="5"/>tls {</text:p>
      <text:p text:style-name="Code"><text:s text:c="5"/><text:tab/><text:tab/>private_key_file = /usr/local/pf/conf/ssl/keyfile.key</text:p>
      <text:p text:style-name="Code"><text:s text:c="12"/>certificate_file = /usr/local/pf/conf/ssl/certfile.crt</text:p>
      <text:p text:style-name="Code"><text:s text:c="12"/>CA_file = /usr/local/pf/conf/ssl/CAfile.crt</text:p>
      <text:p text:style-name="Code"><text:s text:c="12"/>dh_file = /dev/null</text:p>
      <text:p text:style-name="Code"><text:s text:c="12"/>random_file = /dev/urandom</text:p>
      <text:p text:style-name="Code"><text:tab/>}</text:p>
      <text:p text:style-name="Code"/>
      <text:p text:style-name="Code"><text:s text:c="5"/>peap {</text:p>
      <text:p text:style-name="Code"><text:s text:c="5"/><text:tab/><text:tab/>default_eap_type = mschapv2</text:p>
      <text:p text:style-name="Code"><text:s text:c="5"/>}</text:p>
      <text:p text:style-name="Code"/>
      <text:p text:style-name="Code"><text:s text:c="5"/>mschapv2 {</text:p>
      <text:p text:style-name="Code"><text:s text:c="5"/>}</text:p>
      <text:p text:style-name="Code">}</text:p>
      <text:p text:style-name="Standard"/>
      <text:list xml:id="list2174134509"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1486651633"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text:soft-page-break/># VLAN configuration<text:line-break/>VLAN_GUEST <text:s text:c="7"/>=&gt; 5,<text:line-break/>VLAN_REGISTRATION =&gt; 2,<text:line-break/>VLAN_ISOLATION <text:s text:c="3"/>=&gt; 3,<text:line-break/>VLAN_NORMAL <text:s text:c="6"/>=&gt; 1</text:p>
      <text:p text:style-name="Text_20_body"/>
      <text:list xml:id="list423975561" text:continue-numbering="true" text:style-name="Outline">
        <text:list-item>
          <text:list>
            <text:list-item>
              <text:list>
                <text:list-item>
                  <text:list>
                    <text:list-item>
                      <text:h text:style-name="Heading_20_4"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648725556"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text:span text:style-name="Code_20__28_inline_29_"># radiusd -X</text:span></text:p>
      <text:p text:style-name="Text_20_body"/>
      <text:list xml:id="list598156448" text:continue-numbering="true" text:style-name="Outline">
        <text:list-item>
          <text:h text:style-name="Heading_20_1"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086682504"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3"/>
      <text:list xml:id="list1914123215"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2.401cm" fo:margin-right="0cm" fo:text-align="start" style:justify-single-word="false" fo:text-indent="0cm" style:auto-text-indent="false" style:page-number="auto" fo:background-color="transparent" style:shadow="none">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text:bullet-char="">
        <style:list-level-properties fo:text-align="end"/>
      </text:list-level-style-bullet>
      <text:list-level-style-bullet text:level="2" text:bullet-char="">
        <style:list-level-properties fo:text-align="end"/>
      </text:list-level-style-bullet>
      <text:list-level-style-bullet text:level="3"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2</text:chapter></text:p>
      </style:header>
      <style:footer>
        <text:p text:style-name="MP1">© 2008-2011 Inverse inc.<text:tab/><text:chapter text:display="name" text:outline-level="1">Introduction</text:chapter><text:tab/><text:page-number text:select-page="current">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6</meta:generator>
    <meta:creation-date>2008-07-16T16:03:33</meta:creation-date>
    <dc:date>2011-09-23T15:52:52</dc:date>
    <meta:editing-cycles>934</meta:editing-cycles>
    <meta:editing-duration>P16DT9H25M24S</meta:editing-duration>
    <meta:printed-by>Olivier Bilodeau</meta:printed-by>
    <meta:print-date>2010-07-14T16:24:11</meta:print-date>
    <meta:document-statistic meta:table-count="3" meta:image-count="10" meta:object-count="0" meta:page-count="87" meta:paragraph-count="1275" meta:word-count="13610" meta:character-count="96402"/>
    <meta:user-defined meta:name="Info 1"/>
    <meta:user-defined meta:name="Info 2"/>
    <meta:user-defined meta:name="Info 3"/>
    <meta:user-defined meta:name="Info 4"/>
  </office:meta>
</office:document-meta>
</file>